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5.509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36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13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3">
      <style:table-cell-properties style:rotation-align="none"/>
    </style:style>
    <style:style style:name="ce2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666666"/>
      <style:text-properties fo:color="#ffffff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1"/>
    <style:style style:name="ce13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36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552" calcext:value-type="float">
            <text:p>13.552</text:p>
          </table:table-cell>
          <table:table-cell office:value-type="float" office:value="15.826" calcext:value-type="float">
            <text:p>15.826</text:p>
          </table:table-cell>
          <table:table-cell office:value-type="float" office:value="14.869" calcext:value-type="float">
            <text:p>14.869</text:p>
          </table:table-cell>
          <table:table-cell office:value-type="float" office:value="14.734" calcext:value-type="float">
            <text:p>14.73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1.925" calcext:value-type="float">
            <text:p>11.925</text:p>
          </table:table-cell>
          <table:table-cell office:value-type="float" office:value="13.114" calcext:value-type="float">
            <text:p>13.114</text:p>
          </table:table-cell>
          <table:table-cell office:value-type="float" office:value="8.92" calcext:value-type="float">
            <text:p>8.920</text:p>
          </table:table-cell>
          <table:table-cell office:value-type="float" office:value="9.724" calcext:value-type="float">
            <text:p>9.724</text:p>
          </table:table-cell>
          <table:table-cell office:value-type="float" office:value="9.737" calcext:value-type="float">
            <text:p>9.737</text:p>
          </table:table-cell>
          <table:table-cell office:value-type="float" office:value="10.136" calcext:value-type="float">
            <text:p>10.136</text:p>
          </table:table-cell>
          <table:table-cell office:value-type="float" office:value="14.403" calcext:value-type="float">
            <text:p>14.403</text:p>
          </table:table-cell>
          <table:table-cell office:value-type="float" office:value="12.871" calcext:value-type="float">
            <text:p>12.871</text:p>
          </table:table-cell>
          <table:table-cell office:value-type="float" office:value="15.749" calcext:value-type="float">
            <text:p>15.749</text:p>
          </table:table-cell>
          <table:table-cell office:value-type="float" office:value="14.269" calcext:value-type="float">
            <text:p>14.269</text:p>
          </table:table-cell>
          <table:table-cell office:value-type="float" office:value="15.367" calcext:value-type="float">
            <text:p>15.367</text:p>
          </table:table-cell>
          <table:table-cell office:value-type="float" office:value="14.595" calcext:value-type="float">
            <text:p>14.59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21.34" calcext:value-type="float">
            <text:p>21.340</text:p>
          </table:table-cell>
          <table:table-cell office:value-type="float" office:value="26.848" calcext:value-type="float">
            <text:p>26.848</text:p>
          </table:table-cell>
          <table:table-cell office:value-type="float" office:value="28.074" calcext:value-type="float">
            <text:p>28.074</text:p>
          </table:table-cell>
          <table:table-cell office:value-type="float" office:value="29.941" calcext:value-type="float">
            <text:p>29.941</text:p>
          </table:table-cell>
          <table:table-cell office:value-type="float" office:value="28.977" calcext:value-type="float">
            <text:p>28.977</text:p>
          </table:table-cell>
          <table:table-cell office:value-type="float" office:value="31.58" calcext:value-type="float">
            <text:p>31.580</text:p>
          </table:table-cell>
          <table:table-cell office:value-type="float" office:value="29.991" calcext:value-type="float">
            <text:p>29.991</text:p>
          </table:table-cell>
          <table:table-cell office:value-type="float" office:value="26.82" calcext:value-type="float">
            <text:p>26.820</text:p>
          </table:table-cell>
          <table:table-cell office:value-type="float" office:value="29.446" calcext:value-type="float">
            <text:p>29.446</text:p>
          </table:table-cell>
          <table:table-cell office:value-type="float" office:value="27.666" calcext:value-type="float">
            <text:p>27.666</text:p>
          </table:table-cell>
          <table:table-cell office:value-type="float" office:value="22.013" calcext:value-type="float">
            <text:p>22.013</text:p>
          </table:table-cell>
          <table:table-cell office:value-type="float" office:value="28.025" calcext:value-type="float">
            <text:p>28.025</text:p>
          </table:table-cell>
          <table:table-cell office:value-type="float" office:value="25.648" calcext:value-type="float">
            <text:p>25.648</text:p>
          </table:table-cell>
          <table:table-cell office:value-type="float" office:value="31.782" calcext:value-type="float">
            <text:p>31.782</text:p>
          </table:table-cell>
          <table:table-cell office:value-type="float" office:value="27.768" calcext:value-type="float">
            <text:p>27.768</text:p>
          </table:table-cell>
          <table:table-cell office:value-type="float" office:value="33.073" calcext:value-type="float">
            <text:p>33.073</text:p>
          </table:table-cell>
          <table:table-cell office:value-type="float" office:value="30.389" calcext:value-type="float">
            <text:p>30.389</text:p>
          </table:table-cell>
          <table:table-cell office:value-type="float" office:value="27.657" calcext:value-type="float">
            <text:p>27.657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268" calcext:value-type="float">
            <text:p>11.268</text:p>
          </table:table-cell>
          <table:table-cell office:value-type="float" office:value="8.741" calcext:value-type="float">
            <text:p>8.741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876" calcext:value-type="float">
            <text:p>11.87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1.449" calcext:value-type="float">
            <text:p>11.449</text:p>
          </table:table-cell>
          <table:table-cell office:value-type="float" office:value="7.805" calcext:value-type="float">
            <text:p>7.805</text:p>
          </table:table-cell>
          <table:table-cell office:value-type="float" office:value="7.726" calcext:value-type="float">
            <text:p>7.726</text:p>
          </table:table-cell>
          <table:table-cell office:value-type="float" office:value="8.516" calcext:value-type="float">
            <text:p>8.516</text:p>
          </table:table-cell>
          <table:table-cell office:value-type="float" office:value="8.503" calcext:value-type="float">
            <text:p>8.503</text:p>
          </table:table-cell>
          <table:table-cell office:value-type="float" office:value="10.175" calcext:value-type="float">
            <text:p>10.175</text:p>
          </table:table-cell>
          <table:table-cell office:value-type="float" office:value="11.775" calcext:value-type="float">
            <text:p>11.775</text:p>
          </table:table-cell>
          <table:table-cell office:value-type="float" office:value="9.724" calcext:value-type="float">
            <text:p>9.724</text:p>
          </table:table-cell>
          <table:table-cell office:value-type="float" office:value="10.069" calcext:value-type="float">
            <text:p>10.069</text:p>
          </table:table-cell>
          <table:table-cell office:value-type="float" office:value="13.93" calcext:value-type="float">
            <text:p>13.930</text:p>
          </table:table-cell>
          <table:table-cell office:value-type="float" office:value="11.918" calcext:value-type="float">
            <text:p>11.918</text:p>
          </table:table-cell>
          <table:table-cell office:value-type="float" office:value="11.757" calcext:value-type="float">
            <text:p>11.757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64.862" calcext:value-type="float">
            <text:p>64.862</text:p>
          </table:table-cell>
          <table:table-cell office:value-type="float" office:value="49.885" calcext:value-type="float">
            <text:p>49.885</text:p>
          </table:table-cell>
          <table:table-cell office:value-type="float" office:value="53.13" calcext:value-type="float">
            <text:p>53.130</text:p>
          </table:table-cell>
          <table:table-cell office:value-type="float" office:value="57.796" calcext:value-type="float">
            <text:p>57.796</text:p>
          </table:table-cell>
          <table:table-cell office:value-type="float" office:value="47.026" calcext:value-type="float">
            <text:p>47.026</text:p>
          </table:table-cell>
          <table:table-cell office:value-type="float" office:value="74.919" calcext:value-type="float">
            <text:p>74.919</text:p>
          </table:table-cell>
          <table:table-cell office:value-type="float" office:value="34.733" calcext:value-type="float">
            <text:p>34.733</text:p>
          </table:table-cell>
          <table:table-cell office:value-type="float" office:value="15.022" calcext:value-type="float">
            <text:p>15.022</text:p>
          </table:table-cell>
          <table:table-cell office:value-type="float" office:value="20.879" calcext:value-type="float">
            <text:p>20.879</text:p>
          </table:table-cell>
          <table:table-cell office:value-type="float" office:value="36.409" calcext:value-type="float">
            <text:p>36.409</text:p>
          </table:table-cell>
          <table:table-cell office:value-type="float" office:value="22.277" calcext:value-type="float">
            <text:p>22.277</text:p>
          </table:table-cell>
          <table:table-cell office:value-type="float" office:value="20.529" calcext:value-type="float">
            <text:p>20.529</text:p>
          </table:table-cell>
          <table:table-cell office:value-type="float" office:value="37.061" calcext:value-type="float">
            <text:p>37.061</text:p>
          </table:table-cell>
          <table:table-cell office:value-type="float" office:value="23.387" calcext:value-type="float">
            <text:p>23.387</text:p>
          </table:table-cell>
          <table:table-cell office:value-type="float" office:value="38.399" calcext:value-type="float">
            <text:p>38.399</text:p>
          </table:table-cell>
          <table:table-cell office:value-type="float" office:value="39.652" calcext:value-type="float">
            <text:p>39.652</text:p>
          </table:table-cell>
          <table:table-cell office:value-type="float" office:value="40.204" calcext:value-type="float">
            <text:p>40.204</text:p>
          </table:table-cell>
          <table:table-cell office:value-type="float" office:value="21.625" calcext:value-type="float">
            <text:p>21.625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0.101" calcext:value-type="float">
            <text:p>250.101</text:p>
          </table:table-cell>
          <table:table-cell office:value-type="float" office:value="277.528" calcext:value-type="float">
            <text:p>277.528</text:p>
          </table:table-cell>
          <table:table-cell office:value-type="float" office:value="270.092" calcext:value-type="float">
            <text:p>270.092</text:p>
          </table:table-cell>
          <table:table-cell office:value-type="float" office:value="278.146" calcext:value-type="float">
            <text:p>278.146</text:p>
          </table:table-cell>
          <table:table-cell office:value-type="float" office:value="257.458" calcext:value-type="float">
            <text:p>257.458</text:p>
          </table:table-cell>
          <table:table-cell office:value-type="float" office:value="231.748" calcext:value-type="float">
            <text:p>231.748</text:p>
          </table:table-cell>
          <table:table-cell office:value-type="float" office:value="268.336" calcext:value-type="float">
            <text:p>268.336</text:p>
          </table:table-cell>
          <table:table-cell office:value-type="float" office:value="223.453" calcext:value-type="float">
            <text:p>223.453</text:p>
          </table:table-cell>
          <table:table-cell office:value-type="float" office:value="241.464" calcext:value-type="float">
            <text:p>241.464</text:p>
          </table:table-cell>
          <table:table-cell office:value-type="float" office:value="238.901" calcext:value-type="float">
            <text:p>238.901</text:p>
          </table:table-cell>
          <table:table-cell office:value-type="float" office:value="191.989" calcext:value-type="float">
            <text:p>191.989</text:p>
          </table:table-cell>
          <table:table-cell office:value-type="float" office:value="272.452" calcext:value-type="float">
            <text:p>272.452</text:p>
          </table:table-cell>
          <table:table-cell office:value-type="float" office:value="261.009" calcext:value-type="float">
            <text:p>261.009</text:p>
          </table:table-cell>
          <table:table-cell office:value-type="float" office:value="292.688" calcext:value-type="float">
            <text:p>292.688</text:p>
          </table:table-cell>
          <table:table-cell office:value-type="float" office:value="258.881" calcext:value-type="float">
            <text:p>258.881</text:p>
          </table:table-cell>
          <table:table-cell office:value-type="float" office:value="276.879" calcext:value-type="float">
            <text:p>276.879</text:p>
          </table:table-cell>
          <table:table-cell office:value-type="float" office:value="255.774" calcext:value-type="float">
            <text:p>255.774</text:p>
          </table:table-cell>
          <table:table-cell office:value-type="float" office:value="208.326" calcext:value-type="float">
            <text:p>208.326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79.243" calcext:value-type="float">
            <text:p>179.243</text:p>
          </table:table-cell>
          <table:table-cell office:value-type="float" office:value="194.134" calcext:value-type="float">
            <text:p>194.134</text:p>
          </table:table-cell>
          <table:table-cell office:value-type="float" office:value="186.948" calcext:value-type="float">
            <text:p>186.948</text:p>
          </table:table-cell>
          <table:table-cell office:value-type="float" office:value="194.907" calcext:value-type="float">
            <text:p>194.907</text:p>
          </table:table-cell>
          <table:table-cell office:value-type="float" office:value="179.505" calcext:value-type="float">
            <text:p>179.505</text:p>
          </table:table-cell>
          <table:table-cell office:value-type="float" office:value="173.278" calcext:value-type="float">
            <text:p>173.278</text:p>
          </table:table-cell>
          <table:table-cell office:value-type="float" office:value="160.261" calcext:value-type="float">
            <text:p>160.261</text:p>
          </table:table-cell>
          <table:table-cell office:value-type="float" office:value="113.987" calcext:value-type="float">
            <text:p>113.987</text:p>
          </table:table-cell>
          <table:table-cell office:value-type="float" office:value="114.289" calcext:value-type="float">
            <text:p>114.289</text:p>
          </table:table-cell>
          <table:table-cell office:value-type="float" office:value="117.313" calcext:value-type="float">
            <text:p>117.313</text:p>
          </table:table-cell>
          <table:table-cell office:value-type="float" office:value="110.502" calcext:value-type="float">
            <text:p>110.502</text:p>
          </table:table-cell>
          <table:table-cell office:value-type="float" office:value="147.996" calcext:value-type="float">
            <text:p>147.996</text:p>
          </table:table-cell>
          <table:table-cell office:value-type="float" office:value="152.386" calcext:value-type="float">
            <text:p>152.386</text:p>
          </table:table-cell>
          <table:table-cell office:value-type="float" office:value="177.259" calcext:value-type="float">
            <text:p>177.259</text:p>
          </table:table-cell>
          <table:table-cell office:value-type="float" office:value="155.913" calcext:value-type="float">
            <text:p>155.913</text:p>
          </table:table-cell>
          <table:table-cell office:value-type="float" office:value="172.41" calcext:value-type="float">
            <text:p>172.410</text:p>
          </table:table-cell>
          <table:table-cell office:value-type="float" office:value="179.419" calcext:value-type="float">
            <text:p>179.419</text:p>
          </table:table-cell>
          <table:table-cell office:value-type="float" office:value="157.165" calcext:value-type="float">
            <text:p>157.165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53.235" calcext:value-type="float">
            <text:p>53.235</text:p>
          </table:table-cell>
          <table:table-cell office:value-type="float" office:value="59.29" calcext:value-type="float">
            <text:p>59.290</text:p>
          </table:table-cell>
          <table:table-cell office:value-type="float" office:value="54.875" calcext:value-type="float">
            <text:p>54.875</text:p>
          </table:table-cell>
          <table:table-cell office:value-type="float" office:value="57.52" calcext:value-type="float">
            <text:p>57.520</text:p>
          </table:table-cell>
          <table:table-cell office:value-type="float" office:value="49.573" calcext:value-type="float">
            <text:p>49.573</text:p>
          </table:table-cell>
          <table:table-cell office:value-type="float" office:value="40.698" calcext:value-type="float">
            <text:p>40.698</text:p>
          </table:table-cell>
          <table:table-cell office:value-type="float" office:value="47.195" calcext:value-type="float">
            <text:p>47.195</text:p>
          </table:table-cell>
          <table:table-cell office:value-type="float" office:value="43.527" calcext:value-type="float">
            <text:p>43.527</text:p>
          </table:table-cell>
          <table:table-cell office:value-type="float" office:value="45.488" calcext:value-type="float">
            <text:p>45.488</text:p>
          </table:table-cell>
          <table:table-cell office:value-type="float" office:value="44.96" calcext:value-type="float">
            <text:p>44.960</text:p>
          </table:table-cell>
          <table:table-cell office:value-type="float" office:value="36.721" calcext:value-type="float">
            <text:p>36.721</text:p>
          </table:table-cell>
          <table:table-cell office:value-type="float" office:value="54.463" calcext:value-type="float">
            <text:p>54.463</text:p>
          </table:table-cell>
          <table:table-cell office:value-type="float" office:value="51.462" calcext:value-type="float">
            <text:p>51.4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3.94" calcext:value-type="float">
            <text:p>53.940</text:p>
          </table:table-cell>
          <table:table-cell office:value-type="float" office:value="51.514" calcext:value-type="float">
            <text:p>51.514</text:p>
          </table:table-cell>
          <table:table-cell office:value-type="float" office:value="42.635" calcext:value-type="float">
            <text:p>42.635</text:p>
          </table:table-cell>
          <table:table-cell office:value-type="float" office:value="40.371" calcext:value-type="float">
            <text:p>40.371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678" calcext:value-type="float">
            <text:p>86.678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89.777" calcext:value-type="float">
            <text:p>89.777</text:p>
          </table:table-cell>
          <table:table-cell office:value-type="float" office:value="94.81" calcext:value-type="float">
            <text:p>94.810</text:p>
          </table:table-cell>
          <table:table-cell office:value-type="float" office:value="93.446" calcext:value-type="float">
            <text:p>93.446</text:p>
          </table:table-cell>
          <table:table-cell office:value-type="float" office:value="87.54" calcext:value-type="float">
            <text:p>87.540</text:p>
          </table:table-cell>
          <table:table-cell office:value-type="float" office:value="96.706" calcext:value-type="float">
            <text:p>96.706</text:p>
          </table:table-cell>
          <table:table-cell office:value-type="float" office:value="74.086" calcext:value-type="float">
            <text:p>74.086</text:p>
          </table:table-cell>
          <table:table-cell office:value-type="float" office:value="92.676" calcext:value-type="float">
            <text:p>92.676</text:p>
          </table:table-cell>
          <table:table-cell office:value-type="float" office:value="82.865" calcext:value-type="float">
            <text:p>82.865</text:p>
          </table:table-cell>
          <table:table-cell office:value-type="float" office:value="71.18" calcext:value-type="float">
            <text:p>71.180</text:p>
          </table:table-cell>
          <table:table-cell office:value-type="float" office:value="108.826" calcext:value-type="float">
            <text:p>108.826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01.893" calcext:value-type="float">
            <text:p>101.893</text:p>
          </table:table-cell>
          <table:table-cell office:value-type="float" office:value="110.551" calcext:value-type="float">
            <text:p>110.551</text:p>
          </table:table-cell>
          <table:table-cell office:value-type="float" office:value="100.587" calcext:value-type="float">
            <text:p>100.587</text:p>
          </table:table-cell>
          <table:table-cell office:value-type="float" office:value="94.22" calcext:value-type="float">
            <text:p>94.220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205.551" calcext:value-type="float">
            <text:p>205.551</text:p>
          </table:table-cell>
          <table:table-cell office:value-type="float" office:value="230.558" calcext:value-type="float">
            <text:p>230.558</text:p>
          </table:table-cell>
          <table:table-cell office:value-type="float" office:value="209.621" calcext:value-type="float">
            <text:p>209.621</text:p>
          </table:table-cell>
          <table:table-cell office:value-type="float" office:value="210.984" calcext:value-type="float">
            <text:p>210.984</text:p>
          </table:table-cell>
          <table:table-cell office:value-type="float" office:value="189.889" calcext:value-type="float">
            <text:p>189.889</text:p>
          </table:table-cell>
          <table:table-cell office:value-type="float" office:value="143.721" calcext:value-type="float">
            <text:p>143.721</text:p>
          </table:table-cell>
          <table:table-cell office:value-type="float" office:value="176.275" calcext:value-type="float">
            <text:p>176.275</text:p>
          </table:table-cell>
          <table:table-cell office:value-type="float" office:value="152.632" calcext:value-type="float">
            <text:p>152.632</text:p>
          </table:table-cell>
          <table:table-cell office:value-type="float" office:value="177.876" calcext:value-type="float">
            <text:p>177.876</text:p>
          </table:table-cell>
          <table:table-cell office:value-type="float" office:value="181.384" calcext:value-type="float">
            <text:p>181.384</text:p>
          </table:table-cell>
          <table:table-cell office:value-type="float" office:value="160.12" calcext:value-type="float">
            <text:p>160.120</text:p>
          </table:table-cell>
          <table:table-cell office:value-type="float" office:value="236.951" calcext:value-type="float">
            <text:p>236.951</text:p>
          </table:table-cell>
          <table:table-cell office:value-type="float" office:value="206.557" calcext:value-type="float">
            <text:p>206.557</text:p>
          </table:table-cell>
          <table:table-cell office:value-type="float" office:value="224.27" calcext:value-type="float">
            <text:p>224.270</text:p>
          </table:table-cell>
          <table:table-cell office:value-type="float" office:value="213.871" calcext:value-type="float">
            <text:p>213.871</text:p>
          </table:table-cell>
          <table:table-cell office:value-type="float" office:value="211.066" calcext:value-type="float">
            <text:p>211.066</text:p>
          </table:table-cell>
          <table:table-cell office:value-type="float" office:value="182.899" calcext:value-type="float">
            <text:p>182.899</text:p>
          </table:table-cell>
          <table:table-cell office:value-type="float" office:value="159.002" calcext:value-type="float">
            <text:p>159.002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88.78" calcext:value-type="float">
            <text:p>88.780</text:p>
          </table:table-cell>
          <table:table-cell office:value-type="float" office:value="86.195" calcext:value-type="float">
            <text:p>86.195</text:p>
          </table:table-cell>
          <table:table-cell office:value-type="float" office:value="84.121" calcext:value-type="float">
            <text:p>84.121</text:p>
          </table:table-cell>
          <table:table-cell office:value-type="float" office:value="88.187" calcext:value-type="float">
            <text:p>88.187</text:p>
          </table:table-cell>
          <table:table-cell office:value-type="float" office:value="79.514" calcext:value-type="float">
            <text:p>79.514</text:p>
          </table:table-cell>
          <table:table-cell office:value-type="float" office:value="74.061" calcext:value-type="float">
            <text:p>74.061</text:p>
          </table:table-cell>
          <table:table-cell office:value-type="float" office:value="64.818" calcext:value-type="float">
            <text:p>64.818</text:p>
          </table:table-cell>
          <table:table-cell office:value-type="float" office:value="44.254" calcext:value-type="float">
            <text:p>44.254</text:p>
          </table:table-cell>
          <table:table-cell office:value-type="float" office:value="52.169" calcext:value-type="float">
            <text:p>52.169</text:p>
          </table:table-cell>
          <table:table-cell office:value-type="float" office:value="53.399" calcext:value-type="float">
            <text:p>53.399</text:p>
          </table:table-cell>
          <table:table-cell office:value-type="float" office:value="45.364" calcext:value-type="float">
            <text:p>45.364</text:p>
          </table:table-cell>
          <table:table-cell office:value-type="float" office:value="67.103" calcext:value-type="float">
            <text:p>67.103</text:p>
          </table:table-cell>
          <table:table-cell office:value-type="float" office:value="61.062" calcext:value-type="float">
            <text:p>61.062</text:p>
          </table:table-cell>
          <table:table-cell office:value-type="float" office:value="73.445" calcext:value-type="float">
            <text:p>73.445</text:p>
          </table:table-cell>
          <table:table-cell office:value-type="float" office:value="69.471" calcext:value-type="float">
            <text:p>69.471</text:p>
          </table:table-cell>
          <table:table-cell office:value-type="float" office:value="83.004" calcext:value-type="float">
            <text:p>83.004</text:p>
          </table:table-cell>
          <table:table-cell office:value-type="float" office:value="77.332" calcext:value-type="float">
            <text:p>77.332</text:p>
          </table:table-cell>
          <table:table-cell office:value-type="float" office:value="58.591" calcext:value-type="float">
            <text:p>58.591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20.055" calcext:value-type="float">
            <text:p>120.055</text:p>
          </table:table-cell>
          <table:table-cell office:value-type="float" office:value="125.769" calcext:value-type="float">
            <text:p>125.769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3.201" calcext:value-type="float">
            <text:p>123.2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90.828" calcext:value-type="float">
            <text:p>90.828</text:p>
          </table:table-cell>
          <table:table-cell office:value-type="float" office:value="96.36" calcext:value-type="float">
            <text:p>96.360</text:p>
          </table:table-cell>
          <table:table-cell office:value-type="float" office:value="86.444" calcext:value-type="float">
            <text:p>86.444</text:p>
          </table:table-cell>
          <table:table-cell office:value-type="float" office:value="94.285" calcext:value-type="float">
            <text:p>94.285</text:p>
          </table:table-cell>
          <table:table-cell office:value-type="float" office:value="98.986" calcext:value-type="float">
            <text:p>98.986</text:p>
          </table:table-cell>
          <table:table-cell office:value-type="float" office:value="88.072" calcext:value-type="float">
            <text:p>88.072</text:p>
          </table:table-cell>
          <table:table-cell office:value-type="float" office:value="141.01" calcext:value-type="float">
            <text:p>141.010</text:p>
          </table:table-cell>
          <table:table-cell office:value-type="float" office:value="122.652" calcext:value-type="float">
            <text:p>122.652</text:p>
          </table:table-cell>
          <table:table-cell office:value-type="float" office:value="142.145" calcext:value-type="float">
            <text:p>142.145</text:p>
          </table:table-cell>
          <table:table-cell office:value-type="float" office:value="121.124" calcext:value-type="float">
            <text:p>121.124</text:p>
          </table:table-cell>
          <table:table-cell office:value-type="float" office:value="130.503" calcext:value-type="float">
            <text:p>130.503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90.69" calcext:value-type="float">
            <text:p>90.690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80.517" calcext:value-type="float">
            <text:p>80.517</text:p>
          </table:table-cell>
          <table:table-cell office:value-type="float" office:value="81.348" calcext:value-type="float">
            <text:p>81.348</text:p>
          </table:table-cell>
          <table:table-cell office:value-type="float" office:value="76.509" calcext:value-type="float">
            <text:p>76.509</text:p>
          </table:table-cell>
          <table:table-cell office:value-type="float" office:value="71.851" calcext:value-type="float">
            <text:p>71.851</text:p>
          </table:table-cell>
          <table:table-cell office:value-type="float" office:value="71.187" calcext:value-type="float">
            <text:p>71.187</text:p>
          </table:table-cell>
          <table:table-cell office:value-type="float" office:value="58.02" calcext:value-type="float">
            <text:p>58.020</text:p>
          </table:table-cell>
          <table:table-cell office:value-type="float" office:value="63.194" calcext:value-type="float">
            <text:p>63.194</text:p>
          </table:table-cell>
          <table:table-cell office:value-type="float" office:value="60.58" calcext:value-type="float">
            <text:p>60.580</text:p>
          </table:table-cell>
          <table:table-cell office:value-type="float" office:value="69.448" calcext:value-type="float">
            <text:p>69.448</text:p>
          </table:table-cell>
          <table:table-cell office:value-type="float" office:value="74.472" calcext:value-type="float">
            <text:p>74.472</text:p>
          </table:table-cell>
          <table:table-cell office:value-type="float" office:value="63.776" calcext:value-type="float">
            <text:p>63.776</text:p>
          </table:table-cell>
          <table:table-cell office:value-type="float" office:value="81.732" calcext:value-type="float">
            <text:p>81.732</text:p>
          </table:table-cell>
          <table:table-cell office:value-type="float" office:value="83.858" calcext:value-type="float">
            <text:p>83.858</text:p>
          </table:table-cell>
          <table:table-cell office:value-type="float" office:value="87.863" calcext:value-type="float">
            <text:p>87.863</text:p>
          </table:table-cell>
          <table:table-cell office:value-type="float" office:value="69.723" calcext:value-type="float">
            <text:p>69.723</text:p>
          </table:table-cell>
          <table:table-cell office:value-type="float" office:value="72.765" calcext:value-type="float">
            <text:p>72.765</text:p>
          </table:table-cell>
          <table:table-cell office:value-type="float" office:value="77.937" calcext:value-type="float">
            <text:p>77.937</text:p>
          </table:table-cell>
          <table:table-cell office:value-type="float" office:value="64.332" calcext:value-type="float">
            <text:p>64.332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3.46" calcext:value-type="float">
            <text:p>413.460</text:p>
          </table:table-cell>
          <table:table-cell office:value-type="float" office:value="497.019" calcext:value-type="float">
            <text:p>497.019</text:p>
          </table:table-cell>
          <table:table-cell office:value-type="float" office:value="476.478" calcext:value-type="float">
            <text:p>476.478</text:p>
          </table:table-cell>
          <table:table-cell office:value-type="float" office:value="421.395" calcext:value-type="float">
            <text:p>421.395</text:p>
          </table:table-cell>
          <table:table-cell office:value-type="float" office:value="413.641" calcext:value-type="float">
            <text:p>413.641</text:p>
          </table:table-cell>
          <table:table-cell office:value-type="float" office:value="338.033" calcext:value-type="float">
            <text:p>338.033</text:p>
          </table:table-cell>
          <table:table-cell office:value-type="float" office:value="431.028" calcext:value-type="float">
            <text:p>431.028</text:p>
          </table:table-cell>
          <table:table-cell office:value-type="float" office:value="305.105" calcext:value-type="float">
            <text:p>305.105</text:p>
          </table:table-cell>
          <table:table-cell office:value-type="float" office:value="402.406" calcext:value-type="float">
            <text:p>402.406</text:p>
          </table:table-cell>
          <table:table-cell office:value-type="float" office:value="419.419" calcext:value-type="float">
            <text:p>419.419</text:p>
          </table:table-cell>
          <table:table-cell office:value-type="float" office:value="336.054" calcext:value-type="float">
            <text:p>336.054</text:p>
          </table:table-cell>
          <table:table-cell office:value-type="float" office:value="568.395" calcext:value-type="float">
            <text:p>568.395</text:p>
          </table:table-cell>
          <table:table-cell office:value-type="float" office:value="541.488" calcext:value-type="float">
            <text:p>541.488</text:p>
          </table:table-cell>
          <table:table-cell office:value-type="float" office:value="537.851" calcext:value-type="float">
            <text:p>537.851</text:p>
          </table:table-cell>
          <table:table-cell office:value-type="float" office:value="526.265" calcext:value-type="float">
            <text:p>526.265</text:p>
          </table:table-cell>
          <table:table-cell office:value-type="float" office:value="559.293" calcext:value-type="float">
            <text:p>559.293</text:p>
          </table:table-cell>
          <table:table-cell office:value-type="float" office:value="466.646" calcext:value-type="float">
            <text:p>466.646</text:p>
          </table:table-cell>
          <table:table-cell office:value-type="float" office:value="416.049" calcext:value-type="float">
            <text:p>416.049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6.117" calcext:value-type="float">
            <text:p>136.117</text:p>
          </table:table-cell>
          <table:table-cell office:value-type="float" office:value="136.475" calcext:value-type="float">
            <text:p>136.475</text:p>
          </table:table-cell>
          <table:table-cell office:value-type="float" office:value="125.3" calcext:value-type="float">
            <text:p>125.300</text:p>
          </table:table-cell>
          <table:table-cell office:value-type="float" office:value="132.627" calcext:value-type="float">
            <text:p>132.627</text:p>
          </table:table-cell>
          <table:table-cell office:value-type="float" office:value="135.172" calcext:value-type="float">
            <text:p>135.172</text:p>
          </table:table-cell>
          <table:table-cell office:value-type="float" office:value="131.376" calcext:value-type="float">
            <text:p>131.376</text:p>
          </table:table-cell>
          <table:table-cell office:value-type="float" office:value="111.175" calcext:value-type="float">
            <text:p>111.175</text:p>
          </table:table-cell>
          <table:table-cell office:value-type="float" office:value="80.97" calcext:value-type="float">
            <text:p>80.970</text:p>
          </table:table-cell>
          <table:table-cell office:value-type="float" office:value="92.173" calcext:value-type="float">
            <text:p>92.173</text:p>
          </table:table-cell>
          <table:table-cell office:value-type="float" office:value="86.782" calcext:value-type="float">
            <text:p>86.782</text:p>
          </table:table-cell>
          <table:table-cell office:value-type="float" office:value="85.15" calcext:value-type="float">
            <text:p>85.150</text:p>
          </table:table-cell>
          <table:table-cell office:value-type="float" office:value="135.094" calcext:value-type="float">
            <text:p>135.094</text:p>
          </table:table-cell>
          <table:table-cell office:value-type="float" office:value="132.351" calcext:value-type="float">
            <text:p>132.351</text:p>
          </table:table-cell>
          <table:table-cell office:value-type="float" office:value="133.744" calcext:value-type="float">
            <text:p>133.744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147.51" calcext:value-type="float">
            <text:p>147.510</text:p>
          </table:table-cell>
          <table:table-cell office:value-type="float" office:value="138.511" calcext:value-type="float">
            <text:p>138.511</text:p>
          </table:table-cell>
          <table:table-cell office:value-type="float" office:value="103.294" calcext:value-type="float">
            <text:p>103.294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1.721" calcext:value-type="float">
            <text:p>61.721</text:p>
          </table:table-cell>
          <table:table-cell office:value-type="float" office:value="69.24" calcext:value-type="float">
            <text:p>69.240</text:p>
          </table:table-cell>
          <table:table-cell office:value-type="float" office:value="70.048" calcext:value-type="float">
            <text:p>70.048</text:p>
          </table:table-cell>
          <table:table-cell office:value-type="float" office:value="67.172" calcext:value-type="float">
            <text:p>67.172</text:p>
          </table:table-cell>
          <table:table-cell office:value-type="float" office:value="64.22" calcext:value-type="float">
            <text:p>64.220</text:p>
          </table:table-cell>
          <table:table-cell office:value-type="float" office:value="63.021" calcext:value-type="float">
            <text:p>63.021</text:p>
          </table:table-cell>
          <table:table-cell office:value-type="float" office:value="62.639" calcext:value-type="float">
            <text:p>62.639</text:p>
          </table:table-cell>
          <table:table-cell office:value-type="float" office:value="53.839" calcext:value-type="float">
            <text:p>53.839</text:p>
          </table:table-cell>
          <table:table-cell office:value-type="float" office:value="56.652" calcext:value-type="float">
            <text:p>56.652</text:p>
          </table:table-cell>
          <table:table-cell office:value-type="float" office:value="53.408" calcext:value-type="float">
            <text:p>53.408</text:p>
          </table:table-cell>
          <table:table-cell office:value-type="float" office:value="50.543" calcext:value-type="float">
            <text:p>50.543</text:p>
          </table:table-cell>
          <table:table-cell office:value-type="float" office:value="64.699" calcext:value-type="float">
            <text:p>64.699</text:p>
          </table:table-cell>
          <table:table-cell office:value-type="float" office:value="60.219" calcext:value-type="float">
            <text:p>60.219</text:p>
          </table:table-cell>
          <table:table-cell office:value-type="float" office:value="64.217" calcext:value-type="float">
            <text:p>64.217</text:p>
          </table:table-cell>
          <table:table-cell office:value-type="float" office:value="57.591" calcext:value-type="float">
            <text:p>57.591</text:p>
          </table:table-cell>
          <table:table-cell office:value-type="float" office:value="64.307" calcext:value-type="float">
            <text:p>64.307</text:p>
          </table:table-cell>
          <table:table-cell office:value-type="float" office:value="61.971" calcext:value-type="float">
            <text:p>61.971</text:p>
          </table:table-cell>
          <table:table-cell office:value-type="float" office:value="57.48" calcext:value-type="float">
            <text:p>57.480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54.558" calcext:value-type="float">
            <text:p>354.558</text:p>
          </table:table-cell>
          <table:table-cell office:value-type="float" office:value="360.106" calcext:value-type="float">
            <text:p>360.106</text:p>
          </table:table-cell>
          <table:table-cell office:value-type="float" office:value="350.123" calcext:value-type="float">
            <text:p>350.123</text:p>
          </table:table-cell>
          <table:table-cell office:value-type="float" office:value="288.254" calcext:value-type="float">
            <text:p>288.254</text:p>
          </table:table-cell>
          <table:table-cell office:value-type="float" office:value="301.687" calcext:value-type="float">
            <text:p>301.687</text:p>
          </table:table-cell>
          <table:table-cell office:value-type="float" office:value="268.901" calcext:value-type="float">
            <text:p>268.901</text:p>
          </table:table-cell>
          <table:table-cell office:value-type="float" office:value="274.431" calcext:value-type="float">
            <text:p>274.431</text:p>
          </table:table-cell>
          <table:table-cell office:value-type="float" office:value="298.219" calcext:value-type="float">
            <text:p>298.219</text:p>
          </table:table-cell>
          <table:table-cell office:value-type="float" office:value="328.955" calcext:value-type="float">
            <text:p>328.955</text:p>
          </table:table-cell>
          <table:table-cell office:value-type="float" office:value="335.039" calcext:value-type="float">
            <text:p>335.039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366.929" calcext:value-type="float">
            <text:p>366.929</text:p>
          </table:table-cell>
          <table:table-cell office:value-type="float" office:value="353.426" calcext:value-type="float">
            <text:p>353.426</text:p>
          </table:table-cell>
          <table:table-cell office:value-type="float" office:value="344.937" calcext:value-type="float">
            <text:p>344.937</text:p>
          </table:table-cell>
          <table:table-cell office:value-type="float" office:value="302.082" calcext:value-type="float">
            <text:p>302.082</text:p>
          </table:table-cell>
          <table:table-cell office:value-type="float" office:value="294.467" calcext:value-type="float">
            <text:p>294.467</text:p>
          </table:table-cell>
          <table:table-cell office:value-type="float" office:value="336.029" calcext:value-type="float">
            <text:p>336.029</text:p>
          </table:table-cell>
          <table:table-cell office:value-type="float" office:value="278.117" calcext:value-type="float">
            <text:p>278.117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51.37" calcext:value-type="float">
            <text:p>151.370</text:p>
          </table:table-cell>
          <table:table-cell office:value-type="float" office:value="154.276" calcext:value-type="float">
            <text:p>154.276</text:p>
          </table:table-cell>
          <table:table-cell office:value-type="float" office:value="153.331" calcext:value-type="float">
            <text:p>153.331</text:p>
          </table:table-cell>
          <table:table-cell office:value-type="float" office:value="152.6" calcext:value-type="float">
            <text:p>152.600</text:p>
          </table:table-cell>
          <table:table-cell office:value-type="float" office:value="136.567" calcext:value-type="float">
            <text:p>136.567</text:p>
          </table:table-cell>
          <table:table-cell office:value-type="float" office:value="144.855" calcext:value-type="float">
            <text:p>144.855</text:p>
          </table:table-cell>
          <table:table-cell office:value-type="float" office:value="126.352" calcext:value-type="float">
            <text:p>126.352</text:p>
          </table:table-cell>
          <table:table-cell office:value-type="float" office:value="138.148" calcext:value-type="float">
            <text:p>138.148</text:p>
          </table:table-cell>
          <table:table-cell office:value-type="float" office:value="129.978" calcext:value-type="float">
            <text:p>129.978</text:p>
          </table:table-cell>
          <table:table-cell office:value-type="float" office:value="109.083" calcext:value-type="float">
            <text:p>109.083</text:p>
          </table:table-cell>
          <table:table-cell office:value-type="float" office:value="147.44" calcext:value-type="float">
            <text:p>147.440</text:p>
          </table:table-cell>
          <table:table-cell office:value-type="float" office:value="132.5" calcext:value-type="float">
            <text:p>132.500</text:p>
          </table:table-cell>
          <table:table-cell office:value-type="float" office:value="158.533" calcext:value-type="float">
            <text:p>158.533</text:p>
          </table:table-cell>
          <table:table-cell office:value-type="float" office:value="133.813" calcext:value-type="float">
            <text:p>133.813</text:p>
          </table:table-cell>
          <table:table-cell office:value-type="float" office:value="155.827" calcext:value-type="float">
            <text:p>155.827</text:p>
          </table:table-cell>
          <table:table-cell office:value-type="float" office:value="146.197" calcext:value-type="float">
            <text:p>146.197</text:p>
          </table:table-cell>
          <table:table-cell office:value-type="float" office:value="122.278" calcext:value-type="float">
            <text:p>122.278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75.913" calcext:value-type="float">
            <text:p>75.913</text:p>
          </table:table-cell>
          <table:table-cell office:value-type="float" office:value="74.774" calcext:value-type="float">
            <text:p>74.774</text:p>
          </table:table-cell>
          <table:table-cell office:value-type="float" office:value="72.484" calcext:value-type="float">
            <text:p>72.484</text:p>
          </table:table-cell>
          <table:table-cell office:value-type="float" office:value="71.534" calcext:value-type="float">
            <text:p>71.534</text:p>
          </table:table-cell>
          <table:table-cell office:value-type="float" office:value="70.32" calcext:value-type="float">
            <text:p>70.320</text:p>
          </table:table-cell>
          <table:table-cell office:value-type="float" office:value="67.364" calcext:value-type="float">
            <text:p>67.364</text:p>
          </table:table-cell>
          <table:table-cell office:value-type="float" office:value="59.688" calcext:value-type="float">
            <text:p>59.688</text:p>
          </table:table-cell>
          <table:table-cell office:value-type="float" office:value="40.259" calcext:value-type="float">
            <text:p>40.259</text:p>
          </table:table-cell>
          <table:table-cell office:value-type="float" office:value="41.239" calcext:value-type="float">
            <text:p>41.239</text:p>
          </table:table-cell>
          <table:table-cell office:value-type="float" office:value="45.035" calcext:value-type="float">
            <text:p>45.035</text:p>
          </table:table-cell>
          <table:table-cell office:value-type="float" office:value="42.477" calcext:value-type="float">
            <text:p>42.477</text:p>
          </table:table-cell>
          <table:table-cell office:value-type="float" office:value="57.619" calcext:value-type="float">
            <text:p>57.619</text:p>
          </table:table-cell>
          <table:table-cell office:value-type="float" office:value="53.109" calcext:value-type="float">
            <text:p>53.109</text:p>
          </table:table-cell>
          <table:table-cell office:value-type="float" office:value="63.141" calcext:value-type="float">
            <text:p>63.141</text:p>
          </table:table-cell>
          <table:table-cell office:value-type="float" office:value="55.58" calcext:value-type="float">
            <text:p>55.580</text:p>
          </table:table-cell>
          <table:table-cell office:value-type="float" office:value="60.001" calcext:value-type="float">
            <text:p>60.001</text:p>
          </table:table-cell>
          <table:table-cell office:value-type="float" office:value="62.767" calcext:value-type="float">
            <text:p>62.767</text:p>
          </table:table-cell>
          <table:table-cell office:value-type="float" office:value="45.308" calcext:value-type="float">
            <text:p>45.308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44.68" calcext:value-type="float">
            <text:p>244.680</text:p>
          </table:table-cell>
          <table:table-cell office:value-type="float" office:value="252.183" calcext:value-type="float">
            <text:p>252.183</text:p>
          </table:table-cell>
          <table:table-cell office:value-type="float" office:value="249.403" calcext:value-type="float">
            <text:p>249.403</text:p>
          </table:table-cell>
          <table:table-cell office:value-type="float" office:value="208.299" calcext:value-type="float">
            <text:p>208.299</text:p>
          </table:table-cell>
          <table:table-cell office:value-type="float" office:value="238.414" calcext:value-type="float">
            <text:p>238.414</text:p>
          </table:table-cell>
          <table:table-cell office:value-type="float" office:value="213.179" calcext:value-type="float">
            <text:p>213.179</text:p>
          </table:table-cell>
          <table:table-cell office:value-type="float" office:value="221.534" calcext:value-type="float">
            <text:p>221.534</text:p>
          </table:table-cell>
          <table:table-cell office:value-type="float" office:value="212.139" calcext:value-type="float">
            <text:p>212.139</text:p>
          </table:table-cell>
          <table:table-cell office:value-type="float" office:value="228.994" calcext:value-type="float">
            <text:p>228.994</text:p>
          </table:table-cell>
          <table:table-cell office:value-type="float" office:value="226.827" calcext:value-type="float">
            <text:p>226.827</text:p>
          </table:table-cell>
          <table:table-cell office:value-type="float" office:value="186.855" calcext:value-type="float">
            <text:p>186.855</text:p>
          </table:table-cell>
          <table:table-cell office:value-type="float" office:value="253.021" calcext:value-type="float">
            <text:p>253.021</text:p>
          </table:table-cell>
          <table:table-cell office:value-type="float" office:value="194.988" calcext:value-type="float">
            <text:p>194.988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201.372" calcext:value-type="float">
            <text:p>201.372</text:p>
          </table:table-cell>
          <table:table-cell office:value-type="float" office:value="251.369" calcext:value-type="float">
            <text:p>251.369</text:p>
          </table:table-cell>
          <table:table-cell office:value-type="float" office:value="242.782" calcext:value-type="float">
            <text:p>242.782</text:p>
          </table:table-cell>
          <table:table-cell office:value-type="float" office:value="201.288" calcext:value-type="float">
            <text:p>201.288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185.846" calcext:value-type="float">
            <text:p>185.846</text:p>
          </table:table-cell>
          <table:table-cell office:value-type="float" office:value="200.671" calcext:value-type="float">
            <text:p>200.671</text:p>
          </table:table-cell>
          <table:table-cell office:value-type="float" office:value="207.913" calcext:value-type="float">
            <text:p>207.913</text:p>
          </table:table-cell>
          <table:table-cell office:value-type="float" office:value="188.107" calcext:value-type="float">
            <text:p>188.107</text:p>
          </table:table-cell>
          <table:table-cell office:value-type="float" office:value="193.661" calcext:value-type="float">
            <text:p>193.661</text:p>
          </table:table-cell>
          <table:table-cell office:value-type="float" office:value="175.783" calcext:value-type="float">
            <text:p>175.783</text:p>
          </table:table-cell>
          <table:table-cell office:value-type="float" office:value="185.078" calcext:value-type="float">
            <text:p>185.078</text:p>
          </table:table-cell>
          <table:table-cell office:value-type="float" office:value="146.761" calcext:value-type="float">
            <text:p>146.761</text:p>
          </table:table-cell>
          <table:table-cell office:value-type="float" office:value="173.121" calcext:value-type="float">
            <text:p>173.121</text:p>
          </table:table-cell>
          <table:table-cell office:value-type="float" office:value="169.841" calcext:value-type="float">
            <text:p>169.841</text:p>
          </table:table-cell>
          <table:table-cell office:value-type="float" office:value="142.706" calcext:value-type="float">
            <text:p>142.706</text:p>
          </table:table-cell>
          <table:table-cell office:value-type="float" office:value="242.422" calcext:value-type="float">
            <text:p>242.422</text:p>
          </table:table-cell>
          <table:table-cell office:value-type="float" office:value="226.205" calcext:value-type="float">
            <text:p>226.205</text:p>
          </table:table-cell>
          <table:table-cell office:value-type="float" office:value="229.696" calcext:value-type="float">
            <text:p>229.696</text:p>
          </table:table-cell>
          <table:table-cell office:value-type="float" office:value="232.624" calcext:value-type="float">
            <text:p>232.624</text:p>
          </table:table-cell>
          <table:table-cell office:value-type="float" office:value="234.262" calcext:value-type="float">
            <text:p>234.262</text:p>
          </table:table-cell>
          <table:table-cell office:value-type="float" office:value="217.727" calcext:value-type="float">
            <text:p>217.727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8.75" calcext:value-type="float">
            <text:p>48.750</text:p>
          </table:table-cell>
          <table:table-cell office:value-type="float" office:value="59.738" calcext:value-type="float">
            <text:p>59.738</text:p>
          </table:table-cell>
          <table:table-cell office:value-type="float" office:value="60.303" calcext:value-type="float">
            <text:p>60.303</text:p>
          </table:table-cell>
          <table:table-cell office:value-type="float" office:value="51.009" calcext:value-type="float">
            <text:p>51.009</text:p>
          </table:table-cell>
          <table:table-cell office:value-type="float" office:value="48.874" calcext:value-type="float">
            <text:p>48.874</text:p>
          </table:table-cell>
          <table:table-cell office:value-type="float" office:value="48.506" calcext:value-type="float">
            <text:p>48.506</text:p>
          </table:table-cell>
          <table:table-cell office:value-type="float" office:value="42.721" calcext:value-type="float">
            <text:p>42.721</text:p>
          </table:table-cell>
          <table:table-cell office:value-type="float" office:value="32.801" calcext:value-type="float">
            <text:p>32.801</text:p>
          </table:table-cell>
          <table:table-cell office:value-type="float" office:value="37.638" calcext:value-type="float">
            <text:p>37.638</text:p>
          </table:table-cell>
          <table:table-cell office:value-type="float" office:value="37.358" calcext:value-type="float">
            <text:p>37.358</text:p>
          </table:table-cell>
          <table:table-cell office:value-type="float" office:value="31.339" calcext:value-type="float">
            <text:p>31.339</text:p>
          </table:table-cell>
          <table:table-cell office:value-type="float" office:value="45.311" calcext:value-type="float">
            <text:p>45.311</text:p>
          </table:table-cell>
          <table:table-cell office:value-type="float" office:value="42.085" calcext:value-type="float">
            <text:p>42.085</text:p>
          </table:table-cell>
          <table:table-cell office:value-type="float" office:value="48.52" calcext:value-type="float">
            <text:p>48.520</text:p>
          </table:table-cell>
          <table:table-cell office:value-type="float" office:value="41.365" calcext:value-type="float">
            <text:p>41.365</text:p>
          </table:table-cell>
          <table:table-cell office:value-type="float" office:value="43.813" calcext:value-type="float">
            <text:p>43.813</text:p>
          </table:table-cell>
          <table:table-cell office:value-type="float" office:value="43.816" calcext:value-type="float">
            <text:p>43.816</text:p>
          </table:table-cell>
          <table:table-cell office:value-type="float" office:value="38.245" calcext:value-type="float">
            <text:p>38.245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6.094" calcext:value-type="float">
            <text:p>36.094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193" calcext:value-type="float">
            <text:p>41.193</text:p>
          </table:table-cell>
          <table:table-cell office:value-type="float" office:value="37.053" calcext:value-type="float">
            <text:p>37.053</text:p>
          </table:table-cell>
          <table:table-cell office:value-type="float" office:value="33.527" calcext:value-type="float">
            <text:p>33.527</text:p>
          </table:table-cell>
          <table:table-cell office:value-type="float" office:value="25.616" calcext:value-type="float">
            <text:p>25.616</text:p>
          </table:table-cell>
          <table:table-cell office:value-type="float" office:value="25.221" calcext:value-type="float">
            <text:p>25.221</text:p>
          </table:table-cell>
          <table:table-cell office:value-type="float" office:value="23.321" calcext:value-type="float">
            <text:p>23.321</text:p>
          </table:table-cell>
          <table:table-cell office:value-type="float" office:value="23.927" calcext:value-type="float">
            <text:p>23.927</text:p>
          </table:table-cell>
          <table:table-cell office:value-type="float" office:value="24.561" calcext:value-type="float">
            <text:p>24.561</text:p>
          </table:table-cell>
          <table:table-cell office:value-type="float" office:value="20.135" calcext:value-type="float">
            <text:p>20.135</text:p>
          </table:table-cell>
          <table:table-cell office:value-type="float" office:value="34.837" calcext:value-type="float">
            <text:p>34.837</text:p>
          </table:table-cell>
          <table:table-cell office:value-type="float" office:value="34.338" calcext:value-type="float">
            <text:p>34.338</text:p>
          </table:table-cell>
          <table:table-cell office:value-type="float" office:value="39.293" calcext:value-type="float">
            <text:p>39.293</text:p>
          </table:table-cell>
          <table:table-cell office:value-type="float" office:value="41.61" calcext:value-type="float">
            <text:p>41.610</text:p>
          </table:table-cell>
          <table:table-cell office:value-type="float" office:value="43.544" calcext:value-type="float">
            <text:p>43.544</text:p>
          </table:table-cell>
          <table:table-cell office:value-type="float" office:value="35.658" calcext:value-type="float">
            <text:p>35.658</text:p>
          </table:table-cell>
          <table:table-cell office:value-type="float" office:value="29.693" calcext:value-type="float">
            <text:p>29.693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703" calcext:value-type="float">
            <text:p>7.703</text:p>
          </table:table-cell>
          <table:table-cell office:value-type="float" office:value="8.956" calcext:value-type="float">
            <text:p>8.956</text:p>
          </table:table-cell>
          <table:table-cell office:value-type="float" office:value="8.626" calcext:value-type="float">
            <text:p>8.626</text:p>
          </table:table-cell>
          <table:table-cell office:value-type="float" office:value="6.735" calcext:value-type="float">
            <text:p>6.735</text:p>
          </table:table-cell>
          <table:table-cell office:value-type="float" office:value="9.161" calcext:value-type="float">
            <text:p>9.161</text:p>
          </table:table-cell>
          <table:table-cell office:value-type="float" office:value="8.634" calcext:value-type="float">
            <text:p>8.634</text:p>
          </table:table-cell>
          <table:table-cell office:value-type="float" office:value="7.115" calcext:value-type="float">
            <text:p>7.115</text:p>
          </table:table-cell>
          <table:table-cell office:value-type="float" office:value="2.781" calcext:value-type="float">
            <text:p>2.781</text:p>
          </table:table-cell>
          <table:table-cell office:value-type="float" office:value="7.49" calcext:value-type="float">
            <text:p>7.490</text:p>
          </table:table-cell>
          <table:table-cell office:value-type="float" office:value="7.043" calcext:value-type="float">
            <text:p>7.043</text:p>
          </table:table-cell>
          <table:table-cell office:value-type="float" office:value="4.877" calcext:value-type="float">
            <text:p>4.877</text:p>
          </table:table-cell>
          <table:table-cell office:value-type="float" office:value="7.031" calcext:value-type="float">
            <text:p>7.031</text:p>
          </table:table-cell>
          <table:table-cell office:value-type="float" office:value="5.988" calcext:value-type="float">
            <text:p>5.988</text:p>
          </table:table-cell>
          <table:table-cell office:value-type="float" office:value="7.275" calcext:value-type="float">
            <text:p>7.275</text:p>
          </table:table-cell>
          <table:table-cell office:value-type="float" office:value="9.468" calcext:value-type="float">
            <text:p>9.468</text:p>
          </table:table-cell>
          <table:table-cell office:value-type="float" office:value="7.97" calcext:value-type="float">
            <text:p>7.970</text:p>
          </table:table-cell>
          <table:table-cell office:value-type="float" office:value="7.866" calcext:value-type="float">
            <text:p>7.866</text:p>
          </table:table-cell>
          <table:table-cell office:value-type="float" office:value="8.108" calcext:value-type="float">
            <text:p>8.108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65.999" calcext:value-type="float">
            <text:p>265.999</text:p>
          </table:table-cell>
          <table:table-cell office:value-type="float" office:value="277.169" calcext:value-type="float">
            <text:p>277.169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244.227" calcext:value-type="float">
            <text:p>244.227</text:p>
          </table:table-cell>
          <table:table-cell office:value-type="float" office:value="263.751" calcext:value-type="float">
            <text:p>263.751</text:p>
          </table:table-cell>
          <table:table-cell office:value-type="float" office:value="211.136" calcext:value-type="float">
            <text:p>211.136</text:p>
          </table:table-cell>
          <table:table-cell office:value-type="float" office:value="219.002" calcext:value-type="float">
            <text:p>219.002</text:p>
          </table:table-cell>
          <table:table-cell office:value-type="float" office:value="234.275" calcext:value-type="float">
            <text:p>234.275</text:p>
          </table:table-cell>
          <table:table-cell office:value-type="float" office:value="249.92" calcext:value-type="float">
            <text:p>249.920</text:p>
          </table:table-cell>
          <table:table-cell office:value-type="float" office:value="246.326" calcext:value-type="float">
            <text:p>246.326</text:p>
          </table:table-cell>
          <table:table-cell office:value-type="float" office:value="198.778" calcext:value-type="float">
            <text:p>198.778</text:p>
          </table:table-cell>
          <table:table-cell office:value-type="float" office:value="285.97" calcext:value-type="float">
            <text:p>285.970</text:p>
          </table:table-cell>
          <table:table-cell office:value-type="float" office:value="262.597" calcext:value-type="float">
            <text:p>262.597</text:p>
          </table:table-cell>
          <table:table-cell office:value-type="float" office:value="277.811" calcext:value-type="float">
            <text:p>277.811</text:p>
          </table:table-cell>
          <table:table-cell office:value-type="float" office:value="235.885" calcext:value-type="float">
            <text:p>235.885</text:p>
          </table:table-cell>
          <table:table-cell office:value-type="float" office:value="272.671" calcext:value-type="float">
            <text:p>272.671</text:p>
          </table:table-cell>
          <table:table-cell office:value-type="float" office:value="278.592" calcext:value-type="float">
            <text:p>278.592</text:p>
          </table:table-cell>
          <table:table-cell office:value-type="float" office:value="214.658" calcext:value-type="float">
            <text:p>214.658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910.653" calcext:value-type="float">
            <text:p>910.653</text:p>
          </table:table-cell>
          <table:table-cell office:value-type="float" office:value="937.696" calcext:value-type="float">
            <text:p>937.696</text:p>
          </table:table-cell>
          <table:table-cell office:value-type="float" office:value="871.611" calcext:value-type="float">
            <text:p>871.611</text:p>
          </table:table-cell>
          <table:table-cell office:value-type="float" office:value="795.853" calcext:value-type="float">
            <text:p>795.853</text:p>
          </table:table-cell>
          <table:table-cell office:value-type="float" office:value="804.767" calcext:value-type="float">
            <text:p>804.767</text:p>
          </table:table-cell>
          <table:table-cell office:value-type="float" office:value="712.733" calcext:value-type="float">
            <text:p>712.733</text:p>
          </table:table-cell>
          <table:table-cell office:value-type="float" office:value="763.665" calcext:value-type="float">
            <text:p>763.665</text:p>
          </table:table-cell>
          <table:table-cell office:value-type="float" office:value="727.397" calcext:value-type="float">
            <text:p>727.397</text:p>
          </table:table-cell>
          <table:table-cell office:value-type="float" office:value="855.245" calcext:value-type="float">
            <text:p>855.245</text:p>
          </table:table-cell>
          <table:table-cell office:value-type="float" office:value="855.042" calcext:value-type="float">
            <text:p>855.042</text:p>
          </table:table-cell>
          <table:table-cell office:value-type="float" office:value="648.867" calcext:value-type="float">
            <text:p>648.867</text:p>
          </table:table-cell>
          <table:table-cell office:value-type="float" office:value="1003.807" calcext:value-type="float">
            <text:p>1003.807</text:p>
          </table:table-cell>
          <table:table-cell office:value-type="float" office:value="855.104" calcext:value-type="float">
            <text:p>855.104</text:p>
          </table:table-cell>
          <table:table-cell office:value-type="float" office:value="913.329" calcext:value-type="float">
            <text:p>913.329</text:p>
          </table:table-cell>
          <table:table-cell office:value-type="float" office:value="849.262" calcext:value-type="float">
            <text:p>849.262</text:p>
          </table:table-cell>
          <table:table-cell office:value-type="float" office:value="897.883" calcext:value-type="float">
            <text:p>897.883</text:p>
          </table:table-cell>
          <table:table-cell office:value-type="float" office:value="860.059" calcext:value-type="float">
            <text:p>860.059</text:p>
          </table:table-cell>
          <table:table-cell office:value-type="float" office:value="771.417" calcext:value-type="float">
            <text:p>771.417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174" calcext:value-type="float">
            <text:p>36.174</text:p>
          </table:table-cell>
          <table:table-cell office:value-type="float" office:value="38.394" calcext:value-type="float">
            <text:p>38.394</text:p>
          </table:table-cell>
          <table:table-cell office:value-type="float" office:value="35.688" calcext:value-type="float">
            <text:p>35.688</text:p>
          </table:table-cell>
          <table:table-cell office:value-type="float" office:value="42.076" calcext:value-type="float">
            <text:p>42.076</text:p>
          </table:table-cell>
          <table:table-cell office:value-type="float" office:value="39.875" calcext:value-type="float">
            <text:p>39.875</text:p>
          </table:table-cell>
          <table:table-cell office:value-type="float" office:value="38.984" calcext:value-type="float">
            <text:p>38.984</text:p>
          </table:table-cell>
          <table:table-cell office:value-type="float" office:value="41.652" calcext:value-type="float">
            <text:p>41.652</text:p>
          </table:table-cell>
          <table:table-cell office:value-type="float" office:value="33.904" calcext:value-type="float">
            <text:p>33.904</text:p>
          </table:table-cell>
          <table:table-cell office:value-type="float" office:value="29.447" calcext:value-type="float">
            <text:p>29.447</text:p>
          </table:table-cell>
          <table:table-cell office:value-type="float" office:value="29.197" calcext:value-type="float">
            <text:p>29.197</text:p>
          </table:table-cell>
          <table:table-cell office:value-type="float" office:value="26.297" calcext:value-type="float">
            <text:p>26.297</text:p>
          </table:table-cell>
          <table:table-cell office:value-type="float" office:value="29.209" calcext:value-type="float">
            <text:p>29.209</text:p>
          </table:table-cell>
          <table:table-cell office:value-type="float" office:value="28.158" calcext:value-type="float">
            <text:p>28.158</text:p>
          </table:table-cell>
          <table:table-cell office:value-type="float" office:value="31.132" calcext:value-type="float">
            <text:p>31.132</text:p>
          </table:table-cell>
          <table:table-cell office:value-type="float" office:value="30.195" calcext:value-type="float">
            <text:p>30.195</text:p>
          </table:table-cell>
          <table:table-cell office:value-type="float" office:value="31.537" calcext:value-type="float">
            <text:p>31.537</text:p>
          </table:table-cell>
          <table:table-cell office:value-type="float" office:value="30.748" calcext:value-type="float">
            <text:p>30.748</text:p>
          </table:table-cell>
          <table:table-cell office:value-type="float" office:value="30.734" calcext:value-type="float">
            <text:p>30.734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45.71" calcext:value-type="float">
            <text:p>45.710</text:p>
          </table:table-cell>
          <table:table-cell office:value-type="float" office:value="45.564" calcext:value-type="float">
            <text:p>45.564</text:p>
          </table:table-cell>
          <table:table-cell office:value-type="float" office:value="43.754" calcext:value-type="float">
            <text:p>43.754</text:p>
          </table:table-cell>
          <table:table-cell office:value-type="float" office:value="48.554" calcext:value-type="float">
            <text:p>48.554</text:p>
          </table:table-cell>
          <table:table-cell office:value-type="float" office:value="40.896" calcext:value-type="float">
            <text:p>40.896</text:p>
          </table:table-cell>
          <table:table-cell office:value-type="float" office:value="35.255" calcext:value-type="float">
            <text:p>35.255</text:p>
          </table:table-cell>
          <table:table-cell office:value-type="float" office:value="34.018" calcext:value-type="float">
            <text:p>34.018</text:p>
          </table:table-cell>
          <table:table-cell office:value-type="float" office:value="22.422" calcext:value-type="float">
            <text:p>22.422</text:p>
          </table:table-cell>
          <table:table-cell office:value-type="float" office:value="29.555" calcext:value-type="float">
            <text:p>29.555</text:p>
          </table:table-cell>
          <table:table-cell office:value-type="float" office:value="28.919" calcext:value-type="float">
            <text:p>28.919</text:p>
          </table:table-cell>
          <table:table-cell office:value-type="float" office:value="25.589" calcext:value-type="float">
            <text:p>25.589</text:p>
          </table:table-cell>
          <table:table-cell office:value-type="float" office:value="40.237" calcext:value-type="float">
            <text:p>40.237</text:p>
          </table:table-cell>
          <table:table-cell office:value-type="float" office:value="37.012" calcext:value-type="float">
            <text:p>37.012</text:p>
          </table:table-cell>
          <table:table-cell office:value-type="float" office:value="38.793" calcext:value-type="float">
            <text:p>38.793</text:p>
          </table:table-cell>
          <table:table-cell office:value-type="float" office:value="38.281" calcext:value-type="float">
            <text:p>38.281</text:p>
          </table:table-cell>
          <table:table-cell office:value-type="float" office:value="39.711" calcext:value-type="float">
            <text:p>39.711</text:p>
          </table:table-cell>
          <table:table-cell office:value-type="float" office:value="33.695" calcext:value-type="float">
            <text:p>33.695</text:p>
          </table:table-cell>
          <table:table-cell office:value-type="float" office:value="28.206" calcext:value-type="float">
            <text:p>28.206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36"/>
        </table:table-row>
        <table:table-row table:style-name="ro2" table:number-rows-repeated="2">
          <table:table-cell table:style-name="Default"/>
          <table:table-cell table:number-columns-repeated="30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30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30" table:default-cell-style-name="ce5"/>
        <table:table-column table:style-name="co2" table:number-columns-repeated="9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3.111654" calcext:value-type="float">
            <text:p>13,111654</text:p>
          </table:table-cell>
          <table:table-cell office:value-type="float" office:value="13.376495" calcext:value-type="float">
            <text:p>13,376495</text:p>
          </table:table-cell>
          <table:table-cell office:value-type="float" office:value="13.552181" calcext:value-type="float">
            <text:p>13,552181</text:p>
          </table:table-cell>
          <table:table-cell office:value-type="float" office:value="13.683408" calcext:value-type="float">
            <text:p>13,683408</text:p>
          </table:table-cell>
          <table:table-cell office:value-type="float" office:value="13.786099" calcext:value-type="float">
            <text:p>13,786099</text:p>
          </table:table-cell>
          <table:table-cell office:value-type="float" office:value="13.86465" calcext:value-type="float">
            <text:p>13,86465</text:p>
          </table:table-cell>
          <table:table-cell office:value-type="float" office:value="13.930293" calcext:value-type="float">
            <text:p>13,930293</text:p>
          </table:table-cell>
          <table:table-cell office:value-type="float" office:value="13.999284" calcext:value-type="float">
            <text:p>13,999284</text:p>
          </table:table-cell>
          <table:table-cell office:value-type="float" office:value="14.057366" calcext:value-type="float">
            <text:p>14,057366</text:p>
          </table:table-cell>
          <table:table-cell office:value-type="float" office:value="14.103793" calcext:value-type="float">
            <text:p>14,103793</text:p>
          </table:table-cell>
          <table:table-cell office:value-type="float" office:value="14.140113" calcext:value-type="float">
            <text:p>14,140113</text:p>
          </table:table-cell>
          <table:table-cell office:value-type="float" office:value="14.170142" calcext:value-type="float">
            <text:p>14,170142</text:p>
          </table:table-cell>
          <table:table-cell office:value-type="float" office:value="14.179938" calcext:value-type="float">
            <text:p>14,179938</text:p>
          </table:table-cell>
          <table:table-cell office:value-type="float" office:value="14.190774" calcext:value-type="float">
            <text:p>14,190774</text:p>
          </table:table-cell>
          <table:table-cell office:value-type="float" office:value="14.202132" calcext:value-type="float">
            <text:p>14,202132</text:p>
          </table:table-cell>
          <table:table-cell office:value-type="float" office:value="14.204024" calcext:value-type="float">
            <text:p>14,204024</text:p>
          </table:table-cell>
          <table:table-cell office:value-type="float" office:value="14.197925" calcext:value-type="float">
            <text:p>14,197925</text:p>
          </table:table-cell>
          <table:table-cell office:value-type="float" office:value="14.181094" calcext:value-type="float">
            <text:p>14,181094</text:p>
          </table:table-cell>
          <table:table-cell office:value-type="float" office:value="14.170344" calcext:value-type="float">
            <text:p>14,170344</text:p>
          </table:table-cell>
          <table:table-cell office:value-type="float" office:value="14.167099" calcext:value-type="float">
            <text:p>14,167099</text:p>
          </table:table-cell>
          <table:table-cell office:value-type="float" office:value="14.160104" calcext:value-type="float">
            <text:p>14,160104</text:p>
          </table:table-cell>
          <table:table-cell office:value-type="float" office:value="14.148773" calcext:value-type="float">
            <text:p>14,148773</text:p>
          </table:table-cell>
          <table:table-cell office:value-type="float" office:value="14.134328" calcext:value-type="float">
            <text:p>14,134328</text:p>
          </table:table-cell>
          <table:table-cell office:value-type="float" office:value="14.116238" calcext:value-type="float">
            <text:p>14,116238</text:p>
          </table:table-cell>
          <table:table-cell office:value-type="float" office:value="14.093758" calcext:value-type="float">
            <text:p>14,093758</text:p>
          </table:table-cell>
          <table:table-cell office:value-type="float" office:value="14.066388" calcext:value-type="float">
            <text:p>14,066388</text:p>
          </table:table-cell>
          <table:table-cell office:value-type="float" office:value="14.028035" calcext:value-type="float">
            <text:p>14,028035</text:p>
          </table:table-cell>
          <table:table-cell office:value-type="float" office:value="13.980451" calcext:value-type="float">
            <text:p>13,980451</text:p>
          </table:table-cell>
          <table:table-cell office:value-type="float" office:value="13.926393" calcext:value-type="float">
            <text:p>13,926393</text:p>
          </table:table-cell>
          <table:table-cell office:value-type="float" office:value="13.860795" calcext:value-type="float">
            <text:p>13,860795</text:p>
          </table:table-cell>
          <table:table-cell table:style-name="ce9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map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Amazona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Bahi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Cear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Distrito Federa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Espirito Sant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Goiais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ranhã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3.622391" calcext:value-type="float">
            <text:p>103,622391</text:p>
          </table:table-cell>
          <table:table-cell office:value-type="float" office:value="103.908348" calcext:value-type="float">
            <text:p>103,908348</text:p>
          </table:table-cell>
          <table:table-cell office:value-type="float" office:value="104.217545" calcext:value-type="float">
            <text:p>104,217545</text:p>
          </table:table-cell>
          <table:table-cell office:value-type="float" office:value="104.647011" calcext:value-type="float">
            <text:p>104,647011</text:p>
          </table:table-cell>
          <table:table-cell office:value-type="float" office:value="104.901749" calcext:value-type="float">
            <text:p>104,901749</text:p>
          </table:table-cell>
          <table:table-cell office:value-type="float" office:value="105.058563" calcext:value-type="float">
            <text:p>105,058563</text:p>
          </table:table-cell>
          <table:table-cell office:value-type="float" office:value="105.213234" calcext:value-type="float">
            <text:p>105,213234</text:p>
          </table:table-cell>
          <table:table-cell office:value-type="float" office:value="105.430069" calcext:value-type="float">
            <text:p>105,430069</text:p>
          </table:table-cell>
          <table:table-cell office:value-type="float" office:value="105.604256" calcext:value-type="float">
            <text:p>105,604256</text:p>
          </table:table-cell>
          <table:table-cell office:value-type="float" office:value="105.960251" calcext:value-type="float">
            <text:p>105,960251</text:p>
          </table:table-cell>
          <table:table-cell office:value-type="float" office:value="106.356224" calcext:value-type="float">
            <text:p>106,356224</text:p>
          </table:table-cell>
          <table:table-cell office:value-type="float" office:value="106.857727" calcext:value-type="float">
            <text:p>106,857727</text:p>
          </table:table-cell>
          <table:table-cell office:value-type="float" office:value="106.647324" calcext:value-type="float">
            <text:p>106,647324</text:p>
          </table:table-cell>
          <table:table-cell office:value-type="float" office:value="106.940765" calcext:value-type="float">
            <text:p>106,940765</text:p>
          </table:table-cell>
          <table:table-cell office:value-type="float" office:value="107.035034" calcext:value-type="float">
            <text:p>107,035034</text:p>
          </table:table-cell>
          <table:table-cell office:value-type="float" office:value="106.483261" calcext:value-type="float">
            <text:p>106,483261</text:p>
          </table:table-cell>
          <table:table-cell office:value-type="float" office:value="106.292366" calcext:value-type="float">
            <text:p>106,292366</text:p>
          </table:table-cell>
          <table:table-cell office:value-type="float" office:value="106.079178" calcext:value-type="float">
            <text:p>106,079178</text:p>
          </table:table-cell>
          <table:table-cell office:value-type="float" office:value="105.792938" calcext:value-type="float">
            <text:p>105,792938</text:p>
          </table:table-cell>
          <table:table-cell office:value-type="float" office:value="106.261841" calcext:value-type="float">
            <text:p>106,261841</text:p>
          </table:table-cell>
          <table:table-cell office:value-type="float" office:value="105.813019" calcext:value-type="float">
            <text:p>105,813019</text:p>
          </table:table-cell>
          <table:table-cell office:value-type="float" office:value="105.489128" calcext:value-type="float">
            <text:p>105,489128</text:p>
          </table:table-cell>
          <table:table-cell office:value-type="float" office:value="106.348946" calcext:value-type="float">
            <text:p>106,348946</text:p>
          </table:table-cell>
          <table:table-cell office:value-type="float" office:value="106.986603" calcext:value-type="float">
            <text:p>106,986603</text:p>
          </table:table-cell>
          <table:table-cell office:value-type="float" office:value="107.968346" calcext:value-type="float">
            <text:p>107,968346</text:p>
          </table:table-cell>
          <table:table-cell office:value-type="float" office:value="107.392258" calcext:value-type="float">
            <text:p>107,392258</text:p>
          </table:table-cell>
          <table:table-cell office:value-type="float" office:value="107.327225" calcext:value-type="float">
            <text:p>107,327225</text:p>
          </table:table-cell>
          <table:table-cell office:value-type="float" office:value="106.408012" calcext:value-type="float">
            <text:p>106,408012</text:p>
          </table:table-cell>
          <table:table-cell office:value-type="float" office:value="106.081535" calcext:value-type="float">
            <text:p>106,081535</text:p>
          </table:table-cell>
          <table:table-cell office:value-type="float" office:value="102.662476" calcext:value-type="float">
            <text:p>102,66247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o Grosso do Su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14.416809" calcext:value-type="float">
            <text:p>414,416809</text:p>
          </table:table-cell>
          <table:table-cell office:value-type="float" office:value="414.3815" calcext:value-type="float">
            <text:p>414,3815</text:p>
          </table:table-cell>
          <table:table-cell office:value-type="float" office:value="416.613068" calcext:value-type="float">
            <text:p>416,613068</text:p>
          </table:table-cell>
          <table:table-cell office:value-type="float" office:value="414.806793" calcext:value-type="float">
            <text:p>414,806793</text:p>
          </table:table-cell>
          <table:table-cell office:value-type="float" office:value="419.385162" calcext:value-type="float">
            <text:p>419,385162</text:p>
          </table:table-cell>
          <table:table-cell office:value-type="float" office:value="421.038208" calcext:value-type="float">
            <text:p>421,038208</text:p>
          </table:table-cell>
          <table:table-cell office:value-type="float" office:value="417.010681" calcext:value-type="float">
            <text:p>417,010681</text:p>
          </table:table-cell>
          <table:table-cell office:value-type="float" office:value="414.608154" calcext:value-type="float">
            <text:p>414,608154</text:p>
          </table:table-cell>
          <table:table-cell office:value-type="float" office:value="414.785126" calcext:value-type="float">
            <text:p>414,785126</text:p>
          </table:table-cell>
          <table:table-cell office:value-type="float" office:value="414.464264" calcext:value-type="float">
            <text:p>414,464264</text:p>
          </table:table-cell>
          <table:table-cell office:value-type="float" office:value="418.551483" calcext:value-type="float">
            <text:p>418,551483</text:p>
          </table:table-cell>
          <table:table-cell office:value-type="float" office:value="415.768097" calcext:value-type="float">
            <text:p>415,768097</text:p>
          </table:table-cell>
          <table:table-cell office:value-type="float" office:value="416.315796" calcext:value-type="float">
            <text:p>416,315796</text:p>
          </table:table-cell>
          <table:table-cell office:value-type="float" office:value="425.792358" calcext:value-type="float">
            <text:p>425,792358</text:p>
          </table:table-cell>
          <table:table-cell office:value-type="float" office:value="410.967194" calcext:value-type="float">
            <text:p>410,967194</text:p>
          </table:table-cell>
          <table:table-cell office:value-type="float" office:value="445.954468" calcext:value-type="float">
            <text:p>445,954468</text:p>
          </table:table-cell>
          <table:table-cell office:value-type="float" office:value="449.973511" calcext:value-type="float">
            <text:p>449,973511</text:p>
          </table:table-cell>
          <table:table-cell office:value-type="float" office:value="445.117889" calcext:value-type="float">
            <text:p>445,117889</text:p>
          </table:table-cell>
          <table:table-cell office:value-type="float" office:value="469.524506" calcext:value-type="float">
            <text:p>469,524506</text:p>
          </table:table-cell>
          <table:table-cell office:value-type="float" office:value="415.233887" calcext:value-type="float">
            <text:p>415,233887</text:p>
          </table:table-cell>
          <table:table-cell office:value-type="float" office:value="413.24176" calcext:value-type="float">
            <text:p>413,24176</text:p>
          </table:table-cell>
          <table:table-cell office:value-type="float" office:value="410.290619" calcext:value-type="float">
            <text:p>410,290619</text:p>
          </table:table-cell>
          <table:table-cell office:value-type="float" office:value="406.620392" calcext:value-type="float">
            <text:p>406,620392</text:p>
          </table:table-cell>
          <table:table-cell office:value-type="float" office:value="403.396606" calcext:value-type="float">
            <text:p>403,396606</text:p>
          </table:table-cell>
          <table:table-cell office:value-type="float" office:value="407.0047" calcext:value-type="float">
            <text:p>407,0047</text:p>
          </table:table-cell>
          <table:table-cell office:value-type="float" office:value="400.746277" calcext:value-type="float">
            <text:p>400,746277</text:p>
          </table:table-cell>
          <table:table-cell office:value-type="float" office:value="409.48465" calcext:value-type="float">
            <text:p>409,48465</text:p>
          </table:table-cell>
          <table:table-cell office:value-type="float" office:value="402.694611" calcext:value-type="float">
            <text:p>402,694611</text:p>
          </table:table-cell>
          <table:table-cell office:value-type="float" office:value="408.850952" calcext:value-type="float">
            <text:p>408,850952</text:p>
          </table:table-cell>
          <table:table-cell office:value-type="float" office:value="413.129608" calcext:value-type="float">
            <text:p>413,12960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r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aíb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araná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ernambuc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Piauí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Grande do Sul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de Janeiro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io Grande do Nort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ondôni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Roraim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anta Catarina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26.266602" calcext:value-type="float">
            <text:p>826,266602</text:p>
          </table:table-cell>
          <table:table-cell office:value-type="float" office:value="828.22821" calcext:value-type="float">
            <text:p>828,22821</text:p>
          </table:table-cell>
          <table:table-cell office:value-type="float" office:value="843.503113" calcext:value-type="float">
            <text:p>843,503113</text:p>
          </table:table-cell>
          <table:table-cell office:value-type="float" office:value="916.715332" calcext:value-type="float">
            <text:p>916,715332</text:p>
          </table:table-cell>
          <table:table-cell office:value-type="float" office:value="913.638184" calcext:value-type="float">
            <text:p>913,638184</text:p>
          </table:table-cell>
          <table:table-cell office:value-type="float" office:value="911.342834" calcext:value-type="float">
            <text:p>911,342834</text:p>
          </table:table-cell>
          <table:table-cell office:value-type="float" office:value="894.428223" calcext:value-type="float">
            <text:p>894,428223</text:p>
          </table:table-cell>
          <table:table-cell office:value-type="float" office:value="881.583496" calcext:value-type="float">
            <text:p>881,583496</text:p>
          </table:table-cell>
          <table:table-cell office:value-type="float" office:value="887.294067" calcext:value-type="float">
            <text:p>887,294067</text:p>
          </table:table-cell>
          <table:table-cell office:value-type="float" office:value="886.267334" calcext:value-type="float">
            <text:p>886,267334</text:p>
          </table:table-cell>
          <table:table-cell office:value-type="float" office:value="840.987915" calcext:value-type="float">
            <text:p>840,987915</text:p>
          </table:table-cell>
          <table:table-cell office:value-type="float" office:value="882.634277" calcext:value-type="float">
            <text:p>882,634277</text:p>
          </table:table-cell>
          <table:table-cell office:value-type="float" office:value="882.832458" calcext:value-type="float">
            <text:p>882,832458</text:p>
          </table:table-cell>
          <table:table-cell office:value-type="float" office:value="891.207397" calcext:value-type="float">
            <text:p>891,207397</text:p>
          </table:table-cell>
          <table:table-cell office:value-type="float" office:value="896.42926" calcext:value-type="float">
            <text:p>896,42926</text:p>
          </table:table-cell>
          <table:table-cell office:value-type="float" office:value="887.619141" calcext:value-type="float">
            <text:p>887,619141</text:p>
          </table:table-cell>
          <table:table-cell office:value-type="float" office:value="891.901428" calcext:value-type="float">
            <text:p>891,901428</text:p>
          </table:table-cell>
          <table:table-cell office:value-type="float" office:value="886.4646" calcext:value-type="float">
            <text:p>886,4646</text:p>
          </table:table-cell>
          <table:table-cell office:value-type="float" office:value="876.512146" calcext:value-type="float">
            <text:p>876,512146</text:p>
          </table:table-cell>
          <table:table-cell office:value-type="float" office:value="881.787231" calcext:value-type="float">
            <text:p>881,787231</text:p>
          </table:table-cell>
          <table:table-cell office:value-type="float" office:value="885.460205" calcext:value-type="float">
            <text:p>885,460205</text:p>
          </table:table-cell>
          <table:table-cell office:value-type="float" office:value="902.205505" calcext:value-type="float">
            <text:p>902,205505</text:p>
          </table:table-cell>
          <table:table-cell office:value-type="float" office:value="903.84198" calcext:value-type="float">
            <text:p>903,84198</text:p>
          </table:table-cell>
          <table:table-cell office:value-type="float" office:value="904.115601" calcext:value-type="float">
            <text:p>904,115601</text:p>
          </table:table-cell>
          <table:table-cell office:value-type="float" office:value="904.30365" calcext:value-type="float">
            <text:p>904,30365</text:p>
          </table:table-cell>
          <table:table-cell office:value-type="float" office:value="904.435181" calcext:value-type="float">
            <text:p>904,435181</text:p>
          </table:table-cell>
          <table:table-cell office:value-type="float" office:value="904.555115" calcext:value-type="float">
            <text:p>904,555115</text:p>
          </table:table-cell>
          <table:table-cell office:value-type="float" office:value="904.68811" calcext:value-type="float">
            <text:p>904,68811</text:p>
          </table:table-cell>
          <table:table-cell office:value-type="float" office:value="904.846619" calcext:value-type="float">
            <text:p>904,846619</text:p>
          </table:table-cell>
          <table:table-cell office:value-type="float" office:value="904.999512" calcext:value-type="float">
            <text:p>904,999512</text:p>
          </table:table-cell>
          <table:table-cell table:number-columns-repeated="8"/>
          <table:table-cell table:style-name="ce9"/>
        </table:table-row>
        <table:table-row table:style-name="ro2">
          <table:table-cell office:value-type="string" calcext:value-type="string">
            <text:p>Sergipe</text:p>
          </table:table-cell>
          <table:table-cell table:number-columns-repeated="39"/>
        </table:table-row>
        <table:table-row table:style-name="ro2">
          <table:table-cell office:value-type="string" calcext:value-type="string">
            <text:p>Tocantins</text:p>
          </table:table-cell>
          <table:table-cell table:number-columns-repeated="39"/>
        </table:table-row>
        <table:table-row table:style-name="ro2" table:number-rows-repeated="9">
          <table:table-cell table:style-name="Default"/>
          <table:table-cell table:style-name="ce9" table:number-columns-repeated="30"/>
          <table:table-cell table:number-columns-repeated="9"/>
        </table:table-row>
        <table:table-row table:style-name="ro2">
          <table:table-cell table:style-name="Default"/>
          <table:table-cell table:style-name="ce9" table:number-columns-repeated="30"/>
          <table:table-cell table:number-columns-repeated="9"/>
        </table:table-row>
      </table:table>
      <table:table table:name="Porcentagem" table:style-name="ta1">
        <table:table-column table:style-name="co4" table:default-cell-style-name="ce7"/>
        <table:table-column table:style-name="co5" table:default-cell-style-name="ce24"/>
        <table:table-column table:style-name="co2" table:number-columns-repeated="29" table:default-cell-style-name="ce24"/>
        <table:table-column table:style-name="co2" table:default-cell-style-name="ce27"/>
        <table:table-column table:style-name="co2" table:default-cell-style-name="ce21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7-07</text:p>
          </table:table-cell>
          <table:table-cell table:style-name="ce8" office:value-type="string" calcext:value-type="string">
            <text:p>2017-08</text:p>
          </table:table-cell>
          <table:table-cell table:style-name="ce8" office:value-type="string" calcext:value-type="string">
            <text:p>2017-09</text:p>
          </table:table-cell>
          <table:table-cell table:style-name="ce8" office:value-type="string" calcext:value-type="string">
            <text:p>2017-10</text:p>
          </table:table-cell>
          <table:table-cell table:style-name="ce8" office:value-type="string" calcext:value-type="string">
            <text:p>2017-11</text:p>
          </table:table-cell>
          <table:table-cell table:style-name="ce8" office:value-type="string" calcext:value-type="string">
            <text:p>2017-12</text:p>
          </table:table-cell>
          <table:table-cell table:style-name="ce8" office:value-type="string" calcext:value-type="string">
            <text:p>2018-01</text:p>
          </table:table-cell>
          <table:table-cell table:style-name="ce8" office:value-type="string" calcext:value-type="string">
            <text:p>2018-02</text:p>
          </table:table-cell>
          <table:table-cell table:style-name="ce8" office:value-type="string" calcext:value-type="string">
            <text:p>2018-03</text:p>
          </table:table-cell>
          <table:table-cell table:style-name="ce8" office:value-type="string" calcext:value-type="string">
            <text:p>2018-04</text:p>
          </table:table-cell>
          <table:table-cell table:style-name="ce8" office:value-type="string" calcext:value-type="string">
            <text:p>2018-05</text:p>
          </table:table-cell>
          <table:table-cell table:style-name="ce8" office:value-type="string" calcext:value-type="string">
            <text:p>2018-06</text:p>
          </table:table-cell>
          <table:table-cell table:style-name="ce8" office:value-type="string" calcext:value-type="string">
            <text:p>2018-07</text:p>
          </table:table-cell>
          <table:table-cell table:style-name="ce8" office:value-type="string" calcext:value-type="string">
            <text:p>2018-08</text:p>
          </table:table-cell>
          <table:table-cell table:style-name="ce8" office:value-type="string" calcext:value-type="string">
            <text:p>2018-09</text:p>
          </table:table-cell>
          <table:table-cell table:style-name="ce8" office:value-type="string" calcext:value-type="string">
            <text:p>2018-10</text:p>
          </table:table-cell>
          <table:table-cell table:style-name="ce8" office:value-type="string" calcext:value-type="string">
            <text:p>2018-11</text:p>
          </table:table-cell>
          <table:table-cell table:style-name="ce8" office:value-type="string" calcext:value-type="string">
            <text:p>2018-12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EDIA</text:p>
          </table:table-cell>
          <table:table-cell table:style-name="ce26" office:value-type="string" calcext:value-type="string">
            <text:p>Desvio Padrão 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324930637544274" calcext:value-type="percentage">
            <text:p>3,249%</text:p>
          </table:table-cell>
          <table:table-cell table:formula="of:=(ABS([$Registrado.C2] - [$Previsto.C2])/[$Registrado.C2])" office:value-type="percentage" office:value="0.154777265259699" calcext:value-type="percentage">
            <text:p>15,478%</text:p>
          </table:table-cell>
          <table:table-cell table:formula="of:=(ABS([$Registrado.D2] - [$Previsto.D2])/[$Registrado.D2])" office:value-type="percentage" office:value="0.0885613692918152" calcext:value-type="percentage">
            <text:p>8,856%</text:p>
          </table:table-cell>
          <table:table-cell table:formula="of:=(ABS([$Registrado.E2] - [$Previsto.E2])/[$Registrado.E2])" office:value-type="percentage" office:value="0.0713039228994163" calcext:value-type="percentage">
            <text:p>7,130%</text:p>
          </table:table-cell>
          <table:table-cell table:formula="of:=(ABS([$Registrado.F2] - [$Previsto.F2])/[$Registrado.F2])" office:value-type="percentage" office:value="0.0809235533950134" calcext:value-type="percentage">
            <text:p>8,092%</text:p>
          </table:table-cell>
          <table:table-cell table:formula="of:=(ABS([$Registrado.G2] - [$Previsto.G2])/[$Registrado.G2])" office:value-type="percentage" office:value="0.162654088050314" calcext:value-type="percentage">
            <text:p>16,265%</text:p>
          </table:table-cell>
          <table:table-cell table:formula="of:=(ABS([$Registrado.H2] - [$Previsto.H2])/[$Registrado.H2])" office:value-type="percentage" office:value="0.0622459203904224" calcext:value-type="percentage">
            <text:p>6,225%</text:p>
          </table:table-cell>
          <table:table-cell table:formula="of:=(ABS([$Registrado.I2] - [$Previsto.I2])/[$Registrado.I2])" office:value-type="percentage" office:value="0.569426457399103" calcext:value-type="percentage">
            <text:p>56,943%</text:p>
          </table:table-cell>
          <table:table-cell table:formula="of:=(ABS([$Registrado.J2] - [$Previsto.J2])/[$Registrado.J2])" office:value-type="percentage" office:value="0.445636157959687" calcext:value-type="percentage">
            <text:p>44,564%</text:p>
          </table:table-cell>
          <table:table-cell table:formula="of:=(ABS([$Registrado.K2] - [$Previsto.K2])/[$Registrado.K2])" office:value-type="percentage" office:value="0.448474170689124" calcext:value-type="percentage">
            <text:p>44,847%</text:p>
          </table:table-cell>
          <table:table-cell table:formula="of:=(ABS([$Registrado.L2] - [$Previsto.L2])/[$Registrado.L2])" office:value-type="percentage" office:value="0.395038772691397" calcext:value-type="percentage">
            <text:p>39,504%</text:p>
          </table:table-cell>
          <table:table-cell table:formula="of:=(ABS([$Registrado.M2] - [$Previsto.M2])/[$Registrado.M2])" office:value-type="percentage" office:value="0.0161673262514754" calcext:value-type="percentage">
            <text:p>1,617%</text:p>
          </table:table-cell>
          <table:table-cell table:formula="of:=(ABS([$Registrado.N2] - [$Previsto.N2])/[$Registrado.N2])" office:value-type="percentage" office:value="0.101696682464455" calcext:value-type="percentage">
            <text:p>10,170%</text:p>
          </table:table-cell>
          <table:table-cell table:formula="of:=(ABS([$Registrado.O2] - [$Previsto.O2])/[$Registrado.O2])" office:value-type="percentage" office:value="0.0989412661121342" calcext:value-type="percentage">
            <text:p>9,894%</text:p>
          </table:table-cell>
          <table:table-cell table:formula="of:=(ABS([$Registrado.P2] - [$Previsto.P2])/[$Registrado.P2])" office:value-type="percentage" office:value="0.00468624290419788" calcext:value-type="percentage">
            <text:p>0,469%</text:p>
          </table:table-cell>
          <table:table-cell table:formula="of:=(ABS([$Registrado.Q2] - [$Previsto.Q2])/[$Registrado.Q2])" office:value-type="percentage" office:value="0.0756800937072949" calcext:value-type="percentage">
            <text:p>7,568%</text:p>
          </table:table-cell>
          <table:table-cell table:formula="of:=(ABS([$Registrado.R2] - [$Previsto.R2])/[$Registrado.R2])" office:value-type="percentage" office:value="0.0272062350119905" calcext:value-type="percentage">
            <text:p>2,721%</text:p>
          </table:table-cell>
          <table:table-cell table:formula="of:=(ABS([$Registrado.S2] - [$Previsto.S2])/[$Registrado.S2])" office:value-type="percentage" office:value="0.445427988991948" calcext:value-type="percentage">
            <text:p>44,543%</text:p>
          </table:table-cell>
          <table:table-cell table:formula="of:=(ABS([$Registrado.T2] - [$Previsto.T2])/[$Registrado.T2])" office:value-type="percentage" office:value="0.266566321058277" calcext:value-type="percentage">
            <text:p>26,657%</text:p>
          </table:table-cell>
          <table:table-cell table:formula="of:=(ABS([$Registrado.U2] - [$Previsto.U2])/[$Registrado.U2])" office:value-type="percentage" office:value="0.364714285714286" calcext:value-type="percentage">
            <text:p>36,471%</text:p>
          </table:table-cell>
          <table:table-cell table:formula="of:=(ABS([$Registrado.V2] - [$Previsto.V2])/[$Registrado.V2])" office:value-type="percentage" office:value="0.752488118811881" calcext:value-type="percentage">
            <text:p>75,249%</text:p>
          </table:table-cell>
          <table:table-cell table:formula="of:=(ABS([$Registrado.W2] - [$Previsto.W2])/[$Registrado.W2])" office:value-type="percentage" office:value="0.268493186300879" calcext:value-type="percentage">
            <text:p>26,849%</text:p>
          </table:table-cell>
          <table:table-cell table:formula="of:=(ABS([$Registrado.X2] - [$Previsto.X2])/[$Registrado.X2])" office:value-type="percentage" office:value="0.130023025263831" calcext:value-type="percentage">
            <text:p>13,002%</text:p>
          </table:table-cell>
          <table:table-cell table:formula="of:=(ABS([$Registrado.Y2] - [$Previsto.Y2])/[$Registrado.Y2])" office:value-type="percentage" office:value="0.164129803727528" calcext:value-type="percentage">
            <text:p>16,413%</text:p>
          </table:table-cell>
          <table:table-cell table:formula="of:=(ABS([$Registrado.Z2] - [$Previsto.Z2])/[$Registrado.Z2])" office:value-type="percentage" office:value="0.0277484823399559" calcext:value-type="percentage">
            <text:p>2,775%</text:p>
          </table:table-cell>
          <table:table-cell table:formula="of:=(ABS([$Registrado.AA2] - [$Previsto.AA2])/[$Registrado.AA2])" office:value-type="percentage" office:value="0.158859773964002" calcext:value-type="percentage">
            <text:p>15,886%</text:p>
          </table:table-cell>
          <table:table-cell table:formula="of:=(ABS([$Registrado.AB2] - [$Previsto.AB2])/[$Registrado.AB2])" office:value-type="percentage" office:value="0.0803097751262047" calcext:value-type="percentage">
            <text:p>8,031%</text:p>
          </table:table-cell>
          <table:table-cell table:formula="of:=(ABS([$Registrado.AC2] - [$Previsto.AC2])/[$Registrado.AC2])" office:value-type="percentage" office:value="0.154288851249168" calcext:value-type="percentage">
            <text:p>15,429%</text:p>
          </table:table-cell>
          <table:table-cell table:formula="of:=(ABS([$Registrado.AD2] - [$Previsto.AD2])/[$Registrado.AD2])" office:value-type="percentage" office:value="0.0841514533736683" calcext:value-type="percentage">
            <text:p>8,415%</text:p>
          </table:table-cell>
          <table:table-cell table:formula="of:=(ABS([$Registrado.AE2] - [$Previsto.AE2])/[$Registrado.AE2])" office:value-type="percentage" office:value="0.364251476377953" calcext:value-type="percentage">
            <text:p>36,425%</text:p>
          </table:table-cell>
          <table:table-cell table:formula="of:=AVERAGE([.B2:.AE2])" office:value-type="percentage" office:value="0.203245504351052" calcext:value-type="percentage">
            <text:p>20,325%</text:p>
          </table:table-cell>
          <table:table-cell table:formula="of:=STDEV([.B2:.AE2])" office:value-type="percentage" office:value="0.187831131903557" calcext:value-type="percentage">
            <text:p>18,78%</text:p>
          </table:table-cell>
          <table:table-cell table:formula="of:=COUNTIF([.B2:.AE2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1" calcext:value-type="percentage">
            <text:p>100,000%</text:p>
          </table:table-cell>
          <table:table-cell table:formula="of:=(ABS([$Registrado.C3] - [$Previsto.C3])/[$Registrado.C3])" office:value-type="percentage" office:value="1" calcext:value-type="percentage">
            <text:p>100,000%</text:p>
          </table:table-cell>
          <table:table-cell table:formula="of:=(ABS([$Registrado.D3] - [$Previsto.D3])/[$Registrado.D3])" office:value-type="percentage" office:value="1" calcext:value-type="percentage">
            <text:p>100,000%</text:p>
          </table:table-cell>
          <table:table-cell table:formula="of:=(ABS([$Registrado.E3] - [$Previsto.E3])/[$Registrado.E3])" office:value-type="percentage" office:value="1" calcext:value-type="percentage">
            <text:p>100,000%</text:p>
          </table:table-cell>
          <table:table-cell table:formula="of:=(ABS([$Registrado.F3] - [$Previsto.F3])/[$Registrado.F3])" office:value-type="percentage" office:value="1" calcext:value-type="percentage">
            <text:p>100,000%</text:p>
          </table:table-cell>
          <table:table-cell table:formula="of:=(ABS([$Registrado.G3] - [$Previsto.G3])/[$Registrado.G3])" office:value-type="percentage" office:value="1" calcext:value-type="percentage">
            <text:p>100,000%</text:p>
          </table:table-cell>
          <table:table-cell table:formula="of:=(ABS([$Registrado.H3] - [$Previsto.H3])/[$Registrado.H3])" office:value-type="percentage" office:value="1" calcext:value-type="percentage">
            <text:p>100,000%</text:p>
          </table:table-cell>
          <table:table-cell table:formula="of:=(ABS([$Registrado.I3] - [$Previsto.I3])/[$Registrado.I3])" office:value-type="percentage" office:value="1" calcext:value-type="percentage">
            <text:p>100,000%</text:p>
          </table:table-cell>
          <table:table-cell table:formula="of:=(ABS([$Registrado.J3] - [$Previsto.J3])/[$Registrado.J3])" office:value-type="percentage" office:value="1" calcext:value-type="percentage">
            <text:p>100,000%</text:p>
          </table:table-cell>
          <table:table-cell table:formula="of:=(ABS([$Registrado.K3] - [$Previsto.K3])/[$Registrado.K3])" office:value-type="percentage" office:value="1" calcext:value-type="percentage">
            <text:p>100,000%</text:p>
          </table:table-cell>
          <table:table-cell table:formula="of:=(ABS([$Registrado.L3] - [$Previsto.L3])/[$Registrado.L3])" office:value-type="percentage" office:value="1" calcext:value-type="percentage">
            <text:p>100,000%</text:p>
          </table:table-cell>
          <table:table-cell table:formula="of:=(ABS([$Registrado.M3] - [$Previsto.M3])/[$Registrado.M3])" office:value-type="percentage" office:value="1" calcext:value-type="percentage">
            <text:p>100,000%</text:p>
          </table:table-cell>
          <table:table-cell table:formula="of:=(ABS([$Registrado.N3] - [$Previsto.N3])/[$Registrado.N3])" office:value-type="percentage" office:value="1" calcext:value-type="percentage">
            <text:p>100,000%</text:p>
          </table:table-cell>
          <table:table-cell table:formula="of:=(ABS([$Registrado.O3] - [$Previsto.O3])/[$Registrado.O3])" office:value-type="percentage" office:value="1" calcext:value-type="percentage">
            <text:p>100,000%</text:p>
          </table:table-cell>
          <table:table-cell table:formula="of:=(ABS([$Registrado.P3] - [$Previsto.P3])/[$Registrado.P3])" office:value-type="percentage" office:value="1" calcext:value-type="percentage">
            <text:p>100,000%</text:p>
          </table:table-cell>
          <table:table-cell table:formula="of:=(ABS([$Registrado.Q3] - [$Previsto.Q3])/[$Registrado.Q3])" office:value-type="percentage" office:value="1" calcext:value-type="percentage">
            <text:p>100,000%</text:p>
          </table:table-cell>
          <table:table-cell table:formula="of:=(ABS([$Registrado.R3] - [$Previsto.R3])/[$Registrado.R3])" office:value-type="percentage" office:value="1" calcext:value-type="percentage">
            <text:p>100,000%</text:p>
          </table:table-cell>
          <table:table-cell table:formula="of:=(ABS([$Registrado.S3] - [$Previsto.S3])/[$Registrado.S3])" office:value-type="percentage" office:value="1" calcext:value-type="percentage">
            <text:p>100,000%</text:p>
          </table:table-cell>
          <table:table-cell table:formula="of:=(ABS([$Registrado.T3] - [$Previsto.T3])/[$Registrado.T3])" office:value-type="percentage" office:value="1" calcext:value-type="percentage">
            <text:p>100,000%</text:p>
          </table:table-cell>
          <table:table-cell table:formula="of:=(ABS([$Registrado.U3] - [$Previsto.U3])/[$Registrado.U3])" office:value-type="percentage" office:value="1" calcext:value-type="percentage">
            <text:p>100,000%</text:p>
          </table:table-cell>
          <table:table-cell table:formula="of:=(ABS([$Registrado.V3] - [$Previsto.V3])/[$Registrado.V3])" office:value-type="percentage" office:value="1" calcext:value-type="percentage">
            <text:p>100,000%</text:p>
          </table:table-cell>
          <table:table-cell table:formula="of:=(ABS([$Registrado.W3] - [$Previsto.W3])/[$Registrado.W3])" office:value-type="percentage" office:value="1" calcext:value-type="percentage">
            <text:p>100,000%</text:p>
          </table:table-cell>
          <table:table-cell table:formula="of:=(ABS([$Registrado.X3] - [$Previsto.X3])/[$Registrado.X3])" office:value-type="percentage" office:value="1" calcext:value-type="percentage">
            <text:p>100,000%</text:p>
          </table:table-cell>
          <table:table-cell table:formula="of:=(ABS([$Registrado.Y3] - [$Previsto.Y3])/[$Registrado.Y3])" office:value-type="percentage" office:value="1" calcext:value-type="percentage">
            <text:p>100,000%</text:p>
          </table:table-cell>
          <table:table-cell table:formula="of:=(ABS([$Registrado.Z3] - [$Previsto.Z3])/[$Registrado.Z3])" office:value-type="percentage" office:value="1" calcext:value-type="percentage">
            <text:p>100,000%</text:p>
          </table:table-cell>
          <table:table-cell table:formula="of:=(ABS([$Registrado.AA3] - [$Previsto.AA3])/[$Registrado.AA3])" office:value-type="percentage" office:value="1" calcext:value-type="percentage">
            <text:p>100,000%</text:p>
          </table:table-cell>
          <table:table-cell table:formula="of:=(ABS([$Registrado.AB3] - [$Previsto.AB3])/[$Registrado.AB3])" office:value-type="percentage" office:value="1" calcext:value-type="percentage">
            <text:p>100,000%</text:p>
          </table:table-cell>
          <table:table-cell table:formula="of:=(ABS([$Registrado.AC3] - [$Previsto.AC3])/[$Registrado.AC3])" office:value-type="percentage" office:value="1" calcext:value-type="percentage">
            <text:p>100,000%</text:p>
          </table:table-cell>
          <table:table-cell table:formula="of:=(ABS([$Registrado.AD3] - [$Previsto.AD3])/[$Registrado.AD3])" office:value-type="percentage" office:value="1" calcext:value-type="percentage">
            <text:p>100,000%</text:p>
          </table:table-cell>
          <table:table-cell table:formula="of:=(ABS([$Registrado.AE3] - [$Previsto.AE3])/[$Registrado.AE3])" office:value-type="percentage" office:value="1" calcext:value-type="percentage">
            <text:p>100,000%</text:p>
          </table:table-cell>
          <table:table-cell table:formula="of:=AVERAGE([.B3:.AE3])" office:value-type="percentage" office:value="1" calcext:value-type="percentage">
            <text:p>100,000%</text:p>
          </table:table-cell>
          <table:table-cell table:formula="of:=STDEV([.B3:.AE3])" office:value-type="percentage" office:value="0" calcext:value-type="percentage">
            <text:p>0,00%</text:p>
          </table:table-cell>
          <table:table-cell table:formula="of:=COUNTIF([.B3:.AE3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1" calcext:value-type="percentage">
            <text:p>100,000%</text:p>
          </table:table-cell>
          <table:table-cell table:formula="of:=(ABS([$Registrado.C4] - [$Previsto.C4])/[$Registrado.C4])" office:value-type="percentage" office:value="1" calcext:value-type="percentage">
            <text:p>100,000%</text:p>
          </table:table-cell>
          <table:table-cell table:formula="of:=(ABS([$Registrado.D4] - [$Previsto.D4])/[$Registrado.D4])" office:value-type="percentage" office:value="1" calcext:value-type="percentage">
            <text:p>100,000%</text:p>
          </table:table-cell>
          <table:table-cell table:formula="of:=(ABS([$Registrado.E4] - [$Previsto.E4])/[$Registrado.E4])" office:value-type="percentage" office:value="1" calcext:value-type="percentage">
            <text:p>100,000%</text:p>
          </table:table-cell>
          <table:table-cell table:formula="of:=(ABS([$Registrado.F4] - [$Previsto.F4])/[$Registrado.F4])" office:value-type="percentage" office:value="1" calcext:value-type="percentage">
            <text:p>100,000%</text:p>
          </table:table-cell>
          <table:table-cell table:formula="of:=(ABS([$Registrado.G4] - [$Previsto.G4])/[$Registrado.G4])" office:value-type="percentage" office:value="1" calcext:value-type="percentage">
            <text:p>100,000%</text:p>
          </table:table-cell>
          <table:table-cell table:formula="of:=(ABS([$Registrado.H4] - [$Previsto.H4])/[$Registrado.H4])" office:value-type="percentage" office:value="1" calcext:value-type="percentage">
            <text:p>100,000%</text:p>
          </table:table-cell>
          <table:table-cell table:formula="of:=(ABS([$Registrado.I4] - [$Previsto.I4])/[$Registrado.I4])" office:value-type="percentage" office:value="1" calcext:value-type="percentage">
            <text:p>100,000%</text:p>
          </table:table-cell>
          <table:table-cell table:formula="of:=(ABS([$Registrado.J4] - [$Previsto.J4])/[$Registrado.J4])" office:value-type="percentage" office:value="1" calcext:value-type="percentage">
            <text:p>100,000%</text:p>
          </table:table-cell>
          <table:table-cell table:formula="of:=(ABS([$Registrado.K4] - [$Previsto.K4])/[$Registrado.K4])" office:value-type="percentage" office:value="1" calcext:value-type="percentage">
            <text:p>100,000%</text:p>
          </table:table-cell>
          <table:table-cell table:formula="of:=(ABS([$Registrado.L4] - [$Previsto.L4])/[$Registrado.L4])" office:value-type="percentage" office:value="1" calcext:value-type="percentage">
            <text:p>100,000%</text:p>
          </table:table-cell>
          <table:table-cell table:formula="of:=(ABS([$Registrado.M4] - [$Previsto.M4])/[$Registrado.M4])" office:value-type="percentage" office:value="1" calcext:value-type="percentage">
            <text:p>100,000%</text:p>
          </table:table-cell>
          <table:table-cell table:formula="of:=(ABS([$Registrado.N4] - [$Previsto.N4])/[$Registrado.N4])" office:value-type="percentage" office:value="1" calcext:value-type="percentage">
            <text:p>100,000%</text:p>
          </table:table-cell>
          <table:table-cell table:formula="of:=(ABS([$Registrado.O4] - [$Previsto.O4])/[$Registrado.O4])" office:value-type="percentage" office:value="1" calcext:value-type="percentage">
            <text:p>100,000%</text:p>
          </table:table-cell>
          <table:table-cell table:formula="of:=(ABS([$Registrado.P4] - [$Previsto.P4])/[$Registrado.P4])" office:value-type="percentage" office:value="1" calcext:value-type="percentage">
            <text:p>100,000%</text:p>
          </table:table-cell>
          <table:table-cell table:formula="of:=(ABS([$Registrado.Q4] - [$Previsto.Q4])/[$Registrado.Q4])" office:value-type="percentage" office:value="1" calcext:value-type="percentage">
            <text:p>100,000%</text:p>
          </table:table-cell>
          <table:table-cell table:formula="of:=(ABS([$Registrado.R4] - [$Previsto.R4])/[$Registrado.R4])" office:value-type="percentage" office:value="1" calcext:value-type="percentage">
            <text:p>100,000%</text:p>
          </table:table-cell>
          <table:table-cell table:formula="of:=(ABS([$Registrado.S4] - [$Previsto.S4])/[$Registrado.S4])" office:value-type="percentage" office:value="1" calcext:value-type="percentage">
            <text:p>100,000%</text:p>
          </table:table-cell>
          <table:table-cell table:formula="of:=(ABS([$Registrado.T4] - [$Previsto.T4])/[$Registrado.T4])" office:value-type="percentage" office:value="1" calcext:value-type="percentage">
            <text:p>100,000%</text:p>
          </table:table-cell>
          <table:table-cell table:formula="of:=(ABS([$Registrado.U4] - [$Previsto.U4])/[$Registrado.U4])" office:value-type="percentage" office:value="1" calcext:value-type="percentage">
            <text:p>100,000%</text:p>
          </table:table-cell>
          <table:table-cell table:formula="of:=(ABS([$Registrado.V4] - [$Previsto.V4])/[$Registrado.V4])" office:value-type="percentage" office:value="1" calcext:value-type="percentage">
            <text:p>100,000%</text:p>
          </table:table-cell>
          <table:table-cell table:formula="of:=(ABS([$Registrado.W4] - [$Previsto.W4])/[$Registrado.W4])" office:value-type="percentage" office:value="1" calcext:value-type="percentage">
            <text:p>100,000%</text:p>
          </table:table-cell>
          <table:table-cell table:formula="of:=(ABS([$Registrado.X4] - [$Previsto.X4])/[$Registrado.X4])" office:value-type="percentage" office:value="1" calcext:value-type="percentage">
            <text:p>100,000%</text:p>
          </table:table-cell>
          <table:table-cell table:formula="of:=(ABS([$Registrado.Y4] - [$Previsto.Y4])/[$Registrado.Y4])" office:value-type="percentage" office:value="1" calcext:value-type="percentage">
            <text:p>100,000%</text:p>
          </table:table-cell>
          <table:table-cell table:formula="of:=(ABS([$Registrado.Z4] - [$Previsto.Z4])/[$Registrado.Z4])" office:value-type="percentage" office:value="1" calcext:value-type="percentage">
            <text:p>100,000%</text:p>
          </table:table-cell>
          <table:table-cell table:formula="of:=(ABS([$Registrado.AA4] - [$Previsto.AA4])/[$Registrado.AA4])" office:value-type="percentage" office:value="1" calcext:value-type="percentage">
            <text:p>100,000%</text:p>
          </table:table-cell>
          <table:table-cell table:formula="of:=(ABS([$Registrado.AB4] - [$Previsto.AB4])/[$Registrado.AB4])" office:value-type="percentage" office:value="1" calcext:value-type="percentage">
            <text:p>100,000%</text:p>
          </table:table-cell>
          <table:table-cell table:formula="of:=(ABS([$Registrado.AC4] - [$Previsto.AC4])/[$Registrado.AC4])" office:value-type="percentage" office:value="1" calcext:value-type="percentage">
            <text:p>100,000%</text:p>
          </table:table-cell>
          <table:table-cell table:formula="of:=(ABS([$Registrado.AD4] - [$Previsto.AD4])/[$Registrado.AD4])" office:value-type="percentage" office:value="1" calcext:value-type="percentage">
            <text:p>100,000%</text:p>
          </table:table-cell>
          <table:table-cell table:formula="of:=(ABS([$Registrado.AE4] - [$Previsto.AE4])/[$Registrado.AE4])" office:value-type="percentage" office:value="1" calcext:value-type="percentage">
            <text:p>100,000%</text:p>
          </table:table-cell>
          <table:table-cell table:formula="of:=AVERAGE([.B4:.AE4])" office:value-type="percentage" office:value="1" calcext:value-type="percentage">
            <text:p>100,000%</text:p>
          </table:table-cell>
          <table:table-cell table:formula="of:=STDEV([.B4:.AE4])" office:value-type="percentage" office:value="0" calcext:value-type="percentage">
            <text:p>0,00%</text:p>
          </table:table-cell>
          <table:table-cell table:formula="of:=COUNTIF([.B4:.AE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1" calcext:value-type="percentage">
            <text:p>100,000%</text:p>
          </table:table-cell>
          <table:table-cell table:formula="of:=(ABS([$Registrado.C5] - [$Previsto.C5])/[$Registrado.C5])" office:value-type="percentage" office:value="1" calcext:value-type="percentage">
            <text:p>100,000%</text:p>
          </table:table-cell>
          <table:table-cell table:formula="of:=(ABS([$Registrado.D5] - [$Previsto.D5])/[$Registrado.D5])" office:value-type="percentage" office:value="1" calcext:value-type="percentage">
            <text:p>100,000%</text:p>
          </table:table-cell>
          <table:table-cell table:formula="of:=(ABS([$Registrado.E5] - [$Previsto.E5])/[$Registrado.E5])" office:value-type="percentage" office:value="1" calcext:value-type="percentage">
            <text:p>100,000%</text:p>
          </table:table-cell>
          <table:table-cell table:formula="of:=(ABS([$Registrado.F5] - [$Previsto.F5])/[$Registrado.F5])" office:value-type="percentage" office:value="1" calcext:value-type="percentage">
            <text:p>100,000%</text:p>
          </table:table-cell>
          <table:table-cell table:formula="of:=(ABS([$Registrado.G5] - [$Previsto.G5])/[$Registrado.G5])" office:value-type="percentage" office:value="1" calcext:value-type="percentage">
            <text:p>100,000%</text:p>
          </table:table-cell>
          <table:table-cell table:formula="of:=(ABS([$Registrado.H5] - [$Previsto.H5])/[$Registrado.H5])" office:value-type="percentage" office:value="1" calcext:value-type="percentage">
            <text:p>100,000%</text:p>
          </table:table-cell>
          <table:table-cell table:formula="of:=(ABS([$Registrado.I5] - [$Previsto.I5])/[$Registrado.I5])" office:value-type="percentage" office:value="1" calcext:value-type="percentage">
            <text:p>100,000%</text:p>
          </table:table-cell>
          <table:table-cell table:formula="of:=(ABS([$Registrado.J5] - [$Previsto.J5])/[$Registrado.J5])" office:value-type="percentage" office:value="1" calcext:value-type="percentage">
            <text:p>100,000%</text:p>
          </table:table-cell>
          <table:table-cell table:formula="of:=(ABS([$Registrado.K5] - [$Previsto.K5])/[$Registrado.K5])" office:value-type="percentage" office:value="1" calcext:value-type="percentage">
            <text:p>100,000%</text:p>
          </table:table-cell>
          <table:table-cell table:formula="of:=(ABS([$Registrado.L5] - [$Previsto.L5])/[$Registrado.L5])" office:value-type="percentage" office:value="1" calcext:value-type="percentage">
            <text:p>100,000%</text:p>
          </table:table-cell>
          <table:table-cell table:formula="of:=(ABS([$Registrado.M5] - [$Previsto.M5])/[$Registrado.M5])" office:value-type="percentage" office:value="1" calcext:value-type="percentage">
            <text:p>100,000%</text:p>
          </table:table-cell>
          <table:table-cell table:formula="of:=(ABS([$Registrado.N5] - [$Previsto.N5])/[$Registrado.N5])" office:value-type="percentage" office:value="1" calcext:value-type="percentage">
            <text:p>100,000%</text:p>
          </table:table-cell>
          <table:table-cell table:formula="of:=(ABS([$Registrado.O5] - [$Previsto.O5])/[$Registrado.O5])" office:value-type="percentage" office:value="1" calcext:value-type="percentage">
            <text:p>100,000%</text:p>
          </table:table-cell>
          <table:table-cell table:formula="of:=(ABS([$Registrado.P5] - [$Previsto.P5])/[$Registrado.P5])" office:value-type="percentage" office:value="1" calcext:value-type="percentage">
            <text:p>100,000%</text:p>
          </table:table-cell>
          <table:table-cell table:formula="of:=(ABS([$Registrado.Q5] - [$Previsto.Q5])/[$Registrado.Q5])" office:value-type="percentage" office:value="1" calcext:value-type="percentage">
            <text:p>100,000%</text:p>
          </table:table-cell>
          <table:table-cell table:formula="of:=(ABS([$Registrado.R5] - [$Previsto.R5])/[$Registrado.R5])" office:value-type="percentage" office:value="1" calcext:value-type="percentage">
            <text:p>100,000%</text:p>
          </table:table-cell>
          <table:table-cell table:formula="of:=(ABS([$Registrado.S5] - [$Previsto.S5])/[$Registrado.S5])" office:value-type="percentage" office:value="1" calcext:value-type="percentage">
            <text:p>100,000%</text:p>
          </table:table-cell>
          <table:table-cell table:formula="of:=(ABS([$Registrado.T5] - [$Previsto.T5])/[$Registrado.T5])" office:value-type="percentage" office:value="1" calcext:value-type="percentage">
            <text:p>100,000%</text:p>
          </table:table-cell>
          <table:table-cell table:formula="of:=(ABS([$Registrado.U5] - [$Previsto.U5])/[$Registrado.U5])" office:value-type="percentage" office:value="1" calcext:value-type="percentage">
            <text:p>100,000%</text:p>
          </table:table-cell>
          <table:table-cell table:formula="of:=(ABS([$Registrado.V5] - [$Previsto.V5])/[$Registrado.V5])" office:value-type="percentage" office:value="1" calcext:value-type="percentage">
            <text:p>100,000%</text:p>
          </table:table-cell>
          <table:table-cell table:formula="of:=(ABS([$Registrado.W5] - [$Previsto.W5])/[$Registrado.W5])" office:value-type="percentage" office:value="1" calcext:value-type="percentage">
            <text:p>100,000%</text:p>
          </table:table-cell>
          <table:table-cell table:formula="of:=(ABS([$Registrado.X5] - [$Previsto.X5])/[$Registrado.X5])" office:value-type="percentage" office:value="1" calcext:value-type="percentage">
            <text:p>100,000%</text:p>
          </table:table-cell>
          <table:table-cell table:formula="of:=(ABS([$Registrado.Y5] - [$Previsto.Y5])/[$Registrado.Y5])" office:value-type="percentage" office:value="1" calcext:value-type="percentage">
            <text:p>100,000%</text:p>
          </table:table-cell>
          <table:table-cell table:formula="of:=(ABS([$Registrado.Z5] - [$Previsto.Z5])/[$Registrado.Z5])" office:value-type="percentage" office:value="1" calcext:value-type="percentage">
            <text:p>100,000%</text:p>
          </table:table-cell>
          <table:table-cell table:formula="of:=(ABS([$Registrado.AA5] - [$Previsto.AA5])/[$Registrado.AA5])" office:value-type="percentage" office:value="1" calcext:value-type="percentage">
            <text:p>100,000%</text:p>
          </table:table-cell>
          <table:table-cell table:formula="of:=(ABS([$Registrado.AB5] - [$Previsto.AB5])/[$Registrado.AB5])" office:value-type="percentage" office:value="1" calcext:value-type="percentage">
            <text:p>100,000%</text:p>
          </table:table-cell>
          <table:table-cell table:formula="of:=(ABS([$Registrado.AC5] - [$Previsto.AC5])/[$Registrado.AC5])" office:value-type="percentage" office:value="1" calcext:value-type="percentage">
            <text:p>100,000%</text:p>
          </table:table-cell>
          <table:table-cell table:formula="of:=(ABS([$Registrado.AD5] - [$Previsto.AD5])/[$Registrado.AD5])" office:value-type="percentage" office:value="1" calcext:value-type="percentage">
            <text:p>100,000%</text:p>
          </table:table-cell>
          <table:table-cell table:formula="of:=(ABS([$Registrado.AE5] - [$Previsto.AE5])/[$Registrado.AE5])" office:value-type="percentage" office:value="1" calcext:value-type="percentage">
            <text:p>100,000%</text:p>
          </table:table-cell>
          <table:table-cell table:formula="of:=AVERAGE([.B5:.AE5])" office:value-type="percentage" office:value="1" calcext:value-type="percentage">
            <text:p>100,000%</text:p>
          </table:table-cell>
          <table:table-cell table:formula="of:=STDEV([.B5:.AE5])" office:value-type="percentage" office:value="0" calcext:value-type="percentage">
            <text:p>0,00%</text:p>
          </table:table-cell>
          <table:table-cell table:formula="of:=COUNTIF([.B5:.AE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1" calcext:value-type="percentage">
            <text:p>100,000%</text:p>
          </table:table-cell>
          <table:table-cell table:formula="of:=(ABS([$Registrado.C6] - [$Previsto.C6])/[$Registrado.C6])" office:value-type="percentage" office:value="1" calcext:value-type="percentage">
            <text:p>100,000%</text:p>
          </table:table-cell>
          <table:table-cell table:formula="of:=(ABS([$Registrado.D6] - [$Previsto.D6])/[$Registrado.D6])" office:value-type="percentage" office:value="1" calcext:value-type="percentage">
            <text:p>100,000%</text:p>
          </table:table-cell>
          <table:table-cell table:formula="of:=(ABS([$Registrado.E6] - [$Previsto.E6])/[$Registrado.E6])" office:value-type="percentage" office:value="1" calcext:value-type="percentage">
            <text:p>100,000%</text:p>
          </table:table-cell>
          <table:table-cell table:formula="of:=(ABS([$Registrado.F6] - [$Previsto.F6])/[$Registrado.F6])" office:value-type="percentage" office:value="1" calcext:value-type="percentage">
            <text:p>100,000%</text:p>
          </table:table-cell>
          <table:table-cell table:formula="of:=(ABS([$Registrado.G6] - [$Previsto.G6])/[$Registrado.G6])" office:value-type="percentage" office:value="1" calcext:value-type="percentage">
            <text:p>100,000%</text:p>
          </table:table-cell>
          <table:table-cell table:formula="of:=(ABS([$Registrado.H6] - [$Previsto.H6])/[$Registrado.H6])" office:value-type="percentage" office:value="1" calcext:value-type="percentage">
            <text:p>100,000%</text:p>
          </table:table-cell>
          <table:table-cell table:formula="of:=(ABS([$Registrado.I6] - [$Previsto.I6])/[$Registrado.I6])" office:value-type="percentage" office:value="1" calcext:value-type="percentage">
            <text:p>100,000%</text:p>
          </table:table-cell>
          <table:table-cell table:formula="of:=(ABS([$Registrado.J6] - [$Previsto.J6])/[$Registrado.J6])" office:value-type="percentage" office:value="1" calcext:value-type="percentage">
            <text:p>100,000%</text:p>
          </table:table-cell>
          <table:table-cell table:formula="of:=(ABS([$Registrado.K6] - [$Previsto.K6])/[$Registrado.K6])" office:value-type="percentage" office:value="1" calcext:value-type="percentage">
            <text:p>100,000%</text:p>
          </table:table-cell>
          <table:table-cell table:formula="of:=(ABS([$Registrado.L6] - [$Previsto.L6])/[$Registrado.L6])" office:value-type="percentage" office:value="1" calcext:value-type="percentage">
            <text:p>100,000%</text:p>
          </table:table-cell>
          <table:table-cell table:formula="of:=(ABS([$Registrado.M6] - [$Previsto.M6])/[$Registrado.M6])" office:value-type="percentage" office:value="1" calcext:value-type="percentage">
            <text:p>100,000%</text:p>
          </table:table-cell>
          <table:table-cell table:formula="of:=(ABS([$Registrado.N6] - [$Previsto.N6])/[$Registrado.N6])" office:value-type="percentage" office:value="1" calcext:value-type="percentage">
            <text:p>100,000%</text:p>
          </table:table-cell>
          <table:table-cell table:formula="of:=(ABS([$Registrado.O6] - [$Previsto.O6])/[$Registrado.O6])" office:value-type="percentage" office:value="1" calcext:value-type="percentage">
            <text:p>100,000%</text:p>
          </table:table-cell>
          <table:table-cell table:formula="of:=(ABS([$Registrado.P6] - [$Previsto.P6])/[$Registrado.P6])" office:value-type="percentage" office:value="1" calcext:value-type="percentage">
            <text:p>100,000%</text:p>
          </table:table-cell>
          <table:table-cell table:formula="of:=(ABS([$Registrado.Q6] - [$Previsto.Q6])/[$Registrado.Q6])" office:value-type="percentage" office:value="1" calcext:value-type="percentage">
            <text:p>100,000%</text:p>
          </table:table-cell>
          <table:table-cell table:formula="of:=(ABS([$Registrado.R6] - [$Previsto.R6])/[$Registrado.R6])" office:value-type="percentage" office:value="1" calcext:value-type="percentage">
            <text:p>100,000%</text:p>
          </table:table-cell>
          <table:table-cell table:formula="of:=(ABS([$Registrado.S6] - [$Previsto.S6])/[$Registrado.S6])" office:value-type="percentage" office:value="1" calcext:value-type="percentage">
            <text:p>100,000%</text:p>
          </table:table-cell>
          <table:table-cell table:formula="of:=(ABS([$Registrado.T6] - [$Previsto.T6])/[$Registrado.T6])" office:value-type="percentage" office:value="1" calcext:value-type="percentage">
            <text:p>100,000%</text:p>
          </table:table-cell>
          <table:table-cell table:formula="of:=(ABS([$Registrado.U6] - [$Previsto.U6])/[$Registrado.U6])" office:value-type="percentage" office:value="1" calcext:value-type="percentage">
            <text:p>100,000%</text:p>
          </table:table-cell>
          <table:table-cell table:formula="of:=(ABS([$Registrado.V6] - [$Previsto.V6])/[$Registrado.V6])" office:value-type="percentage" office:value="1" calcext:value-type="percentage">
            <text:p>100,000%</text:p>
          </table:table-cell>
          <table:table-cell table:formula="of:=(ABS([$Registrado.W6] - [$Previsto.W6])/[$Registrado.W6])" office:value-type="percentage" office:value="1" calcext:value-type="percentage">
            <text:p>100,000%</text:p>
          </table:table-cell>
          <table:table-cell table:formula="of:=(ABS([$Registrado.X6] - [$Previsto.X6])/[$Registrado.X6])" office:value-type="percentage" office:value="1" calcext:value-type="percentage">
            <text:p>100,000%</text:p>
          </table:table-cell>
          <table:table-cell table:formula="of:=(ABS([$Registrado.Y6] - [$Previsto.Y6])/[$Registrado.Y6])" office:value-type="percentage" office:value="1" calcext:value-type="percentage">
            <text:p>100,000%</text:p>
          </table:table-cell>
          <table:table-cell table:formula="of:=(ABS([$Registrado.Z6] - [$Previsto.Z6])/[$Registrado.Z6])" office:value-type="percentage" office:value="1" calcext:value-type="percentage">
            <text:p>100,000%</text:p>
          </table:table-cell>
          <table:table-cell table:formula="of:=(ABS([$Registrado.AA6] - [$Previsto.AA6])/[$Registrado.AA6])" office:value-type="percentage" office:value="1" calcext:value-type="percentage">
            <text:p>100,000%</text:p>
          </table:table-cell>
          <table:table-cell table:formula="of:=(ABS([$Registrado.AB6] - [$Previsto.AB6])/[$Registrado.AB6])" office:value-type="percentage" office:value="1" calcext:value-type="percentage">
            <text:p>100,000%</text:p>
          </table:table-cell>
          <table:table-cell table:formula="of:=(ABS([$Registrado.AC6] - [$Previsto.AC6])/[$Registrado.AC6])" office:value-type="percentage" office:value="1" calcext:value-type="percentage">
            <text:p>100,000%</text:p>
          </table:table-cell>
          <table:table-cell table:formula="of:=(ABS([$Registrado.AD6] - [$Previsto.AD6])/[$Registrado.AD6])" office:value-type="percentage" office:value="1" calcext:value-type="percentage">
            <text:p>100,000%</text:p>
          </table:table-cell>
          <table:table-cell table:formula="of:=(ABS([$Registrado.AE6] - [$Previsto.AE6])/[$Registrado.AE6])" office:value-type="percentage" office:value="1" calcext:value-type="percentage">
            <text:p>100,000%</text:p>
          </table:table-cell>
          <table:table-cell table:formula="of:=AVERAGE([.B6:.AE6])" office:value-type="percentage" office:value="1" calcext:value-type="percentage">
            <text:p>100,000%</text:p>
          </table:table-cell>
          <table:table-cell table:formula="of:=STDEV([.B6:.AE6])" office:value-type="percentage" office:value="0" calcext:value-type="percentage">
            <text:p>0,00%</text:p>
          </table:table-cell>
          <table:table-cell table:formula="of:=COUNTIF([.B6:.AE6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1" calcext:value-type="percentage">
            <text:p>100,000%</text:p>
          </table:table-cell>
          <table:table-cell table:formula="of:=(ABS([$Registrado.C7] - [$Previsto.C7])/[$Registrado.C7])" office:value-type="percentage" office:value="1" calcext:value-type="percentage">
            <text:p>100,000%</text:p>
          </table:table-cell>
          <table:table-cell table:formula="of:=(ABS([$Registrado.D7] - [$Previsto.D7])/[$Registrado.D7])" office:value-type="percentage" office:value="1" calcext:value-type="percentage">
            <text:p>100,000%</text:p>
          </table:table-cell>
          <table:table-cell table:formula="of:=(ABS([$Registrado.E7] - [$Previsto.E7])/[$Registrado.E7])" office:value-type="percentage" office:value="1" calcext:value-type="percentage">
            <text:p>100,000%</text:p>
          </table:table-cell>
          <table:table-cell table:formula="of:=(ABS([$Registrado.F7] - [$Previsto.F7])/[$Registrado.F7])" office:value-type="percentage" office:value="1" calcext:value-type="percentage">
            <text:p>100,000%</text:p>
          </table:table-cell>
          <table:table-cell table:formula="of:=(ABS([$Registrado.G7] - [$Previsto.G7])/[$Registrado.G7])" office:value-type="percentage" office:value="1" calcext:value-type="percentage">
            <text:p>100,000%</text:p>
          </table:table-cell>
          <table:table-cell table:formula="of:=(ABS([$Registrado.H7] - [$Previsto.H7])/[$Registrado.H7])" office:value-type="percentage" office:value="1" calcext:value-type="percentage">
            <text:p>100,000%</text:p>
          </table:table-cell>
          <table:table-cell table:formula="of:=(ABS([$Registrado.I7] - [$Previsto.I7])/[$Registrado.I7])" office:value-type="percentage" office:value="1" calcext:value-type="percentage">
            <text:p>100,000%</text:p>
          </table:table-cell>
          <table:table-cell table:formula="of:=(ABS([$Registrado.J7] - [$Previsto.J7])/[$Registrado.J7])" office:value-type="percentage" office:value="1" calcext:value-type="percentage">
            <text:p>100,000%</text:p>
          </table:table-cell>
          <table:table-cell table:formula="of:=(ABS([$Registrado.K7] - [$Previsto.K7])/[$Registrado.K7])" office:value-type="percentage" office:value="1" calcext:value-type="percentage">
            <text:p>100,000%</text:p>
          </table:table-cell>
          <table:table-cell table:formula="of:=(ABS([$Registrado.L7] - [$Previsto.L7])/[$Registrado.L7])" office:value-type="percentage" office:value="1" calcext:value-type="percentage">
            <text:p>100,000%</text:p>
          </table:table-cell>
          <table:table-cell table:formula="of:=(ABS([$Registrado.M7] - [$Previsto.M7])/[$Registrado.M7])" office:value-type="percentage" office:value="1" calcext:value-type="percentage">
            <text:p>100,000%</text:p>
          </table:table-cell>
          <table:table-cell table:formula="of:=(ABS([$Registrado.N7] - [$Previsto.N7])/[$Registrado.N7])" office:value-type="percentage" office:value="1" calcext:value-type="percentage">
            <text:p>100,000%</text:p>
          </table:table-cell>
          <table:table-cell table:formula="of:=(ABS([$Registrado.O7] - [$Previsto.O7])/[$Registrado.O7])" office:value-type="percentage" office:value="1" calcext:value-type="percentage">
            <text:p>100,000%</text:p>
          </table:table-cell>
          <table:table-cell table:formula="of:=(ABS([$Registrado.P7] - [$Previsto.P7])/[$Registrado.P7])" office:value-type="percentage" office:value="1" calcext:value-type="percentage">
            <text:p>100,000%</text:p>
          </table:table-cell>
          <table:table-cell table:formula="of:=(ABS([$Registrado.Q7] - [$Previsto.Q7])/[$Registrado.Q7])" office:value-type="percentage" office:value="1" calcext:value-type="percentage">
            <text:p>100,000%</text:p>
          </table:table-cell>
          <table:table-cell table:formula="of:=(ABS([$Registrado.R7] - [$Previsto.R7])/[$Registrado.R7])" office:value-type="percentage" office:value="1" calcext:value-type="percentage">
            <text:p>100,000%</text:p>
          </table:table-cell>
          <table:table-cell table:formula="of:=(ABS([$Registrado.S7] - [$Previsto.S7])/[$Registrado.S7])" office:value-type="percentage" office:value="1" calcext:value-type="percentage">
            <text:p>100,000%</text:p>
          </table:table-cell>
          <table:table-cell table:formula="of:=(ABS([$Registrado.T7] - [$Previsto.T7])/[$Registrado.T7])" office:value-type="percentage" office:value="1" calcext:value-type="percentage">
            <text:p>100,000%</text:p>
          </table:table-cell>
          <table:table-cell table:formula="of:=(ABS([$Registrado.U7] - [$Previsto.U7])/[$Registrado.U7])" office:value-type="percentage" office:value="1" calcext:value-type="percentage">
            <text:p>100,000%</text:p>
          </table:table-cell>
          <table:table-cell table:formula="of:=(ABS([$Registrado.V7] - [$Previsto.V7])/[$Registrado.V7])" office:value-type="percentage" office:value="1" calcext:value-type="percentage">
            <text:p>100,000%</text:p>
          </table:table-cell>
          <table:table-cell table:formula="of:=(ABS([$Registrado.W7] - [$Previsto.W7])/[$Registrado.W7])" office:value-type="percentage" office:value="1" calcext:value-type="percentage">
            <text:p>100,000%</text:p>
          </table:table-cell>
          <table:table-cell table:formula="of:=(ABS([$Registrado.X7] - [$Previsto.X7])/[$Registrado.X7])" office:value-type="percentage" office:value="1" calcext:value-type="percentage">
            <text:p>100,000%</text:p>
          </table:table-cell>
          <table:table-cell table:formula="of:=(ABS([$Registrado.Y7] - [$Previsto.Y7])/[$Registrado.Y7])" office:value-type="percentage" office:value="1" calcext:value-type="percentage">
            <text:p>100,000%</text:p>
          </table:table-cell>
          <table:table-cell table:formula="of:=(ABS([$Registrado.Z7] - [$Previsto.Z7])/[$Registrado.Z7])" office:value-type="percentage" office:value="1" calcext:value-type="percentage">
            <text:p>100,000%</text:p>
          </table:table-cell>
          <table:table-cell table:formula="of:=(ABS([$Registrado.AA7] - [$Previsto.AA7])/[$Registrado.AA7])" office:value-type="percentage" office:value="1" calcext:value-type="percentage">
            <text:p>100,000%</text:p>
          </table:table-cell>
          <table:table-cell table:formula="of:=(ABS([$Registrado.AB7] - [$Previsto.AB7])/[$Registrado.AB7])" office:value-type="percentage" office:value="1" calcext:value-type="percentage">
            <text:p>100,000%</text:p>
          </table:table-cell>
          <table:table-cell table:formula="of:=(ABS([$Registrado.AC7] - [$Previsto.AC7])/[$Registrado.AC7])" office:value-type="percentage" office:value="1" calcext:value-type="percentage">
            <text:p>100,000%</text:p>
          </table:table-cell>
          <table:table-cell table:formula="of:=(ABS([$Registrado.AD7] - [$Previsto.AD7])/[$Registrado.AD7])" office:value-type="percentage" office:value="1" calcext:value-type="percentage">
            <text:p>100,000%</text:p>
          </table:table-cell>
          <table:table-cell table:formula="of:=(ABS([$Registrado.AE7] - [$Previsto.AE7])/[$Registrado.AE7])" office:value-type="percentage" office:value="1" calcext:value-type="percentage">
            <text:p>100,000%</text:p>
          </table:table-cell>
          <table:table-cell table:formula="of:=AVERAGE([.B7:.AE7])" office:value-type="percentage" office:value="1" calcext:value-type="percentage">
            <text:p>100,000%</text:p>
          </table:table-cell>
          <table:table-cell table:formula="of:=STDEV([.B7:.AE7])" office:value-type="percentage" office:value="0" calcext:value-type="percentage">
            <text:p>0,00%</text:p>
          </table:table-cell>
          <table:table-cell table:formula="of:=COUNTIF([.B7:.AE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1" calcext:value-type="percentage">
            <text:p>100,000%</text:p>
          </table:table-cell>
          <table:table-cell table:formula="of:=(ABS([$Registrado.C8] - [$Previsto.C8])/[$Registrado.C8])" office:value-type="percentage" office:value="1" calcext:value-type="percentage">
            <text:p>100,000%</text:p>
          </table:table-cell>
          <table:table-cell table:formula="of:=(ABS([$Registrado.D8] - [$Previsto.D8])/[$Registrado.D8])" office:value-type="percentage" office:value="1" calcext:value-type="percentage">
            <text:p>100,000%</text:p>
          </table:table-cell>
          <table:table-cell table:formula="of:=(ABS([$Registrado.E8] - [$Previsto.E8])/[$Registrado.E8])" office:value-type="percentage" office:value="1" calcext:value-type="percentage">
            <text:p>100,000%</text:p>
          </table:table-cell>
          <table:table-cell table:formula="of:=(ABS([$Registrado.F8] - [$Previsto.F8])/[$Registrado.F8])" office:value-type="percentage" office:value="1" calcext:value-type="percentage">
            <text:p>100,000%</text:p>
          </table:table-cell>
          <table:table-cell table:formula="of:=(ABS([$Registrado.G8] - [$Previsto.G8])/[$Registrado.G8])" office:value-type="percentage" office:value="1" calcext:value-type="percentage">
            <text:p>100,000%</text:p>
          </table:table-cell>
          <table:table-cell table:formula="of:=(ABS([$Registrado.H8] - [$Previsto.H8])/[$Registrado.H8])" office:value-type="percentage" office:value="1" calcext:value-type="percentage">
            <text:p>100,000%</text:p>
          </table:table-cell>
          <table:table-cell table:formula="of:=(ABS([$Registrado.I8] - [$Previsto.I8])/[$Registrado.I8])" office:value-type="percentage" office:value="1" calcext:value-type="percentage">
            <text:p>100,000%</text:p>
          </table:table-cell>
          <table:table-cell table:formula="of:=(ABS([$Registrado.J8] - [$Previsto.J8])/[$Registrado.J8])" office:value-type="percentage" office:value="1" calcext:value-type="percentage">
            <text:p>100,000%</text:p>
          </table:table-cell>
          <table:table-cell table:formula="of:=(ABS([$Registrado.K8] - [$Previsto.K8])/[$Registrado.K8])" office:value-type="percentage" office:value="1" calcext:value-type="percentage">
            <text:p>100,000%</text:p>
          </table:table-cell>
          <table:table-cell table:formula="of:=(ABS([$Registrado.L8] - [$Previsto.L8])/[$Registrado.L8])" office:value-type="percentage" office:value="1" calcext:value-type="percentage">
            <text:p>100,000%</text:p>
          </table:table-cell>
          <table:table-cell table:formula="of:=(ABS([$Registrado.M8] - [$Previsto.M8])/[$Registrado.M8])" office:value-type="percentage" office:value="1" calcext:value-type="percentage">
            <text:p>100,000%</text:p>
          </table:table-cell>
          <table:table-cell table:formula="of:=(ABS([$Registrado.N8] - [$Previsto.N8])/[$Registrado.N8])" office:value-type="percentage" office:value="1" calcext:value-type="percentage">
            <text:p>100,000%</text:p>
          </table:table-cell>
          <table:table-cell table:formula="of:=(ABS([$Registrado.O8] - [$Previsto.O8])/[$Registrado.O8])" office:value-type="percentage" office:value="1" calcext:value-type="percentage">
            <text:p>100,000%</text:p>
          </table:table-cell>
          <table:table-cell table:formula="of:=(ABS([$Registrado.P8] - [$Previsto.P8])/[$Registrado.P8])" office:value-type="percentage" office:value="1" calcext:value-type="percentage">
            <text:p>100,000%</text:p>
          </table:table-cell>
          <table:table-cell table:formula="of:=(ABS([$Registrado.Q8] - [$Previsto.Q8])/[$Registrado.Q8])" office:value-type="percentage" office:value="1" calcext:value-type="percentage">
            <text:p>100,000%</text:p>
          </table:table-cell>
          <table:table-cell table:formula="of:=(ABS([$Registrado.R8] - [$Previsto.R8])/[$Registrado.R8])" office:value-type="percentage" office:value="1" calcext:value-type="percentage">
            <text:p>100,000%</text:p>
          </table:table-cell>
          <table:table-cell table:formula="of:=(ABS([$Registrado.S8] - [$Previsto.S8])/[$Registrado.S8])" office:value-type="percentage" office:value="1" calcext:value-type="percentage">
            <text:p>100,000%</text:p>
          </table:table-cell>
          <table:table-cell table:formula="of:=(ABS([$Registrado.T8] - [$Previsto.T8])/[$Registrado.T8])" office:value-type="percentage" office:value="1" calcext:value-type="percentage">
            <text:p>100,000%</text:p>
          </table:table-cell>
          <table:table-cell table:formula="of:=(ABS([$Registrado.U8] - [$Previsto.U8])/[$Registrado.U8])" office:value-type="percentage" office:value="1" calcext:value-type="percentage">
            <text:p>100,000%</text:p>
          </table:table-cell>
          <table:table-cell table:formula="of:=(ABS([$Registrado.V8] - [$Previsto.V8])/[$Registrado.V8])" office:value-type="percentage" office:value="1" calcext:value-type="percentage">
            <text:p>100,000%</text:p>
          </table:table-cell>
          <table:table-cell table:formula="of:=(ABS([$Registrado.W8] - [$Previsto.W8])/[$Registrado.W8])" office:value-type="percentage" office:value="1" calcext:value-type="percentage">
            <text:p>100,000%</text:p>
          </table:table-cell>
          <table:table-cell table:formula="of:=(ABS([$Registrado.X8] - [$Previsto.X8])/[$Registrado.X8])" office:value-type="percentage" office:value="1" calcext:value-type="percentage">
            <text:p>100,000%</text:p>
          </table:table-cell>
          <table:table-cell table:formula="of:=(ABS([$Registrado.Y8] - [$Previsto.Y8])/[$Registrado.Y8])" office:value-type="percentage" office:value="1" calcext:value-type="percentage">
            <text:p>100,000%</text:p>
          </table:table-cell>
          <table:table-cell table:formula="of:=(ABS([$Registrado.Z8] - [$Previsto.Z8])/[$Registrado.Z8])" office:value-type="percentage" office:value="1" calcext:value-type="percentage">
            <text:p>100,000%</text:p>
          </table:table-cell>
          <table:table-cell table:formula="of:=(ABS([$Registrado.AA8] - [$Previsto.AA8])/[$Registrado.AA8])" office:value-type="percentage" office:value="1" calcext:value-type="percentage">
            <text:p>100,000%</text:p>
          </table:table-cell>
          <table:table-cell table:formula="of:=(ABS([$Registrado.AB8] - [$Previsto.AB8])/[$Registrado.AB8])" office:value-type="percentage" office:value="1" calcext:value-type="percentage">
            <text:p>100,000%</text:p>
          </table:table-cell>
          <table:table-cell table:formula="of:=(ABS([$Registrado.AC8] - [$Previsto.AC8])/[$Registrado.AC8])" office:value-type="percentage" office:value="1" calcext:value-type="percentage">
            <text:p>100,000%</text:p>
          </table:table-cell>
          <table:table-cell table:formula="of:=(ABS([$Registrado.AD8] - [$Previsto.AD8])/[$Registrado.AD8])" office:value-type="percentage" office:value="1" calcext:value-type="percentage">
            <text:p>100,000%</text:p>
          </table:table-cell>
          <table:table-cell table:formula="of:=(ABS([$Registrado.AE8] - [$Previsto.AE8])/[$Registrado.AE8])" office:value-type="percentage" office:value="1" calcext:value-type="percentage">
            <text:p>100,000%</text:p>
          </table:table-cell>
          <table:table-cell table:formula="of:=AVERAGE([.B8:.AE8])" office:value-type="percentage" office:value="1" calcext:value-type="percentage">
            <text:p>100,000%</text:p>
          </table:table-cell>
          <table:table-cell table:formula="of:=STDEV([.B8:.AE8])" office:value-type="percentage" office:value="0" calcext:value-type="percentage">
            <text:p>0,00%</text:p>
          </table:table-cell>
          <table:table-cell table:formula="of:=COUNTIF([.B8:.AE8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1" calcext:value-type="percentage">
            <text:p>100,000%</text:p>
          </table:table-cell>
          <table:table-cell table:formula="of:=(ABS([$Registrado.C9] - [$Previsto.C9])/[$Registrado.C9])" office:value-type="percentage" office:value="1" calcext:value-type="percentage">
            <text:p>100,000%</text:p>
          </table:table-cell>
          <table:table-cell table:formula="of:=(ABS([$Registrado.D9] - [$Previsto.D9])/[$Registrado.D9])" office:value-type="percentage" office:value="1" calcext:value-type="percentage">
            <text:p>100,000%</text:p>
          </table:table-cell>
          <table:table-cell table:formula="of:=(ABS([$Registrado.E9] - [$Previsto.E9])/[$Registrado.E9])" office:value-type="percentage" office:value="1" calcext:value-type="percentage">
            <text:p>100,000%</text:p>
          </table:table-cell>
          <table:table-cell table:formula="of:=(ABS([$Registrado.F9] - [$Previsto.F9])/[$Registrado.F9])" office:value-type="percentage" office:value="1" calcext:value-type="percentage">
            <text:p>100,000%</text:p>
          </table:table-cell>
          <table:table-cell table:formula="of:=(ABS([$Registrado.G9] - [$Previsto.G9])/[$Registrado.G9])" office:value-type="percentage" office:value="1" calcext:value-type="percentage">
            <text:p>100,000%</text:p>
          </table:table-cell>
          <table:table-cell table:formula="of:=(ABS([$Registrado.H9] - [$Previsto.H9])/[$Registrado.H9])" office:value-type="percentage" office:value="1" calcext:value-type="percentage">
            <text:p>100,000%</text:p>
          </table:table-cell>
          <table:table-cell table:formula="of:=(ABS([$Registrado.I9] - [$Previsto.I9])/[$Registrado.I9])" office:value-type="percentage" office:value="1" calcext:value-type="percentage">
            <text:p>100,000%</text:p>
          </table:table-cell>
          <table:table-cell table:formula="of:=(ABS([$Registrado.J9] - [$Previsto.J9])/[$Registrado.J9])" office:value-type="percentage" office:value="1" calcext:value-type="percentage">
            <text:p>100,000%</text:p>
          </table:table-cell>
          <table:table-cell table:formula="of:=(ABS([$Registrado.K9] - [$Previsto.K9])/[$Registrado.K9])" office:value-type="percentage" office:value="1" calcext:value-type="percentage">
            <text:p>100,000%</text:p>
          </table:table-cell>
          <table:table-cell table:formula="of:=(ABS([$Registrado.L9] - [$Previsto.L9])/[$Registrado.L9])" office:value-type="percentage" office:value="1" calcext:value-type="percentage">
            <text:p>100,000%</text:p>
          </table:table-cell>
          <table:table-cell table:formula="of:=(ABS([$Registrado.M9] - [$Previsto.M9])/[$Registrado.M9])" office:value-type="percentage" office:value="1" calcext:value-type="percentage">
            <text:p>100,000%</text:p>
          </table:table-cell>
          <table:table-cell table:formula="of:=(ABS([$Registrado.N9] - [$Previsto.N9])/[$Registrado.N9])" office:value-type="percentage" office:value="1" calcext:value-type="percentage">
            <text:p>100,000%</text:p>
          </table:table-cell>
          <table:table-cell table:formula="of:=(ABS([$Registrado.O9] - [$Previsto.O9])/[$Registrado.O9])" office:value-type="percentage" office:value="1" calcext:value-type="percentage">
            <text:p>100,000%</text:p>
          </table:table-cell>
          <table:table-cell table:formula="of:=(ABS([$Registrado.P9] - [$Previsto.P9])/[$Registrado.P9])" office:value-type="percentage" office:value="1" calcext:value-type="percentage">
            <text:p>100,000%</text:p>
          </table:table-cell>
          <table:table-cell table:formula="of:=(ABS([$Registrado.Q9] - [$Previsto.Q9])/[$Registrado.Q9])" office:value-type="percentage" office:value="1" calcext:value-type="percentage">
            <text:p>100,000%</text:p>
          </table:table-cell>
          <table:table-cell table:formula="of:=(ABS([$Registrado.R9] - [$Previsto.R9])/[$Registrado.R9])" office:value-type="percentage" office:value="1" calcext:value-type="percentage">
            <text:p>100,000%</text:p>
          </table:table-cell>
          <table:table-cell table:formula="of:=(ABS([$Registrado.S9] - [$Previsto.S9])/[$Registrado.S9])" office:value-type="percentage" office:value="1" calcext:value-type="percentage">
            <text:p>100,000%</text:p>
          </table:table-cell>
          <table:table-cell table:formula="of:=(ABS([$Registrado.T9] - [$Previsto.T9])/[$Registrado.T9])" office:value-type="percentage" office:value="1" calcext:value-type="percentage">
            <text:p>100,000%</text:p>
          </table:table-cell>
          <table:table-cell table:formula="of:=(ABS([$Registrado.U9] - [$Previsto.U9])/[$Registrado.U9])" office:value-type="percentage" office:value="1" calcext:value-type="percentage">
            <text:p>100,000%</text:p>
          </table:table-cell>
          <table:table-cell table:formula="of:=(ABS([$Registrado.V9] - [$Previsto.V9])/[$Registrado.V9])" office:value-type="percentage" office:value="1" calcext:value-type="percentage">
            <text:p>100,000%</text:p>
          </table:table-cell>
          <table:table-cell table:formula="of:=(ABS([$Registrado.W9] - [$Previsto.W9])/[$Registrado.W9])" office:value-type="percentage" office:value="1" calcext:value-type="percentage">
            <text:p>100,000%</text:p>
          </table:table-cell>
          <table:table-cell table:formula="of:=(ABS([$Registrado.X9] - [$Previsto.X9])/[$Registrado.X9])" office:value-type="percentage" office:value="1" calcext:value-type="percentage">
            <text:p>100,000%</text:p>
          </table:table-cell>
          <table:table-cell table:formula="of:=(ABS([$Registrado.Y9] - [$Previsto.Y9])/[$Registrado.Y9])" office:value-type="percentage" office:value="1" calcext:value-type="percentage">
            <text:p>100,000%</text:p>
          </table:table-cell>
          <table:table-cell table:formula="of:=(ABS([$Registrado.Z9] - [$Previsto.Z9])/[$Registrado.Z9])" office:value-type="percentage" office:value="1" calcext:value-type="percentage">
            <text:p>100,000%</text:p>
          </table:table-cell>
          <table:table-cell table:formula="of:=(ABS([$Registrado.AA9] - [$Previsto.AA9])/[$Registrado.AA9])" office:value-type="percentage" office:value="1" calcext:value-type="percentage">
            <text:p>100,000%</text:p>
          </table:table-cell>
          <table:table-cell table:formula="of:=(ABS([$Registrado.AB9] - [$Previsto.AB9])/[$Registrado.AB9])" office:value-type="percentage" office:value="1" calcext:value-type="percentage">
            <text:p>100,000%</text:p>
          </table:table-cell>
          <table:table-cell table:formula="of:=(ABS([$Registrado.AC9] - [$Previsto.AC9])/[$Registrado.AC9])" office:value-type="percentage" office:value="1" calcext:value-type="percentage">
            <text:p>100,000%</text:p>
          </table:table-cell>
          <table:table-cell table:formula="of:=(ABS([$Registrado.AD9] - [$Previsto.AD9])/[$Registrado.AD9])" office:value-type="percentage" office:value="1" calcext:value-type="percentage">
            <text:p>100,000%</text:p>
          </table:table-cell>
          <table:table-cell table:formula="of:=(ABS([$Registrado.AE9] - [$Previsto.AE9])/[$Registrado.AE9])" office:value-type="percentage" office:value="1" calcext:value-type="percentage">
            <text:p>100,000%</text:p>
          </table:table-cell>
          <table:table-cell table:formula="of:=AVERAGE([.B9:.AE9])" office:value-type="percentage" office:value="1" calcext:value-type="percentage">
            <text:p>100,000%</text:p>
          </table:table-cell>
          <table:table-cell table:formula="of:=STDEV([.B9:.AE9])" office:value-type="percentage" office:value="0" calcext:value-type="percentage">
            <text:p>0,00%</text:p>
          </table:table-cell>
          <table:table-cell table:formula="of:=COUNTIF([.B9:.AE9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1" calcext:value-type="percentage">
            <text:p>100,000%</text:p>
          </table:table-cell>
          <table:table-cell table:formula="of:=(ABS([$Registrado.C10] - [$Previsto.C10])/[$Registrado.C10])" office:value-type="percentage" office:value="1" calcext:value-type="percentage">
            <text:p>100,000%</text:p>
          </table:table-cell>
          <table:table-cell table:formula="of:=(ABS([$Registrado.D10] - [$Previsto.D10])/[$Registrado.D10])" office:value-type="percentage" office:value="1" calcext:value-type="percentage">
            <text:p>100,000%</text:p>
          </table:table-cell>
          <table:table-cell table:formula="of:=(ABS([$Registrado.E10] - [$Previsto.E10])/[$Registrado.E10])" office:value-type="percentage" office:value="1" calcext:value-type="percentage">
            <text:p>100,000%</text:p>
          </table:table-cell>
          <table:table-cell table:formula="of:=(ABS([$Registrado.F10] - [$Previsto.F10])/[$Registrado.F10])" office:value-type="percentage" office:value="1" calcext:value-type="percentage">
            <text:p>100,000%</text:p>
          </table:table-cell>
          <table:table-cell table:formula="of:=(ABS([$Registrado.G10] - [$Previsto.G10])/[$Registrado.G10])" office:value-type="percentage" office:value="1" calcext:value-type="percentage">
            <text:p>100,000%</text:p>
          </table:table-cell>
          <table:table-cell table:formula="of:=(ABS([$Registrado.H10] - [$Previsto.H10])/[$Registrado.H10])" office:value-type="percentage" office:value="1" calcext:value-type="percentage">
            <text:p>100,000%</text:p>
          </table:table-cell>
          <table:table-cell table:formula="of:=(ABS([$Registrado.I10] - [$Previsto.I10])/[$Registrado.I10])" office:value-type="percentage" office:value="1" calcext:value-type="percentage">
            <text:p>100,000%</text:p>
          </table:table-cell>
          <table:table-cell table:formula="of:=(ABS([$Registrado.J10] - [$Previsto.J10])/[$Registrado.J10])" office:value-type="percentage" office:value="1" calcext:value-type="percentage">
            <text:p>100,000%</text:p>
          </table:table-cell>
          <table:table-cell table:formula="of:=(ABS([$Registrado.K10] - [$Previsto.K10])/[$Registrado.K10])" office:value-type="percentage" office:value="1" calcext:value-type="percentage">
            <text:p>100,000%</text:p>
          </table:table-cell>
          <table:table-cell table:formula="of:=(ABS([$Registrado.L10] - [$Previsto.L10])/[$Registrado.L10])" office:value-type="percentage" office:value="1" calcext:value-type="percentage">
            <text:p>100,000%</text:p>
          </table:table-cell>
          <table:table-cell table:formula="of:=(ABS([$Registrado.M10] - [$Previsto.M10])/[$Registrado.M10])" office:value-type="percentage" office:value="1" calcext:value-type="percentage">
            <text:p>100,000%</text:p>
          </table:table-cell>
          <table:table-cell table:formula="of:=(ABS([$Registrado.N10] - [$Previsto.N10])/[$Registrado.N10])" office:value-type="percentage" office:value="1" calcext:value-type="percentage">
            <text:p>100,000%</text:p>
          </table:table-cell>
          <table:table-cell table:formula="of:=(ABS([$Registrado.O10] - [$Previsto.O10])/[$Registrado.O10])" office:value-type="percentage" office:value="1" calcext:value-type="percentage">
            <text:p>100,000%</text:p>
          </table:table-cell>
          <table:table-cell table:formula="of:=(ABS([$Registrado.P10] - [$Previsto.P10])/[$Registrado.P10])" office:value-type="percentage" office:value="1" calcext:value-type="percentage">
            <text:p>100,000%</text:p>
          </table:table-cell>
          <table:table-cell table:formula="of:=(ABS([$Registrado.Q10] - [$Previsto.Q10])/[$Registrado.Q10])" office:value-type="percentage" office:value="1" calcext:value-type="percentage">
            <text:p>100,000%</text:p>
          </table:table-cell>
          <table:table-cell table:formula="of:=(ABS([$Registrado.R10] - [$Previsto.R10])/[$Registrado.R10])" office:value-type="percentage" office:value="1" calcext:value-type="percentage">
            <text:p>100,000%</text:p>
          </table:table-cell>
          <table:table-cell table:formula="of:=(ABS([$Registrado.S10] - [$Previsto.S10])/[$Registrado.S10])" office:value-type="percentage" office:value="1" calcext:value-type="percentage">
            <text:p>100,000%</text:p>
          </table:table-cell>
          <table:table-cell table:formula="of:=(ABS([$Registrado.T10] - [$Previsto.T10])/[$Registrado.T10])" office:value-type="percentage" office:value="1" calcext:value-type="percentage">
            <text:p>100,000%</text:p>
          </table:table-cell>
          <table:table-cell table:formula="of:=(ABS([$Registrado.U10] - [$Previsto.U10])/[$Registrado.U10])" office:value-type="percentage" office:value="1" calcext:value-type="percentage">
            <text:p>100,000%</text:p>
          </table:table-cell>
          <table:table-cell table:formula="of:=(ABS([$Registrado.V10] - [$Previsto.V10])/[$Registrado.V10])" office:value-type="percentage" office:value="1" calcext:value-type="percentage">
            <text:p>100,000%</text:p>
          </table:table-cell>
          <table:table-cell table:formula="of:=(ABS([$Registrado.W10] - [$Previsto.W10])/[$Registrado.W10])" office:value-type="percentage" office:value="1" calcext:value-type="percentage">
            <text:p>100,000%</text:p>
          </table:table-cell>
          <table:table-cell table:formula="of:=(ABS([$Registrado.X10] - [$Previsto.X10])/[$Registrado.X10])" office:value-type="percentage" office:value="1" calcext:value-type="percentage">
            <text:p>100,000%</text:p>
          </table:table-cell>
          <table:table-cell table:formula="of:=(ABS([$Registrado.Y10] - [$Previsto.Y10])/[$Registrado.Y10])" office:value-type="percentage" office:value="1" calcext:value-type="percentage">
            <text:p>100,000%</text:p>
          </table:table-cell>
          <table:table-cell table:formula="of:=(ABS([$Registrado.Z10] - [$Previsto.Z10])/[$Registrado.Z10])" office:value-type="percentage" office:value="1" calcext:value-type="percentage">
            <text:p>100,000%</text:p>
          </table:table-cell>
          <table:table-cell table:formula="of:=(ABS([$Registrado.AA10] - [$Previsto.AA10])/[$Registrado.AA10])" office:value-type="percentage" office:value="1" calcext:value-type="percentage">
            <text:p>100,000%</text:p>
          </table:table-cell>
          <table:table-cell table:formula="of:=(ABS([$Registrado.AB10] - [$Previsto.AB10])/[$Registrado.AB10])" office:value-type="percentage" office:value="1" calcext:value-type="percentage">
            <text:p>100,000%</text:p>
          </table:table-cell>
          <table:table-cell table:formula="of:=(ABS([$Registrado.AC10] - [$Previsto.AC10])/[$Registrado.AC10])" office:value-type="percentage" office:value="1" calcext:value-type="percentage">
            <text:p>100,000%</text:p>
          </table:table-cell>
          <table:table-cell table:formula="of:=(ABS([$Registrado.AD10] - [$Previsto.AD10])/[$Registrado.AD10])" office:value-type="percentage" office:value="1" calcext:value-type="percentage">
            <text:p>100,000%</text:p>
          </table:table-cell>
          <table:table-cell table:formula="of:=(ABS([$Registrado.AE10] - [$Previsto.AE10])/[$Registrado.AE10])" office:value-type="percentage" office:value="1" calcext:value-type="percentage">
            <text:p>100,000%</text:p>
          </table:table-cell>
          <table:table-cell table:formula="of:=AVERAGE([.B10:.AE10])" office:value-type="percentage" office:value="1" calcext:value-type="percentage">
            <text:p>100,000%</text:p>
          </table:table-cell>
          <table:table-cell table:formula="of:=STDEV([.B10:.AE10])" office:value-type="percentage" office:value="0" calcext:value-type="percentage">
            <text:p>0,00%</text:p>
          </table:table-cell>
          <table:table-cell table:formula="of:=COUNTIF([.B10:.AE10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1" calcext:value-type="percentage">
            <text:p>100,000%</text:p>
          </table:table-cell>
          <table:table-cell table:formula="of:=(ABS([$Registrado.C11] - [$Previsto.C11])/[$Registrado.C11])" office:value-type="percentage" office:value="1" calcext:value-type="percentage">
            <text:p>100,000%</text:p>
          </table:table-cell>
          <table:table-cell table:formula="of:=(ABS([$Registrado.D11] - [$Previsto.D11])/[$Registrado.D11])" office:value-type="percentage" office:value="1" calcext:value-type="percentage">
            <text:p>100,000%</text:p>
          </table:table-cell>
          <table:table-cell table:formula="of:=(ABS([$Registrado.E11] - [$Previsto.E11])/[$Registrado.E11])" office:value-type="percentage" office:value="1" calcext:value-type="percentage">
            <text:p>100,000%</text:p>
          </table:table-cell>
          <table:table-cell table:formula="of:=(ABS([$Registrado.F11] - [$Previsto.F11])/[$Registrado.F11])" office:value-type="percentage" office:value="1" calcext:value-type="percentage">
            <text:p>100,000%</text:p>
          </table:table-cell>
          <table:table-cell table:formula="of:=(ABS([$Registrado.G11] - [$Previsto.G11])/[$Registrado.G11])" office:value-type="percentage" office:value="1" calcext:value-type="percentage">
            <text:p>100,000%</text:p>
          </table:table-cell>
          <table:table-cell table:formula="of:=(ABS([$Registrado.H11] - [$Previsto.H11])/[$Registrado.H11])" office:value-type="percentage" office:value="1" calcext:value-type="percentage">
            <text:p>100,000%</text:p>
          </table:table-cell>
          <table:table-cell table:formula="of:=(ABS([$Registrado.I11] - [$Previsto.I11])/[$Registrado.I11])" office:value-type="percentage" office:value="1" calcext:value-type="percentage">
            <text:p>100,000%</text:p>
          </table:table-cell>
          <table:table-cell table:formula="of:=(ABS([$Registrado.J11] - [$Previsto.J11])/[$Registrado.J11])" office:value-type="percentage" office:value="1" calcext:value-type="percentage">
            <text:p>100,000%</text:p>
          </table:table-cell>
          <table:table-cell table:formula="of:=(ABS([$Registrado.K11] - [$Previsto.K11])/[$Registrado.K11])" office:value-type="percentage" office:value="1" calcext:value-type="percentage">
            <text:p>100,000%</text:p>
          </table:table-cell>
          <table:table-cell table:formula="of:=(ABS([$Registrado.L11] - [$Previsto.L11])/[$Registrado.L11])" office:value-type="percentage" office:value="1" calcext:value-type="percentage">
            <text:p>100,000%</text:p>
          </table:table-cell>
          <table:table-cell table:formula="of:=(ABS([$Registrado.M11] - [$Previsto.M11])/[$Registrado.M11])" office:value-type="percentage" office:value="1" calcext:value-type="percentage">
            <text:p>100,000%</text:p>
          </table:table-cell>
          <table:table-cell table:formula="of:=(ABS([$Registrado.N11] - [$Previsto.N11])/[$Registrado.N11])" office:value-type="percentage" office:value="1" calcext:value-type="percentage">
            <text:p>100,000%</text:p>
          </table:table-cell>
          <table:table-cell table:formula="of:=(ABS([$Registrado.O11] - [$Previsto.O11])/[$Registrado.O11])" office:value-type="percentage" office:value="1" calcext:value-type="percentage">
            <text:p>100,000%</text:p>
          </table:table-cell>
          <table:table-cell table:formula="of:=(ABS([$Registrado.P11] - [$Previsto.P11])/[$Registrado.P11])" office:value-type="percentage" office:value="1" calcext:value-type="percentage">
            <text:p>100,000%</text:p>
          </table:table-cell>
          <table:table-cell table:formula="of:=(ABS([$Registrado.Q11] - [$Previsto.Q11])/[$Registrado.Q11])" office:value-type="percentage" office:value="1" calcext:value-type="percentage">
            <text:p>100,000%</text:p>
          </table:table-cell>
          <table:table-cell table:formula="of:=(ABS([$Registrado.R11] - [$Previsto.R11])/[$Registrado.R11])" office:value-type="percentage" office:value="1" calcext:value-type="percentage">
            <text:p>100,000%</text:p>
          </table:table-cell>
          <table:table-cell table:formula="of:=(ABS([$Registrado.S11] - [$Previsto.S11])/[$Registrado.S11])" office:value-type="percentage" office:value="1" calcext:value-type="percentage">
            <text:p>100,000%</text:p>
          </table:table-cell>
          <table:table-cell table:formula="of:=(ABS([$Registrado.T11] - [$Previsto.T11])/[$Registrado.T11])" office:value-type="percentage" office:value="1" calcext:value-type="percentage">
            <text:p>100,000%</text:p>
          </table:table-cell>
          <table:table-cell table:formula="of:=(ABS([$Registrado.U11] - [$Previsto.U11])/[$Registrado.U11])" office:value-type="percentage" office:value="1" calcext:value-type="percentage">
            <text:p>100,000%</text:p>
          </table:table-cell>
          <table:table-cell table:formula="of:=(ABS([$Registrado.V11] - [$Previsto.V11])/[$Registrado.V11])" office:value-type="percentage" office:value="1" calcext:value-type="percentage">
            <text:p>100,000%</text:p>
          </table:table-cell>
          <table:table-cell table:formula="of:=(ABS([$Registrado.W11] - [$Previsto.W11])/[$Registrado.W11])" office:value-type="percentage" office:value="1" calcext:value-type="percentage">
            <text:p>100,000%</text:p>
          </table:table-cell>
          <table:table-cell table:formula="of:=(ABS([$Registrado.X11] - [$Previsto.X11])/[$Registrado.X11])" office:value-type="percentage" office:value="1" calcext:value-type="percentage">
            <text:p>100,000%</text:p>
          </table:table-cell>
          <table:table-cell table:formula="of:=(ABS([$Registrado.Y11] - [$Previsto.Y11])/[$Registrado.Y11])" office:value-type="percentage" office:value="1" calcext:value-type="percentage">
            <text:p>100,000%</text:p>
          </table:table-cell>
          <table:table-cell table:formula="of:=(ABS([$Registrado.Z11] - [$Previsto.Z11])/[$Registrado.Z11])" office:value-type="percentage" office:value="1" calcext:value-type="percentage">
            <text:p>100,000%</text:p>
          </table:table-cell>
          <table:table-cell table:formula="of:=(ABS([$Registrado.AA11] - [$Previsto.AA11])/[$Registrado.AA11])" office:value-type="percentage" office:value="1" calcext:value-type="percentage">
            <text:p>100,000%</text:p>
          </table:table-cell>
          <table:table-cell table:formula="of:=(ABS([$Registrado.AB11] - [$Previsto.AB11])/[$Registrado.AB11])" office:value-type="percentage" office:value="1" calcext:value-type="percentage">
            <text:p>100,000%</text:p>
          </table:table-cell>
          <table:table-cell table:formula="of:=(ABS([$Registrado.AC11] - [$Previsto.AC11])/[$Registrado.AC11])" office:value-type="percentage" office:value="1" calcext:value-type="percentage">
            <text:p>100,000%</text:p>
          </table:table-cell>
          <table:table-cell table:formula="of:=(ABS([$Registrado.AD11] - [$Previsto.AD11])/[$Registrado.AD11])" office:value-type="percentage" office:value="1" calcext:value-type="percentage">
            <text:p>100,000%</text:p>
          </table:table-cell>
          <table:table-cell table:formula="of:=(ABS([$Registrado.AE11] - [$Previsto.AE11])/[$Registrado.AE11])" office:value-type="percentage" office:value="1" calcext:value-type="percentage">
            <text:p>100,000%</text:p>
          </table:table-cell>
          <table:table-cell table:formula="of:=AVERAGE([.B11:.AE11])" office:value-type="percentage" office:value="1" calcext:value-type="percentage">
            <text:p>100,000%</text:p>
          </table:table-cell>
          <table:table-cell table:formula="of:=STDEV([.B11:.AE11])" office:value-type="percentage" office:value="0" calcext:value-type="percentage">
            <text:p>0,00%</text:p>
          </table:table-cell>
          <table:table-cell table:formula="of:=COUNTIF([.B11:.AE11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136875673649577" calcext:value-type="percentage">
            <text:p>13,688%</text:p>
          </table:table-cell>
          <table:table-cell table:formula="of:=(ABS([$Registrado.C12] - [$Previsto.C12])/[$Registrado.C12])" office:value-type="percentage" office:value="0.173815900579634" calcext:value-type="percentage">
            <text:p>17,382%</text:p>
          </table:table-cell>
          <table:table-cell table:formula="of:=(ABS([$Registrado.D12] - [$Previsto.D12])/[$Registrado.D12])" office:value-type="percentage" office:value="0.0769366452915751" calcext:value-type="percentage">
            <text:p>7,694%</text:p>
          </table:table-cell>
          <table:table-cell table:formula="of:=(ABS([$Registrado.E12] - [$Previsto.E12])/[$Registrado.E12])" office:value-type="percentage" office:value="0.150599337667714" calcext:value-type="percentage">
            <text:p>15,060%</text:p>
          </table:table-cell>
          <table:table-cell table:formula="of:=(ABS([$Registrado.F12] - [$Previsto.F12])/[$Registrado.F12])" office:value-type="percentage" office:value="0.069401206475937" calcext:value-type="percentage">
            <text:p>6,940%</text:p>
          </table:table-cell>
          <table:table-cell table:formula="of:=(ABS([$Registrado.G12] - [$Previsto.G12])/[$Registrado.G12])" office:value-type="percentage" office:value="0.156675947945567" calcext:value-type="percentage">
            <text:p>15,668%</text:p>
          </table:table-cell>
          <table:table-cell table:formula="of:=(ABS([$Registrado.H12] - [$Previsto.H12])/[$Registrado.H12])" office:value-type="percentage" office:value="0.0918766500622665" calcext:value-type="percentage">
            <text:p>9,188%</text:p>
          </table:table-cell>
          <table:table-cell table:formula="of:=(ABS([$Registrado.I12] - [$Previsto.I12])/[$Registrado.I12])" office:value-type="percentage" office:value="0.219634318171302" calcext:value-type="percentage">
            <text:p>21,963%</text:p>
          </table:table-cell>
          <table:table-cell table:formula="of:=(ABS([$Registrado.J12] - [$Previsto.J12])/[$Registrado.J12])" office:value-type="percentage" office:value="0.120053624648672" calcext:value-type="percentage">
            <text:p>12,005%</text:p>
          </table:table-cell>
          <table:table-cell table:formula="of:=(ABS([$Registrado.K12] - [$Previsto.K12])/[$Registrado.K12])" office:value-type="percentage" office:value="0.0704569434061382" calcext:value-type="percentage">
            <text:p>7,046%</text:p>
          </table:table-cell>
          <table:table-cell table:formula="of:=(ABS([$Registrado.L12] - [$Previsto.L12])/[$Registrado.L12])" office:value-type="percentage" office:value="0.207605413752384" calcext:value-type="percentage">
            <text:p>20,761%</text:p>
          </table:table-cell>
          <table:table-cell table:formula="of:=(ABS([$Registrado.M12] - [$Previsto.M12])/[$Registrado.M12])" office:value-type="percentage" office:value="0.242197524998227" calcext:value-type="percentage">
            <text:p>24,220%</text:p>
          </table:table-cell>
          <table:table-cell table:formula="of:=(ABS([$Registrado.N12] - [$Previsto.N12])/[$Registrado.N12])" office:value-type="percentage" office:value="0.130488504060268" calcext:value-type="percentage">
            <text:p>13,049%</text:p>
          </table:table-cell>
          <table:table-cell table:formula="of:=(ABS([$Registrado.O12] - [$Previsto.O12])/[$Registrado.O12])" office:value-type="percentage" office:value="0.247664251292694" calcext:value-type="percentage">
            <text:p>24,766%</text:p>
          </table:table-cell>
          <table:table-cell table:formula="of:=(ABS([$Registrado.P12] - [$Previsto.P12])/[$Registrado.P12])" office:value-type="percentage" office:value="0.116318533073544" calcext:value-type="percentage">
            <text:p>11,632%</text:p>
          </table:table-cell>
          <table:table-cell table:formula="of:=(ABS([$Registrado.Q12] - [$Previsto.Q12])/[$Registrado.Q12])" office:value-type="percentage" office:value="0.184055071530923" calcext:value-type="percentage">
            <text:p>18,406%</text:p>
          </table:table-cell>
          <table:table-cell table:formula="of:=(ABS([$Registrado.R12] - [$Previsto.R12])/[$Registrado.R12])" office:value-type="percentage" office:value="0.0209130864908995" calcext:value-type="percentage">
            <text:p>2,091%</text:p>
          </table:table-cell>
          <table:table-cell table:formula="of:=(ABS([$Registrado.S12] - [$Previsto.S12])/[$Registrado.S12])" office:value-type="percentage" office:value="0.16968991068475" calcext:value-type="percentage">
            <text:p>16,969%</text:p>
          </table:table-cell>
          <table:table-cell table:formula="of:=(ABS([$Registrado.T12] - [$Previsto.T12])/[$Registrado.T12])" office:value-type="percentage" office:value="0.0302667186054439" calcext:value-type="percentage">
            <text:p>3,027%</text:p>
          </table:table-cell>
          <table:table-cell table:formula="of:=(ABS([$Registrado.U12] - [$Previsto.U12])/[$Registrado.U12])" office:value-type="percentage" office:value="0.105236322599434" calcext:value-type="percentage">
            <text:p>10,524%</text:p>
          </table:table-cell>
          <table:table-cell table:formula="of:=(ABS([$Registrado.V12] - [$Previsto.V12])/[$Registrado.V12])" office:value-type="percentage" office:value="0.0353828292415628" calcext:value-type="percentage">
            <text:p>3,538%</text:p>
          </table:table-cell>
          <table:table-cell table:formula="of:=(ABS([$Registrado.W12] - [$Previsto.W12])/[$Registrado.W12])" office:value-type="percentage" office:value="0.0114595546892572" calcext:value-type="percentage">
            <text:p>1,146%</text:p>
          </table:table-cell>
          <table:table-cell table:formula="of:=(ABS([$Registrado.X12] - [$Previsto.X12])/[$Registrado.X12])" office:value-type="percentage" office:value="0.142741272157154" calcext:value-type="percentage">
            <text:p>14,274%</text:p>
          </table:table-cell>
          <table:table-cell table:formula="of:=(ABS([$Registrado.Y12] - [$Previsto.Y12])/[$Registrado.Y12])" office:value-type="percentage" office:value="0.141531771313942" calcext:value-type="percentage">
            <text:p>14,153%</text:p>
          </table:table-cell>
          <table:table-cell table:formula="of:=(ABS([$Registrado.Z12] - [$Previsto.Z12])/[$Registrado.Z12])" office:value-type="percentage" office:value="0.188915336999309" calcext:value-type="percentage">
            <text:p>18,892%</text:p>
          </table:table-cell>
          <table:table-cell table:formula="of:=(ABS([$Registrado.AA12] - [$Previsto.AA12])/[$Registrado.AA12])" office:value-type="percentage" office:value="0.255822479384658" calcext:value-type="percentage">
            <text:p>25,582%</text:p>
          </table:table-cell>
          <table:table-cell table:formula="of:=(ABS([$Registrado.AB12] - [$Previsto.AB12])/[$Registrado.AB12])" office:value-type="percentage" office:value="0.235326880739828" calcext:value-type="percentage">
            <text:p>23,533%</text:p>
          </table:table-cell>
          <table:table-cell table:formula="of:=(ABS([$Registrado.AC12] - [$Previsto.AC12])/[$Registrado.AC12])" office:value-type="percentage" office:value="0.303471175434807" calcext:value-type="percentage">
            <text:p>30,347%</text:p>
          </table:table-cell>
          <table:table-cell table:formula="of:=(ABS([$Registrado.AD12] - [$Previsto.AD12])/[$Registrado.AD12])" office:value-type="percentage" office:value="0.144765837888389" calcext:value-type="percentage">
            <text:p>14,477%</text:p>
          </table:table-cell>
          <table:table-cell table:formula="of:=(ABS([$Registrado.AE12] - [$Previsto.AE12])/[$Registrado.AE12])" office:value-type="percentage" office:value="0.0800437225156226" calcext:value-type="percentage">
            <text:p>8,004%</text:p>
          </table:table-cell>
          <table:table-cell table:formula="of:=AVERAGE([.B12:.AE12])" office:value-type="percentage" office:value="0.142007414845049" calcext:value-type="percentage">
            <text:p>14,201%</text:p>
          </table:table-cell>
          <table:table-cell table:formula="of:=STDEV([.B12:.AE12])" office:value-type="percentage" office:value="0.0753153214653478" calcext:value-type="percentage">
            <text:p>7,53%</text:p>
          </table:table-cell>
          <table:table-cell table:formula="of:=COUNTIF([.B12:.AE12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1" calcext:value-type="percentage">
            <text:p>100,000%</text:p>
          </table:table-cell>
          <table:table-cell table:formula="of:=(ABS([$Registrado.C13] - [$Previsto.C13])/[$Registrado.C13])" office:value-type="percentage" office:value="1" calcext:value-type="percentage">
            <text:p>100,000%</text:p>
          </table:table-cell>
          <table:table-cell table:formula="of:=(ABS([$Registrado.D13] - [$Previsto.D13])/[$Registrado.D13])" office:value-type="percentage" office:value="1" calcext:value-type="percentage">
            <text:p>100,000%</text:p>
          </table:table-cell>
          <table:table-cell table:formula="of:=(ABS([$Registrado.E13] - [$Previsto.E13])/[$Registrado.E13])" office:value-type="percentage" office:value="1" calcext:value-type="percentage">
            <text:p>100,000%</text:p>
          </table:table-cell>
          <table:table-cell table:formula="of:=(ABS([$Registrado.F13] - [$Previsto.F13])/[$Registrado.F13])" office:value-type="percentage" office:value="1" calcext:value-type="percentage">
            <text:p>100,000%</text:p>
          </table:table-cell>
          <table:table-cell table:formula="of:=(ABS([$Registrado.G13] - [$Previsto.G13])/[$Registrado.G13])" office:value-type="percentage" office:value="1" calcext:value-type="percentage">
            <text:p>100,000%</text:p>
          </table:table-cell>
          <table:table-cell table:formula="of:=(ABS([$Registrado.H13] - [$Previsto.H13])/[$Registrado.H13])" office:value-type="percentage" office:value="1" calcext:value-type="percentage">
            <text:p>100,000%</text:p>
          </table:table-cell>
          <table:table-cell table:formula="of:=(ABS([$Registrado.I13] - [$Previsto.I13])/[$Registrado.I13])" office:value-type="percentage" office:value="1" calcext:value-type="percentage">
            <text:p>100,000%</text:p>
          </table:table-cell>
          <table:table-cell table:formula="of:=(ABS([$Registrado.J13] - [$Previsto.J13])/[$Registrado.J13])" office:value-type="percentage" office:value="1" calcext:value-type="percentage">
            <text:p>100,000%</text:p>
          </table:table-cell>
          <table:table-cell table:formula="of:=(ABS([$Registrado.K13] - [$Previsto.K13])/[$Registrado.K13])" office:value-type="percentage" office:value="1" calcext:value-type="percentage">
            <text:p>100,000%</text:p>
          </table:table-cell>
          <table:table-cell table:formula="of:=(ABS([$Registrado.L13] - [$Previsto.L13])/[$Registrado.L13])" office:value-type="percentage" office:value="1" calcext:value-type="percentage">
            <text:p>100,000%</text:p>
          </table:table-cell>
          <table:table-cell table:formula="of:=(ABS([$Registrado.M13] - [$Previsto.M13])/[$Registrado.M13])" office:value-type="percentage" office:value="1" calcext:value-type="percentage">
            <text:p>100,000%</text:p>
          </table:table-cell>
          <table:table-cell table:formula="of:=(ABS([$Registrado.N13] - [$Previsto.N13])/[$Registrado.N13])" office:value-type="percentage" office:value="1" calcext:value-type="percentage">
            <text:p>100,000%</text:p>
          </table:table-cell>
          <table:table-cell table:formula="of:=(ABS([$Registrado.O13] - [$Previsto.O13])/[$Registrado.O13])" office:value-type="percentage" office:value="1" calcext:value-type="percentage">
            <text:p>100,000%</text:p>
          </table:table-cell>
          <table:table-cell table:formula="of:=(ABS([$Registrado.P13] - [$Previsto.P13])/[$Registrado.P13])" office:value-type="percentage" office:value="1" calcext:value-type="percentage">
            <text:p>100,000%</text:p>
          </table:table-cell>
          <table:table-cell table:formula="of:=(ABS([$Registrado.Q13] - [$Previsto.Q13])/[$Registrado.Q13])" office:value-type="percentage" office:value="1" calcext:value-type="percentage">
            <text:p>100,000%</text:p>
          </table:table-cell>
          <table:table-cell table:formula="of:=(ABS([$Registrado.R13] - [$Previsto.R13])/[$Registrado.R13])" office:value-type="percentage" office:value="1" calcext:value-type="percentage">
            <text:p>100,000%</text:p>
          </table:table-cell>
          <table:table-cell table:formula="of:=(ABS([$Registrado.S13] - [$Previsto.S13])/[$Registrado.S13])" office:value-type="percentage" office:value="1" calcext:value-type="percentage">
            <text:p>100,000%</text:p>
          </table:table-cell>
          <table:table-cell table:formula="of:=(ABS([$Registrado.T13] - [$Previsto.T13])/[$Registrado.T13])" office:value-type="percentage" office:value="1" calcext:value-type="percentage">
            <text:p>100,000%</text:p>
          </table:table-cell>
          <table:table-cell table:formula="of:=(ABS([$Registrado.U13] - [$Previsto.U13])/[$Registrado.U13])" office:value-type="percentage" office:value="1" calcext:value-type="percentage">
            <text:p>100,000%</text:p>
          </table:table-cell>
          <table:table-cell table:formula="of:=(ABS([$Registrado.V13] - [$Previsto.V13])/[$Registrado.V13])" office:value-type="percentage" office:value="1" calcext:value-type="percentage">
            <text:p>100,000%</text:p>
          </table:table-cell>
          <table:table-cell table:formula="of:=(ABS([$Registrado.W13] - [$Previsto.W13])/[$Registrado.W13])" office:value-type="percentage" office:value="1" calcext:value-type="percentage">
            <text:p>100,000%</text:p>
          </table:table-cell>
          <table:table-cell table:formula="of:=(ABS([$Registrado.X13] - [$Previsto.X13])/[$Registrado.X13])" office:value-type="percentage" office:value="1" calcext:value-type="percentage">
            <text:p>100,000%</text:p>
          </table:table-cell>
          <table:table-cell table:formula="of:=(ABS([$Registrado.Y13] - [$Previsto.Y13])/[$Registrado.Y13])" office:value-type="percentage" office:value="1" calcext:value-type="percentage">
            <text:p>100,000%</text:p>
          </table:table-cell>
          <table:table-cell table:formula="of:=(ABS([$Registrado.Z13] - [$Previsto.Z13])/[$Registrado.Z13])" office:value-type="percentage" office:value="1" calcext:value-type="percentage">
            <text:p>100,000%</text:p>
          </table:table-cell>
          <table:table-cell table:formula="of:=(ABS([$Registrado.AA13] - [$Previsto.AA13])/[$Registrado.AA13])" office:value-type="percentage" office:value="1" calcext:value-type="percentage">
            <text:p>100,000%</text:p>
          </table:table-cell>
          <table:table-cell table:formula="of:=(ABS([$Registrado.AB13] - [$Previsto.AB13])/[$Registrado.AB13])" office:value-type="percentage" office:value="1" calcext:value-type="percentage">
            <text:p>100,000%</text:p>
          </table:table-cell>
          <table:table-cell table:formula="of:=(ABS([$Registrado.AC13] - [$Previsto.AC13])/[$Registrado.AC13])" office:value-type="percentage" office:value="1" calcext:value-type="percentage">
            <text:p>100,000%</text:p>
          </table:table-cell>
          <table:table-cell table:formula="of:=(ABS([$Registrado.AD13] - [$Previsto.AD13])/[$Registrado.AD13])" office:value-type="percentage" office:value="1" calcext:value-type="percentage">
            <text:p>100,000%</text:p>
          </table:table-cell>
          <table:table-cell table:formula="of:=(ABS([$Registrado.AE13] - [$Previsto.AE13])/[$Registrado.AE13])" office:value-type="percentage" office:value="1" calcext:value-type="percentage">
            <text:p>100,000%</text:p>
          </table:table-cell>
          <table:table-cell table:formula="of:=AVERAGE([.B13:.AE13])" office:value-type="percentage" office:value="1" calcext:value-type="percentage">
            <text:p>100,000%</text:p>
          </table:table-cell>
          <table:table-cell table:formula="of:=STDEV([.B13:.AE13])" office:value-type="percentage" office:value="0" calcext:value-type="percentage">
            <text:p>0,00%</text:p>
          </table:table-cell>
          <table:table-cell table:formula="of:=COUNTIF([.B13:.AE13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0231415130847004" calcext:value-type="percentage">
            <text:p>0,231%</text:p>
          </table:table-cell>
          <table:table-cell table:formula="of:=(ABS([$Registrado.C14] - [$Previsto.C14])/[$Registrado.C14])" office:value-type="percentage" office:value="0.166266279558729" calcext:value-type="percentage">
            <text:p>16,627%</text:p>
          </table:table-cell>
          <table:table-cell table:formula="of:=(ABS([$Registrado.D14] - [$Previsto.D14])/[$Registrado.D14])" office:value-type="percentage" office:value="0.125640495468836" calcext:value-type="percentage">
            <text:p>12,564%</text:p>
          </table:table-cell>
          <table:table-cell table:formula="of:=(ABS([$Registrado.E14] - [$Previsto.E14])/[$Registrado.E14])" office:value-type="percentage" office:value="0.0156342790018865" calcext:value-type="percentage">
            <text:p>1,563%</text:p>
          </table:table-cell>
          <table:table-cell table:formula="of:=(ABS([$Registrado.F14] - [$Previsto.F14])/[$Registrado.F14])" office:value-type="percentage" office:value="0.0138868294003737" calcext:value-type="percentage">
            <text:p>1,389%</text:p>
          </table:table-cell>
          <table:table-cell table:formula="of:=(ABS([$Registrado.G14] - [$Previsto.G14])/[$Registrado.G14])" office:value-type="percentage" office:value="0.245553564296977" calcext:value-type="percentage">
            <text:p>24,555%</text:p>
          </table:table-cell>
          <table:table-cell table:formula="of:=(ABS([$Registrado.H14] - [$Previsto.H14])/[$Registrado.H14])" office:value-type="percentage" office:value="0.0325206691908647" calcext:value-type="percentage">
            <text:p>3,252%</text:p>
          </table:table-cell>
          <table:table-cell table:formula="of:=(ABS([$Registrado.I14] - [$Previsto.I14])/[$Registrado.I14])" office:value-type="percentage" office:value="0.358903177594599" calcext:value-type="percentage">
            <text:p>35,890%</text:p>
          </table:table-cell>
          <table:table-cell table:formula="of:=(ABS([$Registrado.J14] - [$Previsto.J14])/[$Registrado.J14])" office:value-type="percentage" office:value="0.0307627768969647" calcext:value-type="percentage">
            <text:p>3,076%</text:p>
          </table:table-cell>
          <table:table-cell table:formula="of:=(ABS([$Registrado.K14] - [$Previsto.K14])/[$Registrado.K14])" office:value-type="percentage" office:value="0.011813332252473" calcext:value-type="percentage">
            <text:p>1,181%</text:p>
          </table:table-cell>
          <table:table-cell table:formula="of:=(ABS([$Registrado.L14] - [$Previsto.L14])/[$Registrado.L14])" office:value-type="percentage" office:value="0.245488769662019" calcext:value-type="percentage">
            <text:p>24,549%</text:p>
          </table:table-cell>
          <table:table-cell table:formula="of:=(ABS([$Registrado.M14] - [$Previsto.M14])/[$Registrado.M14])" office:value-type="percentage" office:value="0.26852259960063" calcext:value-type="percentage">
            <text:p>26,852%</text:p>
          </table:table-cell>
          <table:table-cell table:formula="of:=(ABS([$Registrado.N14] - [$Previsto.N14])/[$Registrado.N14])" office:value-type="percentage" office:value="0.231163394202642" calcext:value-type="percentage">
            <text:p>23,116%</text:p>
          </table:table-cell>
          <table:table-cell table:formula="of:=(ABS([$Registrado.O14] - [$Previsto.O14])/[$Registrado.O14])" office:value-type="percentage" office:value="0.20834514019682" calcext:value-type="percentage">
            <text:p>20,835%</text:p>
          </table:table-cell>
          <table:table-cell table:formula="of:=(ABS([$Registrado.P14] - [$Previsto.P14])/[$Registrado.P14])" office:value-type="percentage" office:value="0.219086973292923" calcext:value-type="percentage">
            <text:p>21,909%</text:p>
          </table:table-cell>
          <table:table-cell table:formula="of:=(ABS([$Registrado.Q14] - [$Previsto.Q14])/[$Registrado.Q14])" office:value-type="percentage" office:value="0.202646076385723" calcext:value-type="percentage">
            <text:p>20,265%</text:p>
          </table:table-cell>
          <table:table-cell table:formula="of:=(ABS([$Registrado.R14] - [$Previsto.R14])/[$Registrado.R14])" office:value-type="percentage" office:value="0.0357283443981091" calcext:value-type="percentage">
            <text:p>3,573%</text:p>
          </table:table-cell>
          <table:table-cell table:formula="of:=(ABS([$Registrado.S14] - [$Previsto.S14])/[$Registrado.S14])" office:value-type="percentage" office:value="0.0698689072681343" calcext:value-type="percentage">
            <text:p>6,987%</text:p>
          </table:table-cell>
          <table:table-cell table:formula="of:=(ABS([$Registrado.T14] - [$Previsto.T14])/[$Registrado.T14])" office:value-type="percentage" office:value="0.0637391727435697" calcext:value-type="percentage">
            <text:p>6,374%</text:p>
          </table:table-cell>
          <table:table-cell table:formula="of:=(ABS([$Registrado.U14] - [$Previsto.U14])/[$Registrado.U14])" office:value-type="percentage" office:value="0.0986872404758856" calcext:value-type="percentage">
            <text:p>9,869%</text:p>
          </table:table-cell>
          <table:table-cell table:formula="of:=(ABS([$Registrado.V14] - [$Previsto.V14])/[$Registrado.V14])" office:value-type="percentage" office:value="0.0725818534369579" calcext:value-type="percentage">
            <text:p>7,258%</text:p>
          </table:table-cell>
          <table:table-cell table:formula="of:=(ABS([$Registrado.W14] - [$Previsto.W14])/[$Registrado.W14])" office:value-type="percentage" office:value="0.194356994606015" calcext:value-type="percentage">
            <text:p>19,436%</text:p>
          </table:table-cell>
          <table:table-cell table:formula="of:=(ABS([$Registrado.X14] - [$Previsto.X14])/[$Registrado.X14])" office:value-type="percentage" office:value="0.236539870297145" calcext:value-type="percentage">
            <text:p>23,654%</text:p>
          </table:table-cell>
          <table:table-cell table:formula="of:=(ABS([$Registrado.Y14] - [$Previsto.Y14])/[$Registrado.Y14])" office:value-type="percentage" office:value="0.194664445353909" calcext:value-type="percentage">
            <text:p>19,466%</text:p>
          </table:table-cell>
          <table:table-cell table:formula="of:=(ABS([$Registrado.Z14] - [$Previsto.Z14])/[$Registrado.Z14])" office:value-type="percentage" office:value="0.308397352568841" calcext:value-type="percentage">
            <text:p>30,840%</text:p>
          </table:table-cell>
          <table:table-cell table:formula="of:=(ABS([$Registrado.AA14] - [$Previsto.AA14])/[$Registrado.AA14])" office:value-type="percentage" office:value="0.320018737624056" calcext:value-type="percentage">
            <text:p>32,002%</text:p>
          </table:table-cell>
          <table:table-cell table:formula="of:=(ABS([$Registrado.AB14] - [$Previsto.AB14])/[$Registrado.AB14])" office:value-type="percentage" office:value="0.247245956667684" calcext:value-type="percentage">
            <text:p>24,725%</text:p>
          </table:table-cell>
          <table:table-cell table:formula="of:=(ABS([$Registrado.AC14] - [$Previsto.AC14])/[$Registrado.AC14])" office:value-type="percentage" office:value="0.344224619508398" calcext:value-type="percentage">
            <text:p>34,422%</text:p>
          </table:table-cell>
          <table:table-cell table:formula="of:=(ABS([$Registrado.AD14] - [$Previsto.AD14])/[$Registrado.AD14])" office:value-type="percentage" office:value="0.266528496516983" calcext:value-type="percentage">
            <text:p>26,653%</text:p>
          </table:table-cell>
          <table:table-cell table:formula="of:=(ABS([$Registrado.AE14] - [$Previsto.AE14])/[$Registrado.AE14])" office:value-type="percentage" office:value="0.00132727070012755" calcext:value-type="percentage">
            <text:p>0,133%</text:p>
          </table:table-cell>
          <table:table-cell table:formula="of:=AVERAGE([.B14:.AE14])" office:value-type="percentage" office:value="0.161081925682558" calcext:value-type="percentage">
            <text:p>16,108%</text:p>
          </table:table-cell>
          <table:table-cell table:formula="of:=STDEV([.B14:.AE14])" office:value-type="percentage" office:value="0.114471781553353" calcext:value-type="percentage">
            <text:p>11,45%</text:p>
          </table:table-cell>
          <table:table-cell table:formula="of:=COUNTIF([.B14:.AE14]; &quot;&lt;0,05&quot;)" office:value-type="float" office:value="8" calcext:value-type="float">
            <text:p>8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1" calcext:value-type="percentage">
            <text:p>100,000%</text:p>
          </table:table-cell>
          <table:table-cell table:formula="of:=(ABS([$Registrado.C15] - [$Previsto.C15])/[$Registrado.C15])" office:value-type="percentage" office:value="1" calcext:value-type="percentage">
            <text:p>100,000%</text:p>
          </table:table-cell>
          <table:table-cell table:formula="of:=(ABS([$Registrado.D15] - [$Previsto.D15])/[$Registrado.D15])" office:value-type="percentage" office:value="1" calcext:value-type="percentage">
            <text:p>100,000%</text:p>
          </table:table-cell>
          <table:table-cell table:formula="of:=(ABS([$Registrado.E15] - [$Previsto.E15])/[$Registrado.E15])" office:value-type="percentage" office:value="1" calcext:value-type="percentage">
            <text:p>100,000%</text:p>
          </table:table-cell>
          <table:table-cell table:formula="of:=(ABS([$Registrado.F15] - [$Previsto.F15])/[$Registrado.F15])" office:value-type="percentage" office:value="1" calcext:value-type="percentage">
            <text:p>100,000%</text:p>
          </table:table-cell>
          <table:table-cell table:formula="of:=(ABS([$Registrado.G15] - [$Previsto.G15])/[$Registrado.G15])" office:value-type="percentage" office:value="1" calcext:value-type="percentage">
            <text:p>100,000%</text:p>
          </table:table-cell>
          <table:table-cell table:formula="of:=(ABS([$Registrado.H15] - [$Previsto.H15])/[$Registrado.H15])" office:value-type="percentage" office:value="1" calcext:value-type="percentage">
            <text:p>100,000%</text:p>
          </table:table-cell>
          <table:table-cell table:formula="of:=(ABS([$Registrado.I15] - [$Previsto.I15])/[$Registrado.I15])" office:value-type="percentage" office:value="1" calcext:value-type="percentage">
            <text:p>100,000%</text:p>
          </table:table-cell>
          <table:table-cell table:formula="of:=(ABS([$Registrado.J15] - [$Previsto.J15])/[$Registrado.J15])" office:value-type="percentage" office:value="1" calcext:value-type="percentage">
            <text:p>100,000%</text:p>
          </table:table-cell>
          <table:table-cell table:formula="of:=(ABS([$Registrado.K15] - [$Previsto.K15])/[$Registrado.K15])" office:value-type="percentage" office:value="1" calcext:value-type="percentage">
            <text:p>100,000%</text:p>
          </table:table-cell>
          <table:table-cell table:formula="of:=(ABS([$Registrado.L15] - [$Previsto.L15])/[$Registrado.L15])" office:value-type="percentage" office:value="1" calcext:value-type="percentage">
            <text:p>100,000%</text:p>
          </table:table-cell>
          <table:table-cell table:formula="of:=(ABS([$Registrado.M15] - [$Previsto.M15])/[$Registrado.M15])" office:value-type="percentage" office:value="1" calcext:value-type="percentage">
            <text:p>100,000%</text:p>
          </table:table-cell>
          <table:table-cell table:formula="of:=(ABS([$Registrado.N15] - [$Previsto.N15])/[$Registrado.N15])" office:value-type="percentage" office:value="1" calcext:value-type="percentage">
            <text:p>100,000%</text:p>
          </table:table-cell>
          <table:table-cell table:formula="of:=(ABS([$Registrado.O15] - [$Previsto.O15])/[$Registrado.O15])" office:value-type="percentage" office:value="1" calcext:value-type="percentage">
            <text:p>100,000%</text:p>
          </table:table-cell>
          <table:table-cell table:formula="of:=(ABS([$Registrado.P15] - [$Previsto.P15])/[$Registrado.P15])" office:value-type="percentage" office:value="1" calcext:value-type="percentage">
            <text:p>100,000%</text:p>
          </table:table-cell>
          <table:table-cell table:formula="of:=(ABS([$Registrado.Q15] - [$Previsto.Q15])/[$Registrado.Q15])" office:value-type="percentage" office:value="1" calcext:value-type="percentage">
            <text:p>100,000%</text:p>
          </table:table-cell>
          <table:table-cell table:formula="of:=(ABS([$Registrado.R15] - [$Previsto.R15])/[$Registrado.R15])" office:value-type="percentage" office:value="1" calcext:value-type="percentage">
            <text:p>100,000%</text:p>
          </table:table-cell>
          <table:table-cell table:formula="of:=(ABS([$Registrado.S15] - [$Previsto.S15])/[$Registrado.S15])" office:value-type="percentage" office:value="1" calcext:value-type="percentage">
            <text:p>100,000%</text:p>
          </table:table-cell>
          <table:table-cell table:formula="of:=(ABS([$Registrado.T15] - [$Previsto.T15])/[$Registrado.T15])" office:value-type="percentage" office:value="1" calcext:value-type="percentage">
            <text:p>100,000%</text:p>
          </table:table-cell>
          <table:table-cell table:formula="of:=(ABS([$Registrado.U15] - [$Previsto.U15])/[$Registrado.U15])" office:value-type="percentage" office:value="1" calcext:value-type="percentage">
            <text:p>100,000%</text:p>
          </table:table-cell>
          <table:table-cell table:formula="of:=(ABS([$Registrado.V15] - [$Previsto.V15])/[$Registrado.V15])" office:value-type="percentage" office:value="1" calcext:value-type="percentage">
            <text:p>100,000%</text:p>
          </table:table-cell>
          <table:table-cell table:formula="of:=(ABS([$Registrado.W15] - [$Previsto.W15])/[$Registrado.W15])" office:value-type="percentage" office:value="1" calcext:value-type="percentage">
            <text:p>100,000%</text:p>
          </table:table-cell>
          <table:table-cell table:formula="of:=(ABS([$Registrado.X15] - [$Previsto.X15])/[$Registrado.X15])" office:value-type="percentage" office:value="1" calcext:value-type="percentage">
            <text:p>100,000%</text:p>
          </table:table-cell>
          <table:table-cell table:formula="of:=(ABS([$Registrado.Y15] - [$Previsto.Y15])/[$Registrado.Y15])" office:value-type="percentage" office:value="1" calcext:value-type="percentage">
            <text:p>100,000%</text:p>
          </table:table-cell>
          <table:table-cell table:formula="of:=(ABS([$Registrado.Z15] - [$Previsto.Z15])/[$Registrado.Z15])" office:value-type="percentage" office:value="1" calcext:value-type="percentage">
            <text:p>100,000%</text:p>
          </table:table-cell>
          <table:table-cell table:formula="of:=(ABS([$Registrado.AA15] - [$Previsto.AA15])/[$Registrado.AA15])" office:value-type="percentage" office:value="1" calcext:value-type="percentage">
            <text:p>100,000%</text:p>
          </table:table-cell>
          <table:table-cell table:formula="of:=(ABS([$Registrado.AB15] - [$Previsto.AB15])/[$Registrado.AB15])" office:value-type="percentage" office:value="1" calcext:value-type="percentage">
            <text:p>100,000%</text:p>
          </table:table-cell>
          <table:table-cell table:formula="of:=(ABS([$Registrado.AC15] - [$Previsto.AC15])/[$Registrado.AC15])" office:value-type="percentage" office:value="1" calcext:value-type="percentage">
            <text:p>100,000%</text:p>
          </table:table-cell>
          <table:table-cell table:formula="of:=(ABS([$Registrado.AD15] - [$Previsto.AD15])/[$Registrado.AD15])" office:value-type="percentage" office:value="1" calcext:value-type="percentage">
            <text:p>100,000%</text:p>
          </table:table-cell>
          <table:table-cell table:formula="of:=(ABS([$Registrado.AE15] - [$Previsto.AE15])/[$Registrado.AE15])" office:value-type="percentage" office:value="1" calcext:value-type="percentage">
            <text:p>100,000%</text:p>
          </table:table-cell>
          <table:table-cell table:formula="of:=AVERAGE([.B15:.AE15])" office:value-type="percentage" office:value="1" calcext:value-type="percentage">
            <text:p>100,000%</text:p>
          </table:table-cell>
          <table:table-cell table:formula="of:=STDEV([.B15:.AE15])" office:value-type="percentage" office:value="0" calcext:value-type="percentage">
            <text:p>0,00%</text:p>
          </table:table-cell>
          <table:table-cell table:formula="of:=COUNTIF([.B15:.AE1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1" calcext:value-type="percentage">
            <text:p>100,000%</text:p>
          </table:table-cell>
          <table:table-cell table:formula="of:=(ABS([$Registrado.C16] - [$Previsto.C16])/[$Registrado.C16])" office:value-type="percentage" office:value="1" calcext:value-type="percentage">
            <text:p>100,000%</text:p>
          </table:table-cell>
          <table:table-cell table:formula="of:=(ABS([$Registrado.D16] - [$Previsto.D16])/[$Registrado.D16])" office:value-type="percentage" office:value="1" calcext:value-type="percentage">
            <text:p>100,000%</text:p>
          </table:table-cell>
          <table:table-cell table:formula="of:=(ABS([$Registrado.E16] - [$Previsto.E16])/[$Registrado.E16])" office:value-type="percentage" office:value="1" calcext:value-type="percentage">
            <text:p>100,000%</text:p>
          </table:table-cell>
          <table:table-cell table:formula="of:=(ABS([$Registrado.F16] - [$Previsto.F16])/[$Registrado.F16])" office:value-type="percentage" office:value="1" calcext:value-type="percentage">
            <text:p>100,000%</text:p>
          </table:table-cell>
          <table:table-cell table:formula="of:=(ABS([$Registrado.G16] - [$Previsto.G16])/[$Registrado.G16])" office:value-type="percentage" office:value="1" calcext:value-type="percentage">
            <text:p>100,000%</text:p>
          </table:table-cell>
          <table:table-cell table:formula="of:=(ABS([$Registrado.H16] - [$Previsto.H16])/[$Registrado.H16])" office:value-type="percentage" office:value="1" calcext:value-type="percentage">
            <text:p>100,000%</text:p>
          </table:table-cell>
          <table:table-cell table:formula="of:=(ABS([$Registrado.I16] - [$Previsto.I16])/[$Registrado.I16])" office:value-type="percentage" office:value="1" calcext:value-type="percentage">
            <text:p>100,000%</text:p>
          </table:table-cell>
          <table:table-cell table:formula="of:=(ABS([$Registrado.J16] - [$Previsto.J16])/[$Registrado.J16])" office:value-type="percentage" office:value="1" calcext:value-type="percentage">
            <text:p>100,000%</text:p>
          </table:table-cell>
          <table:table-cell table:formula="of:=(ABS([$Registrado.K16] - [$Previsto.K16])/[$Registrado.K16])" office:value-type="percentage" office:value="1" calcext:value-type="percentage">
            <text:p>100,000%</text:p>
          </table:table-cell>
          <table:table-cell table:formula="of:=(ABS([$Registrado.L16] - [$Previsto.L16])/[$Registrado.L16])" office:value-type="percentage" office:value="1" calcext:value-type="percentage">
            <text:p>100,000%</text:p>
          </table:table-cell>
          <table:table-cell table:formula="of:=(ABS([$Registrado.M16] - [$Previsto.M16])/[$Registrado.M16])" office:value-type="percentage" office:value="1" calcext:value-type="percentage">
            <text:p>100,000%</text:p>
          </table:table-cell>
          <table:table-cell table:formula="of:=(ABS([$Registrado.N16] - [$Previsto.N16])/[$Registrado.N16])" office:value-type="percentage" office:value="1" calcext:value-type="percentage">
            <text:p>100,000%</text:p>
          </table:table-cell>
          <table:table-cell table:formula="of:=(ABS([$Registrado.O16] - [$Previsto.O16])/[$Registrado.O16])" office:value-type="percentage" office:value="1" calcext:value-type="percentage">
            <text:p>100,000%</text:p>
          </table:table-cell>
          <table:table-cell table:formula="of:=(ABS([$Registrado.P16] - [$Previsto.P16])/[$Registrado.P16])" office:value-type="percentage" office:value="1" calcext:value-type="percentage">
            <text:p>100,000%</text:p>
          </table:table-cell>
          <table:table-cell table:formula="of:=(ABS([$Registrado.Q16] - [$Previsto.Q16])/[$Registrado.Q16])" office:value-type="percentage" office:value="1" calcext:value-type="percentage">
            <text:p>100,000%</text:p>
          </table:table-cell>
          <table:table-cell table:formula="of:=(ABS([$Registrado.R16] - [$Previsto.R16])/[$Registrado.R16])" office:value-type="percentage" office:value="1" calcext:value-type="percentage">
            <text:p>100,000%</text:p>
          </table:table-cell>
          <table:table-cell table:formula="of:=(ABS([$Registrado.S16] - [$Previsto.S16])/[$Registrado.S16])" office:value-type="percentage" office:value="1" calcext:value-type="percentage">
            <text:p>100,000%</text:p>
          </table:table-cell>
          <table:table-cell table:formula="of:=(ABS([$Registrado.T16] - [$Previsto.T16])/[$Registrado.T16])" office:value-type="percentage" office:value="1" calcext:value-type="percentage">
            <text:p>100,000%</text:p>
          </table:table-cell>
          <table:table-cell table:formula="of:=(ABS([$Registrado.U16] - [$Previsto.U16])/[$Registrado.U16])" office:value-type="percentage" office:value="1" calcext:value-type="percentage">
            <text:p>100,000%</text:p>
          </table:table-cell>
          <table:table-cell table:formula="of:=(ABS([$Registrado.V16] - [$Previsto.V16])/[$Registrado.V16])" office:value-type="percentage" office:value="1" calcext:value-type="percentage">
            <text:p>100,000%</text:p>
          </table:table-cell>
          <table:table-cell table:formula="of:=(ABS([$Registrado.W16] - [$Previsto.W16])/[$Registrado.W16])" office:value-type="percentage" office:value="1" calcext:value-type="percentage">
            <text:p>100,000%</text:p>
          </table:table-cell>
          <table:table-cell table:formula="of:=(ABS([$Registrado.X16] - [$Previsto.X16])/[$Registrado.X16])" office:value-type="percentage" office:value="1" calcext:value-type="percentage">
            <text:p>100,000%</text:p>
          </table:table-cell>
          <table:table-cell table:formula="of:=(ABS([$Registrado.Y16] - [$Previsto.Y16])/[$Registrado.Y16])" office:value-type="percentage" office:value="1" calcext:value-type="percentage">
            <text:p>100,000%</text:p>
          </table:table-cell>
          <table:table-cell table:formula="of:=(ABS([$Registrado.Z16] - [$Previsto.Z16])/[$Registrado.Z16])" office:value-type="percentage" office:value="1" calcext:value-type="percentage">
            <text:p>100,000%</text:p>
          </table:table-cell>
          <table:table-cell table:formula="of:=(ABS([$Registrado.AA16] - [$Previsto.AA16])/[$Registrado.AA16])" office:value-type="percentage" office:value="1" calcext:value-type="percentage">
            <text:p>100,000%</text:p>
          </table:table-cell>
          <table:table-cell table:formula="of:=(ABS([$Registrado.AB16] - [$Previsto.AB16])/[$Registrado.AB16])" office:value-type="percentage" office:value="1" calcext:value-type="percentage">
            <text:p>100,000%</text:p>
          </table:table-cell>
          <table:table-cell table:formula="of:=(ABS([$Registrado.AC16] - [$Previsto.AC16])/[$Registrado.AC16])" office:value-type="percentage" office:value="1" calcext:value-type="percentage">
            <text:p>100,000%</text:p>
          </table:table-cell>
          <table:table-cell table:formula="of:=(ABS([$Registrado.AD16] - [$Previsto.AD16])/[$Registrado.AD16])" office:value-type="percentage" office:value="1" calcext:value-type="percentage">
            <text:p>100,000%</text:p>
          </table:table-cell>
          <table:table-cell table:formula="of:=(ABS([$Registrado.AE16] - [$Previsto.AE16])/[$Registrado.AE16])" office:value-type="percentage" office:value="1" calcext:value-type="percentage">
            <text:p>100,000%</text:p>
          </table:table-cell>
          <table:table-cell table:formula="of:=AVERAGE([.B16:.AE16])" office:value-type="percentage" office:value="1" calcext:value-type="percentage">
            <text:p>100,000%</text:p>
          </table:table-cell>
          <table:table-cell table:formula="of:=STDEV([.B16:.AE16])" office:value-type="percentage" office:value="0" calcext:value-type="percentage">
            <text:p>0,00%</text:p>
          </table:table-cell>
          <table:table-cell table:formula="of:=COUNTIF([.B16:.AE16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1" calcext:value-type="percentage">
            <text:p>100,000%</text:p>
          </table:table-cell>
          <table:table-cell table:formula="of:=(ABS([$Registrado.C17] - [$Previsto.C17])/[$Registrado.C17])" office:value-type="percentage" office:value="1" calcext:value-type="percentage">
            <text:p>100,000%</text:p>
          </table:table-cell>
          <table:table-cell table:formula="of:=(ABS([$Registrado.D17] - [$Previsto.D17])/[$Registrado.D17])" office:value-type="percentage" office:value="1" calcext:value-type="percentage">
            <text:p>100,000%</text:p>
          </table:table-cell>
          <table:table-cell table:formula="of:=(ABS([$Registrado.E17] - [$Previsto.E17])/[$Registrado.E17])" office:value-type="percentage" office:value="1" calcext:value-type="percentage">
            <text:p>100,000%</text:p>
          </table:table-cell>
          <table:table-cell table:formula="of:=(ABS([$Registrado.F17] - [$Previsto.F17])/[$Registrado.F17])" office:value-type="percentage" office:value="1" calcext:value-type="percentage">
            <text:p>100,000%</text:p>
          </table:table-cell>
          <table:table-cell table:formula="of:=(ABS([$Registrado.G17] - [$Previsto.G17])/[$Registrado.G17])" office:value-type="percentage" office:value="1" calcext:value-type="percentage">
            <text:p>100,000%</text:p>
          </table:table-cell>
          <table:table-cell table:formula="of:=(ABS([$Registrado.H17] - [$Previsto.H17])/[$Registrado.H17])" office:value-type="percentage" office:value="1" calcext:value-type="percentage">
            <text:p>100,000%</text:p>
          </table:table-cell>
          <table:table-cell table:formula="of:=(ABS([$Registrado.I17] - [$Previsto.I17])/[$Registrado.I17])" office:value-type="percentage" office:value="1" calcext:value-type="percentage">
            <text:p>100,000%</text:p>
          </table:table-cell>
          <table:table-cell table:formula="of:=(ABS([$Registrado.J17] - [$Previsto.J17])/[$Registrado.J17])" office:value-type="percentage" office:value="1" calcext:value-type="percentage">
            <text:p>100,000%</text:p>
          </table:table-cell>
          <table:table-cell table:formula="of:=(ABS([$Registrado.K17] - [$Previsto.K17])/[$Registrado.K17])" office:value-type="percentage" office:value="1" calcext:value-type="percentage">
            <text:p>100,000%</text:p>
          </table:table-cell>
          <table:table-cell table:formula="of:=(ABS([$Registrado.L17] - [$Previsto.L17])/[$Registrado.L17])" office:value-type="percentage" office:value="1" calcext:value-type="percentage">
            <text:p>100,000%</text:p>
          </table:table-cell>
          <table:table-cell table:formula="of:=(ABS([$Registrado.M17] - [$Previsto.M17])/[$Registrado.M17])" office:value-type="percentage" office:value="1" calcext:value-type="percentage">
            <text:p>100,000%</text:p>
          </table:table-cell>
          <table:table-cell table:formula="of:=(ABS([$Registrado.N17] - [$Previsto.N17])/[$Registrado.N17])" office:value-type="percentage" office:value="1" calcext:value-type="percentage">
            <text:p>100,000%</text:p>
          </table:table-cell>
          <table:table-cell table:formula="of:=(ABS([$Registrado.O17] - [$Previsto.O17])/[$Registrado.O17])" office:value-type="percentage" office:value="1" calcext:value-type="percentage">
            <text:p>100,000%</text:p>
          </table:table-cell>
          <table:table-cell table:formula="of:=(ABS([$Registrado.P17] - [$Previsto.P17])/[$Registrado.P17])" office:value-type="percentage" office:value="1" calcext:value-type="percentage">
            <text:p>100,000%</text:p>
          </table:table-cell>
          <table:table-cell table:formula="of:=(ABS([$Registrado.Q17] - [$Previsto.Q17])/[$Registrado.Q17])" office:value-type="percentage" office:value="1" calcext:value-type="percentage">
            <text:p>100,000%</text:p>
          </table:table-cell>
          <table:table-cell table:formula="of:=(ABS([$Registrado.R17] - [$Previsto.R17])/[$Registrado.R17])" office:value-type="percentage" office:value="1" calcext:value-type="percentage">
            <text:p>100,000%</text:p>
          </table:table-cell>
          <table:table-cell table:formula="of:=(ABS([$Registrado.S17] - [$Previsto.S17])/[$Registrado.S17])" office:value-type="percentage" office:value="1" calcext:value-type="percentage">
            <text:p>100,000%</text:p>
          </table:table-cell>
          <table:table-cell table:formula="of:=(ABS([$Registrado.T17] - [$Previsto.T17])/[$Registrado.T17])" office:value-type="percentage" office:value="1" calcext:value-type="percentage">
            <text:p>100,000%</text:p>
          </table:table-cell>
          <table:table-cell table:formula="of:=(ABS([$Registrado.U17] - [$Previsto.U17])/[$Registrado.U17])" office:value-type="percentage" office:value="1" calcext:value-type="percentage">
            <text:p>100,000%</text:p>
          </table:table-cell>
          <table:table-cell table:formula="of:=(ABS([$Registrado.V17] - [$Previsto.V17])/[$Registrado.V17])" office:value-type="percentage" office:value="1" calcext:value-type="percentage">
            <text:p>100,000%</text:p>
          </table:table-cell>
          <table:table-cell table:formula="of:=(ABS([$Registrado.W17] - [$Previsto.W17])/[$Registrado.W17])" office:value-type="percentage" office:value="1" calcext:value-type="percentage">
            <text:p>100,000%</text:p>
          </table:table-cell>
          <table:table-cell table:formula="of:=(ABS([$Registrado.X17] - [$Previsto.X17])/[$Registrado.X17])" office:value-type="percentage" office:value="1" calcext:value-type="percentage">
            <text:p>100,000%</text:p>
          </table:table-cell>
          <table:table-cell table:formula="of:=(ABS([$Registrado.Y17] - [$Previsto.Y17])/[$Registrado.Y17])" office:value-type="percentage" office:value="1" calcext:value-type="percentage">
            <text:p>100,000%</text:p>
          </table:table-cell>
          <table:table-cell table:formula="of:=(ABS([$Registrado.Z17] - [$Previsto.Z17])/[$Registrado.Z17])" office:value-type="percentage" office:value="1" calcext:value-type="percentage">
            <text:p>100,000%</text:p>
          </table:table-cell>
          <table:table-cell table:formula="of:=(ABS([$Registrado.AA17] - [$Previsto.AA17])/[$Registrado.AA17])" office:value-type="percentage" office:value="1" calcext:value-type="percentage">
            <text:p>100,000%</text:p>
          </table:table-cell>
          <table:table-cell table:formula="of:=(ABS([$Registrado.AB17] - [$Previsto.AB17])/[$Registrado.AB17])" office:value-type="percentage" office:value="1" calcext:value-type="percentage">
            <text:p>100,000%</text:p>
          </table:table-cell>
          <table:table-cell table:formula="of:=(ABS([$Registrado.AC17] - [$Previsto.AC17])/[$Registrado.AC17])" office:value-type="percentage" office:value="1" calcext:value-type="percentage">
            <text:p>100,000%</text:p>
          </table:table-cell>
          <table:table-cell table:formula="of:=(ABS([$Registrado.AD17] - [$Previsto.AD17])/[$Registrado.AD17])" office:value-type="percentage" office:value="1" calcext:value-type="percentage">
            <text:p>100,000%</text:p>
          </table:table-cell>
          <table:table-cell table:formula="of:=(ABS([$Registrado.AE17] - [$Previsto.AE17])/[$Registrado.AE17])" office:value-type="percentage" office:value="1" calcext:value-type="percentage">
            <text:p>100,000%</text:p>
          </table:table-cell>
          <table:table-cell table:formula="of:=AVERAGE([.B17:.AE17])" office:value-type="percentage" office:value="1" calcext:value-type="percentage">
            <text:p>100,000%</text:p>
          </table:table-cell>
          <table:table-cell table:formula="of:=STDEV([.B17:.AE17])" office:value-type="percentage" office:value="0" calcext:value-type="percentage">
            <text:p>0,00%</text:p>
          </table:table-cell>
          <table:table-cell table:formula="of:=COUNTIF([.B17:.AE1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1" calcext:value-type="percentage">
            <text:p>100,000%</text:p>
          </table:table-cell>
          <table:table-cell table:formula="of:=(ABS([$Registrado.C18] - [$Previsto.C18])/[$Registrado.C18])" office:value-type="percentage" office:value="1" calcext:value-type="percentage">
            <text:p>100,000%</text:p>
          </table:table-cell>
          <table:table-cell table:formula="of:=(ABS([$Registrado.D18] - [$Previsto.D18])/[$Registrado.D18])" office:value-type="percentage" office:value="1" calcext:value-type="percentage">
            <text:p>100,000%</text:p>
          </table:table-cell>
          <table:table-cell table:formula="of:=(ABS([$Registrado.E18] - [$Previsto.E18])/[$Registrado.E18])" office:value-type="percentage" office:value="1" calcext:value-type="percentage">
            <text:p>100,000%</text:p>
          </table:table-cell>
          <table:table-cell table:formula="of:=(ABS([$Registrado.F18] - [$Previsto.F18])/[$Registrado.F18])" office:value-type="percentage" office:value="1" calcext:value-type="percentage">
            <text:p>100,000%</text:p>
          </table:table-cell>
          <table:table-cell table:formula="of:=(ABS([$Registrado.G18] - [$Previsto.G18])/[$Registrado.G18])" office:value-type="percentage" office:value="1" calcext:value-type="percentage">
            <text:p>100,000%</text:p>
          </table:table-cell>
          <table:table-cell table:formula="of:=(ABS([$Registrado.H18] - [$Previsto.H18])/[$Registrado.H18])" office:value-type="percentage" office:value="1" calcext:value-type="percentage">
            <text:p>100,000%</text:p>
          </table:table-cell>
          <table:table-cell table:formula="of:=(ABS([$Registrado.I18] - [$Previsto.I18])/[$Registrado.I18])" office:value-type="percentage" office:value="1" calcext:value-type="percentage">
            <text:p>100,000%</text:p>
          </table:table-cell>
          <table:table-cell table:formula="of:=(ABS([$Registrado.J18] - [$Previsto.J18])/[$Registrado.J18])" office:value-type="percentage" office:value="1" calcext:value-type="percentage">
            <text:p>100,000%</text:p>
          </table:table-cell>
          <table:table-cell table:formula="of:=(ABS([$Registrado.K18] - [$Previsto.K18])/[$Registrado.K18])" office:value-type="percentage" office:value="1" calcext:value-type="percentage">
            <text:p>100,000%</text:p>
          </table:table-cell>
          <table:table-cell table:formula="of:=(ABS([$Registrado.L18] - [$Previsto.L18])/[$Registrado.L18])" office:value-type="percentage" office:value="1" calcext:value-type="percentage">
            <text:p>100,000%</text:p>
          </table:table-cell>
          <table:table-cell table:formula="of:=(ABS([$Registrado.M18] - [$Previsto.M18])/[$Registrado.M18])" office:value-type="percentage" office:value="1" calcext:value-type="percentage">
            <text:p>100,000%</text:p>
          </table:table-cell>
          <table:table-cell table:formula="of:=(ABS([$Registrado.N18] - [$Previsto.N18])/[$Registrado.N18])" office:value-type="percentage" office:value="1" calcext:value-type="percentage">
            <text:p>100,000%</text:p>
          </table:table-cell>
          <table:table-cell table:formula="of:=(ABS([$Registrado.O18] - [$Previsto.O18])/[$Registrado.O18])" office:value-type="percentage" office:value="1" calcext:value-type="percentage">
            <text:p>100,000%</text:p>
          </table:table-cell>
          <table:table-cell table:formula="of:=(ABS([$Registrado.P18] - [$Previsto.P18])/[$Registrado.P18])" office:value-type="percentage" office:value="1" calcext:value-type="percentage">
            <text:p>100,000%</text:p>
          </table:table-cell>
          <table:table-cell table:formula="of:=(ABS([$Registrado.Q18] - [$Previsto.Q18])/[$Registrado.Q18])" office:value-type="percentage" office:value="1" calcext:value-type="percentage">
            <text:p>100,000%</text:p>
          </table:table-cell>
          <table:table-cell table:formula="of:=(ABS([$Registrado.R18] - [$Previsto.R18])/[$Registrado.R18])" office:value-type="percentage" office:value="1" calcext:value-type="percentage">
            <text:p>100,000%</text:p>
          </table:table-cell>
          <table:table-cell table:formula="of:=(ABS([$Registrado.S18] - [$Previsto.S18])/[$Registrado.S18])" office:value-type="percentage" office:value="1" calcext:value-type="percentage">
            <text:p>100,000%</text:p>
          </table:table-cell>
          <table:table-cell table:formula="of:=(ABS([$Registrado.T18] - [$Previsto.T18])/[$Registrado.T18])" office:value-type="percentage" office:value="1" calcext:value-type="percentage">
            <text:p>100,000%</text:p>
          </table:table-cell>
          <table:table-cell table:formula="of:=(ABS([$Registrado.U18] - [$Previsto.U18])/[$Registrado.U18])" office:value-type="percentage" office:value="1" calcext:value-type="percentage">
            <text:p>100,000%</text:p>
          </table:table-cell>
          <table:table-cell table:formula="of:=(ABS([$Registrado.V18] - [$Previsto.V18])/[$Registrado.V18])" office:value-type="percentage" office:value="1" calcext:value-type="percentage">
            <text:p>100,000%</text:p>
          </table:table-cell>
          <table:table-cell table:formula="of:=(ABS([$Registrado.W18] - [$Previsto.W18])/[$Registrado.W18])" office:value-type="percentage" office:value="1" calcext:value-type="percentage">
            <text:p>100,000%</text:p>
          </table:table-cell>
          <table:table-cell table:formula="of:=(ABS([$Registrado.X18] - [$Previsto.X18])/[$Registrado.X18])" office:value-type="percentage" office:value="1" calcext:value-type="percentage">
            <text:p>100,000%</text:p>
          </table:table-cell>
          <table:table-cell table:formula="of:=(ABS([$Registrado.Y18] - [$Previsto.Y18])/[$Registrado.Y18])" office:value-type="percentage" office:value="1" calcext:value-type="percentage">
            <text:p>100,000%</text:p>
          </table:table-cell>
          <table:table-cell table:formula="of:=(ABS([$Registrado.Z18] - [$Previsto.Z18])/[$Registrado.Z18])" office:value-type="percentage" office:value="1" calcext:value-type="percentage">
            <text:p>100,000%</text:p>
          </table:table-cell>
          <table:table-cell table:formula="of:=(ABS([$Registrado.AA18] - [$Previsto.AA18])/[$Registrado.AA18])" office:value-type="percentage" office:value="1" calcext:value-type="percentage">
            <text:p>100,000%</text:p>
          </table:table-cell>
          <table:table-cell table:formula="of:=(ABS([$Registrado.AB18] - [$Previsto.AB18])/[$Registrado.AB18])" office:value-type="percentage" office:value="1" calcext:value-type="percentage">
            <text:p>100,000%</text:p>
          </table:table-cell>
          <table:table-cell table:formula="of:=(ABS([$Registrado.AC18] - [$Previsto.AC18])/[$Registrado.AC18])" office:value-type="percentage" office:value="1" calcext:value-type="percentage">
            <text:p>100,000%</text:p>
          </table:table-cell>
          <table:table-cell table:formula="of:=(ABS([$Registrado.AD18] - [$Previsto.AD18])/[$Registrado.AD18])" office:value-type="percentage" office:value="1" calcext:value-type="percentage">
            <text:p>100,000%</text:p>
          </table:table-cell>
          <table:table-cell table:formula="of:=(ABS([$Registrado.AE18] - [$Previsto.AE18])/[$Registrado.AE18])" office:value-type="percentage" office:value="1" calcext:value-type="percentage">
            <text:p>100,000%</text:p>
          </table:table-cell>
          <table:table-cell table:formula="of:=AVERAGE([.B18:.AE18])" office:value-type="percentage" office:value="1" calcext:value-type="percentage">
            <text:p>100,000%</text:p>
          </table:table-cell>
          <table:table-cell table:formula="of:=STDEV([.B18:.AE18])" office:value-type="percentage" office:value="0" calcext:value-type="percentage">
            <text:p>0,00%</text:p>
          </table:table-cell>
          <table:table-cell table:formula="of:=COUNTIF([.B18:.AE18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1" calcext:value-type="percentage">
            <text:p>100,000%</text:p>
          </table:table-cell>
          <table:table-cell table:formula="of:=(ABS([$Registrado.C19] - [$Previsto.C19])/[$Registrado.C19])" office:value-type="percentage" office:value="1" calcext:value-type="percentage">
            <text:p>100,000%</text:p>
          </table:table-cell>
          <table:table-cell table:formula="of:=(ABS([$Registrado.D19] - [$Previsto.D19])/[$Registrado.D19])" office:value-type="percentage" office:value="1" calcext:value-type="percentage">
            <text:p>100,000%</text:p>
          </table:table-cell>
          <table:table-cell table:formula="of:=(ABS([$Registrado.E19] - [$Previsto.E19])/[$Registrado.E19])" office:value-type="percentage" office:value="1" calcext:value-type="percentage">
            <text:p>100,000%</text:p>
          </table:table-cell>
          <table:table-cell table:formula="of:=(ABS([$Registrado.F19] - [$Previsto.F19])/[$Registrado.F19])" office:value-type="percentage" office:value="1" calcext:value-type="percentage">
            <text:p>100,000%</text:p>
          </table:table-cell>
          <table:table-cell table:formula="of:=(ABS([$Registrado.G19] - [$Previsto.G19])/[$Registrado.G19])" office:value-type="percentage" office:value="1" calcext:value-type="percentage">
            <text:p>100,000%</text:p>
          </table:table-cell>
          <table:table-cell table:formula="of:=(ABS([$Registrado.H19] - [$Previsto.H19])/[$Registrado.H19])" office:value-type="percentage" office:value="1" calcext:value-type="percentage">
            <text:p>100,000%</text:p>
          </table:table-cell>
          <table:table-cell table:formula="of:=(ABS([$Registrado.I19] - [$Previsto.I19])/[$Registrado.I19])" office:value-type="percentage" office:value="1" calcext:value-type="percentage">
            <text:p>100,000%</text:p>
          </table:table-cell>
          <table:table-cell table:formula="of:=(ABS([$Registrado.J19] - [$Previsto.J19])/[$Registrado.J19])" office:value-type="percentage" office:value="1" calcext:value-type="percentage">
            <text:p>100,000%</text:p>
          </table:table-cell>
          <table:table-cell table:formula="of:=(ABS([$Registrado.K19] - [$Previsto.K19])/[$Registrado.K19])" office:value-type="percentage" office:value="1" calcext:value-type="percentage">
            <text:p>100,000%</text:p>
          </table:table-cell>
          <table:table-cell table:formula="of:=(ABS([$Registrado.L19] - [$Previsto.L19])/[$Registrado.L19])" office:value-type="percentage" office:value="1" calcext:value-type="percentage">
            <text:p>100,000%</text:p>
          </table:table-cell>
          <table:table-cell table:formula="of:=(ABS([$Registrado.M19] - [$Previsto.M19])/[$Registrado.M19])" office:value-type="percentage" office:value="1" calcext:value-type="percentage">
            <text:p>100,000%</text:p>
          </table:table-cell>
          <table:table-cell table:formula="of:=(ABS([$Registrado.N19] - [$Previsto.N19])/[$Registrado.N19])" office:value-type="percentage" office:value="1" calcext:value-type="percentage">
            <text:p>100,000%</text:p>
          </table:table-cell>
          <table:table-cell table:formula="of:=(ABS([$Registrado.O19] - [$Previsto.O19])/[$Registrado.O19])" office:value-type="percentage" office:value="1" calcext:value-type="percentage">
            <text:p>100,000%</text:p>
          </table:table-cell>
          <table:table-cell table:formula="of:=(ABS([$Registrado.P19] - [$Previsto.P19])/[$Registrado.P19])" office:value-type="percentage" office:value="1" calcext:value-type="percentage">
            <text:p>100,000%</text:p>
          </table:table-cell>
          <table:table-cell table:formula="of:=(ABS([$Registrado.Q19] - [$Previsto.Q19])/[$Registrado.Q19])" office:value-type="percentage" office:value="1" calcext:value-type="percentage">
            <text:p>100,000%</text:p>
          </table:table-cell>
          <table:table-cell table:formula="of:=(ABS([$Registrado.R19] - [$Previsto.R19])/[$Registrado.R19])" office:value-type="percentage" office:value="1" calcext:value-type="percentage">
            <text:p>100,000%</text:p>
          </table:table-cell>
          <table:table-cell table:formula="of:=(ABS([$Registrado.S19] - [$Previsto.S19])/[$Registrado.S19])" office:value-type="percentage" office:value="1" calcext:value-type="percentage">
            <text:p>100,000%</text:p>
          </table:table-cell>
          <table:table-cell table:formula="of:=(ABS([$Registrado.T19] - [$Previsto.T19])/[$Registrado.T19])" office:value-type="percentage" office:value="1" calcext:value-type="percentage">
            <text:p>100,000%</text:p>
          </table:table-cell>
          <table:table-cell table:formula="of:=(ABS([$Registrado.U19] - [$Previsto.U19])/[$Registrado.U19])" office:value-type="percentage" office:value="1" calcext:value-type="percentage">
            <text:p>100,000%</text:p>
          </table:table-cell>
          <table:table-cell table:formula="of:=(ABS([$Registrado.V19] - [$Previsto.V19])/[$Registrado.V19])" office:value-type="percentage" office:value="1" calcext:value-type="percentage">
            <text:p>100,000%</text:p>
          </table:table-cell>
          <table:table-cell table:formula="of:=(ABS([$Registrado.W19] - [$Previsto.W19])/[$Registrado.W19])" office:value-type="percentage" office:value="1" calcext:value-type="percentage">
            <text:p>100,000%</text:p>
          </table:table-cell>
          <table:table-cell table:formula="of:=(ABS([$Registrado.X19] - [$Previsto.X19])/[$Registrado.X19])" office:value-type="percentage" office:value="1" calcext:value-type="percentage">
            <text:p>100,000%</text:p>
          </table:table-cell>
          <table:table-cell table:formula="of:=(ABS([$Registrado.Y19] - [$Previsto.Y19])/[$Registrado.Y19])" office:value-type="percentage" office:value="1" calcext:value-type="percentage">
            <text:p>100,000%</text:p>
          </table:table-cell>
          <table:table-cell table:formula="of:=(ABS([$Registrado.Z19] - [$Previsto.Z19])/[$Registrado.Z19])" office:value-type="percentage" office:value="1" calcext:value-type="percentage">
            <text:p>100,000%</text:p>
          </table:table-cell>
          <table:table-cell table:formula="of:=(ABS([$Registrado.AA19] - [$Previsto.AA19])/[$Registrado.AA19])" office:value-type="percentage" office:value="1" calcext:value-type="percentage">
            <text:p>100,000%</text:p>
          </table:table-cell>
          <table:table-cell table:formula="of:=(ABS([$Registrado.AB19] - [$Previsto.AB19])/[$Registrado.AB19])" office:value-type="percentage" office:value="1" calcext:value-type="percentage">
            <text:p>100,000%</text:p>
          </table:table-cell>
          <table:table-cell table:formula="of:=(ABS([$Registrado.AC19] - [$Previsto.AC19])/[$Registrado.AC19])" office:value-type="percentage" office:value="1" calcext:value-type="percentage">
            <text:p>100,000%</text:p>
          </table:table-cell>
          <table:table-cell table:formula="of:=(ABS([$Registrado.AD19] - [$Previsto.AD19])/[$Registrado.AD19])" office:value-type="percentage" office:value="1" calcext:value-type="percentage">
            <text:p>100,000%</text:p>
          </table:table-cell>
          <table:table-cell table:formula="of:=(ABS([$Registrado.AE19] - [$Previsto.AE19])/[$Registrado.AE19])" office:value-type="percentage" office:value="1" calcext:value-type="percentage">
            <text:p>100,000%</text:p>
          </table:table-cell>
          <table:table-cell table:formula="of:=AVERAGE([.B19:.AE19])" office:value-type="percentage" office:value="1" calcext:value-type="percentage">
            <text:p>100,000%</text:p>
          </table:table-cell>
          <table:table-cell table:formula="of:=STDEV([.B19:.AE19])" office:value-type="percentage" office:value="0" calcext:value-type="percentage">
            <text:p>0,00%</text:p>
          </table:table-cell>
          <table:table-cell table:formula="of:=COUNTIF([.B19:.AE19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1" calcext:value-type="percentage">
            <text:p>100,000%</text:p>
          </table:table-cell>
          <table:table-cell table:formula="of:=(ABS([$Registrado.C20] - [$Previsto.C20])/[$Registrado.C20])" office:value-type="percentage" office:value="1" calcext:value-type="percentage">
            <text:p>100,000%</text:p>
          </table:table-cell>
          <table:table-cell table:formula="of:=(ABS([$Registrado.D20] - [$Previsto.D20])/[$Registrado.D20])" office:value-type="percentage" office:value="1" calcext:value-type="percentage">
            <text:p>100,000%</text:p>
          </table:table-cell>
          <table:table-cell table:formula="of:=(ABS([$Registrado.E20] - [$Previsto.E20])/[$Registrado.E20])" office:value-type="percentage" office:value="1" calcext:value-type="percentage">
            <text:p>100,000%</text:p>
          </table:table-cell>
          <table:table-cell table:formula="of:=(ABS([$Registrado.F20] - [$Previsto.F20])/[$Registrado.F20])" office:value-type="percentage" office:value="1" calcext:value-type="percentage">
            <text:p>100,000%</text:p>
          </table:table-cell>
          <table:table-cell table:formula="of:=(ABS([$Registrado.G20] - [$Previsto.G20])/[$Registrado.G20])" office:value-type="percentage" office:value="1" calcext:value-type="percentage">
            <text:p>100,000%</text:p>
          </table:table-cell>
          <table:table-cell table:formula="of:=(ABS([$Registrado.H20] - [$Previsto.H20])/[$Registrado.H20])" office:value-type="percentage" office:value="1" calcext:value-type="percentage">
            <text:p>100,000%</text:p>
          </table:table-cell>
          <table:table-cell table:formula="of:=(ABS([$Registrado.I20] - [$Previsto.I20])/[$Registrado.I20])" office:value-type="percentage" office:value="1" calcext:value-type="percentage">
            <text:p>100,000%</text:p>
          </table:table-cell>
          <table:table-cell table:formula="of:=(ABS([$Registrado.J20] - [$Previsto.J20])/[$Registrado.J20])" office:value-type="percentage" office:value="1" calcext:value-type="percentage">
            <text:p>100,000%</text:p>
          </table:table-cell>
          <table:table-cell table:formula="of:=(ABS([$Registrado.K20] - [$Previsto.K20])/[$Registrado.K20])" office:value-type="percentage" office:value="1" calcext:value-type="percentage">
            <text:p>100,000%</text:p>
          </table:table-cell>
          <table:table-cell table:formula="of:=(ABS([$Registrado.L20] - [$Previsto.L20])/[$Registrado.L20])" office:value-type="percentage" office:value="1" calcext:value-type="percentage">
            <text:p>100,000%</text:p>
          </table:table-cell>
          <table:table-cell table:formula="of:=(ABS([$Registrado.M20] - [$Previsto.M20])/[$Registrado.M20])" office:value-type="percentage" office:value="1" calcext:value-type="percentage">
            <text:p>100,000%</text:p>
          </table:table-cell>
          <table:table-cell table:formula="of:=(ABS([$Registrado.N20] - [$Previsto.N20])/[$Registrado.N20])" office:value-type="percentage" office:value="1" calcext:value-type="percentage">
            <text:p>100,000%</text:p>
          </table:table-cell>
          <table:table-cell table:formula="of:=(ABS([$Registrado.O20] - [$Previsto.O20])/[$Registrado.O20])" office:value-type="percentage" office:value="1" calcext:value-type="percentage">
            <text:p>100,000%</text:p>
          </table:table-cell>
          <table:table-cell table:formula="of:=(ABS([$Registrado.P20] - [$Previsto.P20])/[$Registrado.P20])" office:value-type="percentage" office:value="1" calcext:value-type="percentage">
            <text:p>100,000%</text:p>
          </table:table-cell>
          <table:table-cell table:formula="of:=(ABS([$Registrado.Q20] - [$Previsto.Q20])/[$Registrado.Q20])" office:value-type="percentage" office:value="1" calcext:value-type="percentage">
            <text:p>100,000%</text:p>
          </table:table-cell>
          <table:table-cell table:formula="of:=(ABS([$Registrado.R20] - [$Previsto.R20])/[$Registrado.R20])" office:value-type="percentage" office:value="1" calcext:value-type="percentage">
            <text:p>100,000%</text:p>
          </table:table-cell>
          <table:table-cell table:formula="of:=(ABS([$Registrado.S20] - [$Previsto.S20])/[$Registrado.S20])" office:value-type="percentage" office:value="1" calcext:value-type="percentage">
            <text:p>100,000%</text:p>
          </table:table-cell>
          <table:table-cell table:formula="of:=(ABS([$Registrado.T20] - [$Previsto.T20])/[$Registrado.T20])" office:value-type="percentage" office:value="1" calcext:value-type="percentage">
            <text:p>100,000%</text:p>
          </table:table-cell>
          <table:table-cell table:formula="of:=(ABS([$Registrado.U20] - [$Previsto.U20])/[$Registrado.U20])" office:value-type="percentage" office:value="1" calcext:value-type="percentage">
            <text:p>100,000%</text:p>
          </table:table-cell>
          <table:table-cell table:formula="of:=(ABS([$Registrado.V20] - [$Previsto.V20])/[$Registrado.V20])" office:value-type="percentage" office:value="1" calcext:value-type="percentage">
            <text:p>100,000%</text:p>
          </table:table-cell>
          <table:table-cell table:formula="of:=(ABS([$Registrado.W20] - [$Previsto.W20])/[$Registrado.W20])" office:value-type="percentage" office:value="1" calcext:value-type="percentage">
            <text:p>100,000%</text:p>
          </table:table-cell>
          <table:table-cell table:formula="of:=(ABS([$Registrado.X20] - [$Previsto.X20])/[$Registrado.X20])" office:value-type="percentage" office:value="1" calcext:value-type="percentage">
            <text:p>100,000%</text:p>
          </table:table-cell>
          <table:table-cell table:formula="of:=(ABS([$Registrado.Y20] - [$Previsto.Y20])/[$Registrado.Y20])" office:value-type="percentage" office:value="1" calcext:value-type="percentage">
            <text:p>100,000%</text:p>
          </table:table-cell>
          <table:table-cell table:formula="of:=(ABS([$Registrado.Z20] - [$Previsto.Z20])/[$Registrado.Z20])" office:value-type="percentage" office:value="1" calcext:value-type="percentage">
            <text:p>100,000%</text:p>
          </table:table-cell>
          <table:table-cell table:formula="of:=(ABS([$Registrado.AA20] - [$Previsto.AA20])/[$Registrado.AA20])" office:value-type="percentage" office:value="1" calcext:value-type="percentage">
            <text:p>100,000%</text:p>
          </table:table-cell>
          <table:table-cell table:formula="of:=(ABS([$Registrado.AB20] - [$Previsto.AB20])/[$Registrado.AB20])" office:value-type="percentage" office:value="1" calcext:value-type="percentage">
            <text:p>100,000%</text:p>
          </table:table-cell>
          <table:table-cell table:formula="of:=(ABS([$Registrado.AC20] - [$Previsto.AC20])/[$Registrado.AC20])" office:value-type="percentage" office:value="1" calcext:value-type="percentage">
            <text:p>100,000%</text:p>
          </table:table-cell>
          <table:table-cell table:formula="of:=(ABS([$Registrado.AD20] - [$Previsto.AD20])/[$Registrado.AD20])" office:value-type="percentage" office:value="1" calcext:value-type="percentage">
            <text:p>100,000%</text:p>
          </table:table-cell>
          <table:table-cell table:formula="of:=(ABS([$Registrado.AE20] - [$Previsto.AE20])/[$Registrado.AE20])" office:value-type="percentage" office:value="1" calcext:value-type="percentage">
            <text:p>100,000%</text:p>
          </table:table-cell>
          <table:table-cell table:formula="of:=AVERAGE([.B20:.AE20])" office:value-type="percentage" office:value="1" calcext:value-type="percentage">
            <text:p>100,000%</text:p>
          </table:table-cell>
          <table:table-cell table:formula="of:=STDEV([.B20:.AE20])" office:value-type="percentage" office:value="0" calcext:value-type="percentage">
            <text:p>0,00%</text:p>
          </table:table-cell>
          <table:table-cell table:formula="of:=COUNTIF([.B20:.AE20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1" calcext:value-type="percentage">
            <text:p>100,000%</text:p>
          </table:table-cell>
          <table:table-cell table:formula="of:=(ABS([$Registrado.C21] - [$Previsto.C21])/[$Registrado.C21])" office:value-type="percentage" office:value="1" calcext:value-type="percentage">
            <text:p>100,000%</text:p>
          </table:table-cell>
          <table:table-cell table:formula="of:=(ABS([$Registrado.D21] - [$Previsto.D21])/[$Registrado.D21])" office:value-type="percentage" office:value="1" calcext:value-type="percentage">
            <text:p>100,000%</text:p>
          </table:table-cell>
          <table:table-cell table:formula="of:=(ABS([$Registrado.E21] - [$Previsto.E21])/[$Registrado.E21])" office:value-type="percentage" office:value="1" calcext:value-type="percentage">
            <text:p>100,000%</text:p>
          </table:table-cell>
          <table:table-cell table:formula="of:=(ABS([$Registrado.F21] - [$Previsto.F21])/[$Registrado.F21])" office:value-type="percentage" office:value="1" calcext:value-type="percentage">
            <text:p>100,000%</text:p>
          </table:table-cell>
          <table:table-cell table:formula="of:=(ABS([$Registrado.G21] - [$Previsto.G21])/[$Registrado.G21])" office:value-type="percentage" office:value="1" calcext:value-type="percentage">
            <text:p>100,000%</text:p>
          </table:table-cell>
          <table:table-cell table:formula="of:=(ABS([$Registrado.H21] - [$Previsto.H21])/[$Registrado.H21])" office:value-type="percentage" office:value="1" calcext:value-type="percentage">
            <text:p>100,000%</text:p>
          </table:table-cell>
          <table:table-cell table:formula="of:=(ABS([$Registrado.I21] - [$Previsto.I21])/[$Registrado.I21])" office:value-type="percentage" office:value="1" calcext:value-type="percentage">
            <text:p>100,000%</text:p>
          </table:table-cell>
          <table:table-cell table:formula="of:=(ABS([$Registrado.J21] - [$Previsto.J21])/[$Registrado.J21])" office:value-type="percentage" office:value="1" calcext:value-type="percentage">
            <text:p>100,000%</text:p>
          </table:table-cell>
          <table:table-cell table:formula="of:=(ABS([$Registrado.K21] - [$Previsto.K21])/[$Registrado.K21])" office:value-type="percentage" office:value="1" calcext:value-type="percentage">
            <text:p>100,000%</text:p>
          </table:table-cell>
          <table:table-cell table:formula="of:=(ABS([$Registrado.L21] - [$Previsto.L21])/[$Registrado.L21])" office:value-type="percentage" office:value="1" calcext:value-type="percentage">
            <text:p>100,000%</text:p>
          </table:table-cell>
          <table:table-cell table:formula="of:=(ABS([$Registrado.M21] - [$Previsto.M21])/[$Registrado.M21])" office:value-type="percentage" office:value="1" calcext:value-type="percentage">
            <text:p>100,000%</text:p>
          </table:table-cell>
          <table:table-cell table:formula="of:=(ABS([$Registrado.N21] - [$Previsto.N21])/[$Registrado.N21])" office:value-type="percentage" office:value="1" calcext:value-type="percentage">
            <text:p>100,000%</text:p>
          </table:table-cell>
          <table:table-cell table:formula="of:=(ABS([$Registrado.O21] - [$Previsto.O21])/[$Registrado.O21])" office:value-type="percentage" office:value="1" calcext:value-type="percentage">
            <text:p>100,000%</text:p>
          </table:table-cell>
          <table:table-cell table:formula="of:=(ABS([$Registrado.P21] - [$Previsto.P21])/[$Registrado.P21])" office:value-type="percentage" office:value="1" calcext:value-type="percentage">
            <text:p>100,000%</text:p>
          </table:table-cell>
          <table:table-cell table:formula="of:=(ABS([$Registrado.Q21] - [$Previsto.Q21])/[$Registrado.Q21])" office:value-type="percentage" office:value="1" calcext:value-type="percentage">
            <text:p>100,000%</text:p>
          </table:table-cell>
          <table:table-cell table:formula="of:=(ABS([$Registrado.R21] - [$Previsto.R21])/[$Registrado.R21])" office:value-type="percentage" office:value="1" calcext:value-type="percentage">
            <text:p>100,000%</text:p>
          </table:table-cell>
          <table:table-cell table:formula="of:=(ABS([$Registrado.S21] - [$Previsto.S21])/[$Registrado.S21])" office:value-type="percentage" office:value="1" calcext:value-type="percentage">
            <text:p>100,000%</text:p>
          </table:table-cell>
          <table:table-cell table:formula="of:=(ABS([$Registrado.T21] - [$Previsto.T21])/[$Registrado.T21])" office:value-type="percentage" office:value="1" calcext:value-type="percentage">
            <text:p>100,000%</text:p>
          </table:table-cell>
          <table:table-cell table:formula="of:=(ABS([$Registrado.U21] - [$Previsto.U21])/[$Registrado.U21])" office:value-type="percentage" office:value="1" calcext:value-type="percentage">
            <text:p>100,000%</text:p>
          </table:table-cell>
          <table:table-cell table:formula="of:=(ABS([$Registrado.V21] - [$Previsto.V21])/[$Registrado.V21])" office:value-type="percentage" office:value="1" calcext:value-type="percentage">
            <text:p>100,000%</text:p>
          </table:table-cell>
          <table:table-cell table:formula="of:=(ABS([$Registrado.W21] - [$Previsto.W21])/[$Registrado.W21])" office:value-type="percentage" office:value="1" calcext:value-type="percentage">
            <text:p>100,000%</text:p>
          </table:table-cell>
          <table:table-cell table:formula="of:=(ABS([$Registrado.X21] - [$Previsto.X21])/[$Registrado.X21])" office:value-type="percentage" office:value="1" calcext:value-type="percentage">
            <text:p>100,000%</text:p>
          </table:table-cell>
          <table:table-cell table:formula="of:=(ABS([$Registrado.Y21] - [$Previsto.Y21])/[$Registrado.Y21])" office:value-type="percentage" office:value="1" calcext:value-type="percentage">
            <text:p>100,000%</text:p>
          </table:table-cell>
          <table:table-cell table:formula="of:=(ABS([$Registrado.Z21] - [$Previsto.Z21])/[$Registrado.Z21])" office:value-type="percentage" office:value="1" calcext:value-type="percentage">
            <text:p>100,000%</text:p>
          </table:table-cell>
          <table:table-cell table:formula="of:=(ABS([$Registrado.AA21] - [$Previsto.AA21])/[$Registrado.AA21])" office:value-type="percentage" office:value="1" calcext:value-type="percentage">
            <text:p>100,000%</text:p>
          </table:table-cell>
          <table:table-cell table:formula="of:=(ABS([$Registrado.AB21] - [$Previsto.AB21])/[$Registrado.AB21])" office:value-type="percentage" office:value="1" calcext:value-type="percentage">
            <text:p>100,000%</text:p>
          </table:table-cell>
          <table:table-cell table:formula="of:=(ABS([$Registrado.AC21] - [$Previsto.AC21])/[$Registrado.AC21])" office:value-type="percentage" office:value="1" calcext:value-type="percentage">
            <text:p>100,000%</text:p>
          </table:table-cell>
          <table:table-cell table:formula="of:=(ABS([$Registrado.AD21] - [$Previsto.AD21])/[$Registrado.AD21])" office:value-type="percentage" office:value="1" calcext:value-type="percentage">
            <text:p>100,000%</text:p>
          </table:table-cell>
          <table:table-cell table:formula="of:=(ABS([$Registrado.AE21] - [$Previsto.AE21])/[$Registrado.AE21])" office:value-type="percentage" office:value="1" calcext:value-type="percentage">
            <text:p>100,000%</text:p>
          </table:table-cell>
          <table:table-cell table:formula="of:=AVERAGE([.B21:.AE21])" office:value-type="percentage" office:value="1" calcext:value-type="percentage">
            <text:p>100,000%</text:p>
          </table:table-cell>
          <table:table-cell table:formula="of:=STDEV([.B21:.AE21])" office:value-type="percentage" office:value="0" calcext:value-type="percentage">
            <text:p>0,00%</text:p>
          </table:table-cell>
          <table:table-cell table:formula="of:=COUNTIF([.B21:.AE21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1" calcext:value-type="percentage">
            <text:p>100,000%</text:p>
          </table:table-cell>
          <table:table-cell table:formula="of:=(ABS([$Registrado.C22] - [$Previsto.C22])/[$Registrado.C22])" office:value-type="percentage" office:value="1" calcext:value-type="percentage">
            <text:p>100,000%</text:p>
          </table:table-cell>
          <table:table-cell table:formula="of:=(ABS([$Registrado.D22] - [$Previsto.D22])/[$Registrado.D22])" office:value-type="percentage" office:value="1" calcext:value-type="percentage">
            <text:p>100,000%</text:p>
          </table:table-cell>
          <table:table-cell table:formula="of:=(ABS([$Registrado.E22] - [$Previsto.E22])/[$Registrado.E22])" office:value-type="percentage" office:value="1" calcext:value-type="percentage">
            <text:p>100,000%</text:p>
          </table:table-cell>
          <table:table-cell table:formula="of:=(ABS([$Registrado.F22] - [$Previsto.F22])/[$Registrado.F22])" office:value-type="percentage" office:value="1" calcext:value-type="percentage">
            <text:p>100,000%</text:p>
          </table:table-cell>
          <table:table-cell table:formula="of:=(ABS([$Registrado.G22] - [$Previsto.G22])/[$Registrado.G22])" office:value-type="percentage" office:value="1" calcext:value-type="percentage">
            <text:p>100,000%</text:p>
          </table:table-cell>
          <table:table-cell table:formula="of:=(ABS([$Registrado.H22] - [$Previsto.H22])/[$Registrado.H22])" office:value-type="percentage" office:value="1" calcext:value-type="percentage">
            <text:p>100,000%</text:p>
          </table:table-cell>
          <table:table-cell table:formula="of:=(ABS([$Registrado.I22] - [$Previsto.I22])/[$Registrado.I22])" office:value-type="percentage" office:value="1" calcext:value-type="percentage">
            <text:p>100,000%</text:p>
          </table:table-cell>
          <table:table-cell table:formula="of:=(ABS([$Registrado.J22] - [$Previsto.J22])/[$Registrado.J22])" office:value-type="percentage" office:value="1" calcext:value-type="percentage">
            <text:p>100,000%</text:p>
          </table:table-cell>
          <table:table-cell table:formula="of:=(ABS([$Registrado.K22] - [$Previsto.K22])/[$Registrado.K22])" office:value-type="percentage" office:value="1" calcext:value-type="percentage">
            <text:p>100,000%</text:p>
          </table:table-cell>
          <table:table-cell table:formula="of:=(ABS([$Registrado.L22] - [$Previsto.L22])/[$Registrado.L22])" office:value-type="percentage" office:value="1" calcext:value-type="percentage">
            <text:p>100,000%</text:p>
          </table:table-cell>
          <table:table-cell table:formula="of:=(ABS([$Registrado.M22] - [$Previsto.M22])/[$Registrado.M22])" office:value-type="percentage" office:value="1" calcext:value-type="percentage">
            <text:p>100,000%</text:p>
          </table:table-cell>
          <table:table-cell table:formula="of:=(ABS([$Registrado.N22] - [$Previsto.N22])/[$Registrado.N22])" office:value-type="percentage" office:value="1" calcext:value-type="percentage">
            <text:p>100,000%</text:p>
          </table:table-cell>
          <table:table-cell table:formula="of:=(ABS([$Registrado.O22] - [$Previsto.O22])/[$Registrado.O22])" office:value-type="percentage" office:value="1" calcext:value-type="percentage">
            <text:p>100,000%</text:p>
          </table:table-cell>
          <table:table-cell table:formula="of:=(ABS([$Registrado.P22] - [$Previsto.P22])/[$Registrado.P22])" office:value-type="percentage" office:value="1" calcext:value-type="percentage">
            <text:p>100,000%</text:p>
          </table:table-cell>
          <table:table-cell table:formula="of:=(ABS([$Registrado.Q22] - [$Previsto.Q22])/[$Registrado.Q22])" office:value-type="percentage" office:value="1" calcext:value-type="percentage">
            <text:p>100,000%</text:p>
          </table:table-cell>
          <table:table-cell table:formula="of:=(ABS([$Registrado.R22] - [$Previsto.R22])/[$Registrado.R22])" office:value-type="percentage" office:value="1" calcext:value-type="percentage">
            <text:p>100,000%</text:p>
          </table:table-cell>
          <table:table-cell table:formula="of:=(ABS([$Registrado.S22] - [$Previsto.S22])/[$Registrado.S22])" office:value-type="percentage" office:value="1" calcext:value-type="percentage">
            <text:p>100,000%</text:p>
          </table:table-cell>
          <table:table-cell table:formula="of:=(ABS([$Registrado.T22] - [$Previsto.T22])/[$Registrado.T22])" office:value-type="percentage" office:value="1" calcext:value-type="percentage">
            <text:p>100,000%</text:p>
          </table:table-cell>
          <table:table-cell table:formula="of:=(ABS([$Registrado.U22] - [$Previsto.U22])/[$Registrado.U22])" office:value-type="percentage" office:value="1" calcext:value-type="percentage">
            <text:p>100,000%</text:p>
          </table:table-cell>
          <table:table-cell table:formula="of:=(ABS([$Registrado.V22] - [$Previsto.V22])/[$Registrado.V22])" office:value-type="percentage" office:value="1" calcext:value-type="percentage">
            <text:p>100,000%</text:p>
          </table:table-cell>
          <table:table-cell table:formula="of:=(ABS([$Registrado.W22] - [$Previsto.W22])/[$Registrado.W22])" office:value-type="percentage" office:value="1" calcext:value-type="percentage">
            <text:p>100,000%</text:p>
          </table:table-cell>
          <table:table-cell table:formula="of:=(ABS([$Registrado.X22] - [$Previsto.X22])/[$Registrado.X22])" office:value-type="percentage" office:value="1" calcext:value-type="percentage">
            <text:p>100,000%</text:p>
          </table:table-cell>
          <table:table-cell table:formula="of:=(ABS([$Registrado.Y22] - [$Previsto.Y22])/[$Registrado.Y22])" office:value-type="percentage" office:value="1" calcext:value-type="percentage">
            <text:p>100,000%</text:p>
          </table:table-cell>
          <table:table-cell table:formula="of:=(ABS([$Registrado.Z22] - [$Previsto.Z22])/[$Registrado.Z22])" office:value-type="percentage" office:value="1" calcext:value-type="percentage">
            <text:p>100,000%</text:p>
          </table:table-cell>
          <table:table-cell table:formula="of:=(ABS([$Registrado.AA22] - [$Previsto.AA22])/[$Registrado.AA22])" office:value-type="percentage" office:value="1" calcext:value-type="percentage">
            <text:p>100,000%</text:p>
          </table:table-cell>
          <table:table-cell table:formula="of:=(ABS([$Registrado.AB22] - [$Previsto.AB22])/[$Registrado.AB22])" office:value-type="percentage" office:value="1" calcext:value-type="percentage">
            <text:p>100,000%</text:p>
          </table:table-cell>
          <table:table-cell table:formula="of:=(ABS([$Registrado.AC22] - [$Previsto.AC22])/[$Registrado.AC22])" office:value-type="percentage" office:value="1" calcext:value-type="percentage">
            <text:p>100,000%</text:p>
          </table:table-cell>
          <table:table-cell table:formula="of:=(ABS([$Registrado.AD22] - [$Previsto.AD22])/[$Registrado.AD22])" office:value-type="percentage" office:value="1" calcext:value-type="percentage">
            <text:p>100,000%</text:p>
          </table:table-cell>
          <table:table-cell table:formula="of:=(ABS([$Registrado.AE22] - [$Previsto.AE22])/[$Registrado.AE22])" office:value-type="percentage" office:value="1" calcext:value-type="percentage">
            <text:p>100,000%</text:p>
          </table:table-cell>
          <table:table-cell table:formula="of:=AVERAGE([.B22:.AE22])" office:value-type="percentage" office:value="1" calcext:value-type="percentage">
            <text:p>100,000%</text:p>
          </table:table-cell>
          <table:table-cell table:formula="of:=STDEV([.B22:.AE22])" office:value-type="percentage" office:value="0" calcext:value-type="percentage">
            <text:p>0,00%</text:p>
          </table:table-cell>
          <table:table-cell table:formula="of:=COUNTIF([.B22:.AE22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1" calcext:value-type="percentage">
            <text:p>100,000%</text:p>
          </table:table-cell>
          <table:table-cell table:formula="of:=(ABS([$Registrado.C23] - [$Previsto.C23])/[$Registrado.C23])" office:value-type="percentage" office:value="1" calcext:value-type="percentage">
            <text:p>100,000%</text:p>
          </table:table-cell>
          <table:table-cell table:formula="of:=(ABS([$Registrado.D23] - [$Previsto.D23])/[$Registrado.D23])" office:value-type="percentage" office:value="1" calcext:value-type="percentage">
            <text:p>100,000%</text:p>
          </table:table-cell>
          <table:table-cell table:formula="of:=(ABS([$Registrado.E23] - [$Previsto.E23])/[$Registrado.E23])" office:value-type="percentage" office:value="1" calcext:value-type="percentage">
            <text:p>100,000%</text:p>
          </table:table-cell>
          <table:table-cell table:formula="of:=(ABS([$Registrado.F23] - [$Previsto.F23])/[$Registrado.F23])" office:value-type="percentage" office:value="1" calcext:value-type="percentage">
            <text:p>100,000%</text:p>
          </table:table-cell>
          <table:table-cell table:formula="of:=(ABS([$Registrado.G23] - [$Previsto.G23])/[$Registrado.G23])" office:value-type="percentage" office:value="1" calcext:value-type="percentage">
            <text:p>100,000%</text:p>
          </table:table-cell>
          <table:table-cell table:formula="of:=(ABS([$Registrado.H23] - [$Previsto.H23])/[$Registrado.H23])" office:value-type="percentage" office:value="1" calcext:value-type="percentage">
            <text:p>100,000%</text:p>
          </table:table-cell>
          <table:table-cell table:formula="of:=(ABS([$Registrado.I23] - [$Previsto.I23])/[$Registrado.I23])" office:value-type="percentage" office:value="1" calcext:value-type="percentage">
            <text:p>100,000%</text:p>
          </table:table-cell>
          <table:table-cell table:formula="of:=(ABS([$Registrado.J23] - [$Previsto.J23])/[$Registrado.J23])" office:value-type="percentage" office:value="1" calcext:value-type="percentage">
            <text:p>100,000%</text:p>
          </table:table-cell>
          <table:table-cell table:formula="of:=(ABS([$Registrado.K23] - [$Previsto.K23])/[$Registrado.K23])" office:value-type="percentage" office:value="1" calcext:value-type="percentage">
            <text:p>100,000%</text:p>
          </table:table-cell>
          <table:table-cell table:formula="of:=(ABS([$Registrado.L23] - [$Previsto.L23])/[$Registrado.L23])" office:value-type="percentage" office:value="1" calcext:value-type="percentage">
            <text:p>100,000%</text:p>
          </table:table-cell>
          <table:table-cell table:formula="of:=(ABS([$Registrado.M23] - [$Previsto.M23])/[$Registrado.M23])" office:value-type="percentage" office:value="1" calcext:value-type="percentage">
            <text:p>100,000%</text:p>
          </table:table-cell>
          <table:table-cell table:formula="of:=(ABS([$Registrado.N23] - [$Previsto.N23])/[$Registrado.N23])" office:value-type="percentage" office:value="1" calcext:value-type="percentage">
            <text:p>100,000%</text:p>
          </table:table-cell>
          <table:table-cell table:formula="of:=(ABS([$Registrado.O23] - [$Previsto.O23])/[$Registrado.O23])" office:value-type="percentage" office:value="1" calcext:value-type="percentage">
            <text:p>100,000%</text:p>
          </table:table-cell>
          <table:table-cell table:formula="of:=(ABS([$Registrado.P23] - [$Previsto.P23])/[$Registrado.P23])" office:value-type="percentage" office:value="1" calcext:value-type="percentage">
            <text:p>100,000%</text:p>
          </table:table-cell>
          <table:table-cell table:formula="of:=(ABS([$Registrado.Q23] - [$Previsto.Q23])/[$Registrado.Q23])" office:value-type="percentage" office:value="1" calcext:value-type="percentage">
            <text:p>100,000%</text:p>
          </table:table-cell>
          <table:table-cell table:formula="of:=(ABS([$Registrado.R23] - [$Previsto.R23])/[$Registrado.R23])" office:value-type="percentage" office:value="1" calcext:value-type="percentage">
            <text:p>100,000%</text:p>
          </table:table-cell>
          <table:table-cell table:formula="of:=(ABS([$Registrado.S23] - [$Previsto.S23])/[$Registrado.S23])" office:value-type="percentage" office:value="1" calcext:value-type="percentage">
            <text:p>100,000%</text:p>
          </table:table-cell>
          <table:table-cell table:formula="of:=(ABS([$Registrado.T23] - [$Previsto.T23])/[$Registrado.T23])" office:value-type="percentage" office:value="1" calcext:value-type="percentage">
            <text:p>100,000%</text:p>
          </table:table-cell>
          <table:table-cell table:formula="of:=(ABS([$Registrado.U23] - [$Previsto.U23])/[$Registrado.U23])" office:value-type="percentage" office:value="1" calcext:value-type="percentage">
            <text:p>100,000%</text:p>
          </table:table-cell>
          <table:table-cell table:formula="of:=(ABS([$Registrado.V23] - [$Previsto.V23])/[$Registrado.V23])" office:value-type="percentage" office:value="1" calcext:value-type="percentage">
            <text:p>100,000%</text:p>
          </table:table-cell>
          <table:table-cell table:formula="of:=(ABS([$Registrado.W23] - [$Previsto.W23])/[$Registrado.W23])" office:value-type="percentage" office:value="1" calcext:value-type="percentage">
            <text:p>100,000%</text:p>
          </table:table-cell>
          <table:table-cell table:formula="of:=(ABS([$Registrado.X23] - [$Previsto.X23])/[$Registrado.X23])" office:value-type="percentage" office:value="1" calcext:value-type="percentage">
            <text:p>100,000%</text:p>
          </table:table-cell>
          <table:table-cell table:formula="of:=(ABS([$Registrado.Y23] - [$Previsto.Y23])/[$Registrado.Y23])" office:value-type="percentage" office:value="1" calcext:value-type="percentage">
            <text:p>100,000%</text:p>
          </table:table-cell>
          <table:table-cell table:formula="of:=(ABS([$Registrado.Z23] - [$Previsto.Z23])/[$Registrado.Z23])" office:value-type="percentage" office:value="1" calcext:value-type="percentage">
            <text:p>100,000%</text:p>
          </table:table-cell>
          <table:table-cell table:formula="of:=(ABS([$Registrado.AA23] - [$Previsto.AA23])/[$Registrado.AA23])" office:value-type="percentage" office:value="1" calcext:value-type="percentage">
            <text:p>100,000%</text:p>
          </table:table-cell>
          <table:table-cell table:formula="of:=(ABS([$Registrado.AB23] - [$Previsto.AB23])/[$Registrado.AB23])" office:value-type="percentage" office:value="1" calcext:value-type="percentage">
            <text:p>100,000%</text:p>
          </table:table-cell>
          <table:table-cell table:formula="of:=(ABS([$Registrado.AC23] - [$Previsto.AC23])/[$Registrado.AC23])" office:value-type="percentage" office:value="1" calcext:value-type="percentage">
            <text:p>100,000%</text:p>
          </table:table-cell>
          <table:table-cell table:formula="of:=(ABS([$Registrado.AD23] - [$Previsto.AD23])/[$Registrado.AD23])" office:value-type="percentage" office:value="1" calcext:value-type="percentage">
            <text:p>100,000%</text:p>
          </table:table-cell>
          <table:table-cell table:formula="of:=(ABS([$Registrado.AE23] - [$Previsto.AE23])/[$Registrado.AE23])" office:value-type="percentage" office:value="1" calcext:value-type="percentage">
            <text:p>100,000%</text:p>
          </table:table-cell>
          <table:table-cell table:formula="of:=AVERAGE([.B23:.AE23])" office:value-type="percentage" office:value="1" calcext:value-type="percentage">
            <text:p>100,000%</text:p>
          </table:table-cell>
          <table:table-cell table:formula="of:=STDEV([.B23:.AE23])" office:value-type="percentage" office:value="0" calcext:value-type="percentage">
            <text:p>0,00%</text:p>
          </table:table-cell>
          <table:table-cell table:formula="of:=COUNTIF([.B23:.AE23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1" calcext:value-type="percentage">
            <text:p>100,000%</text:p>
          </table:table-cell>
          <table:table-cell table:formula="of:=(ABS([$Registrado.C24] - [$Previsto.C24])/[$Registrado.C24])" office:value-type="percentage" office:value="1" calcext:value-type="percentage">
            <text:p>100,000%</text:p>
          </table:table-cell>
          <table:table-cell table:formula="of:=(ABS([$Registrado.D24] - [$Previsto.D24])/[$Registrado.D24])" office:value-type="percentage" office:value="1" calcext:value-type="percentage">
            <text:p>100,000%</text:p>
          </table:table-cell>
          <table:table-cell table:formula="of:=(ABS([$Registrado.E24] - [$Previsto.E24])/[$Registrado.E24])" office:value-type="percentage" office:value="1" calcext:value-type="percentage">
            <text:p>100,000%</text:p>
          </table:table-cell>
          <table:table-cell table:formula="of:=(ABS([$Registrado.F24] - [$Previsto.F24])/[$Registrado.F24])" office:value-type="percentage" office:value="1" calcext:value-type="percentage">
            <text:p>100,000%</text:p>
          </table:table-cell>
          <table:table-cell table:formula="of:=(ABS([$Registrado.G24] - [$Previsto.G24])/[$Registrado.G24])" office:value-type="percentage" office:value="1" calcext:value-type="percentage">
            <text:p>100,000%</text:p>
          </table:table-cell>
          <table:table-cell table:formula="of:=(ABS([$Registrado.H24] - [$Previsto.H24])/[$Registrado.H24])" office:value-type="percentage" office:value="1" calcext:value-type="percentage">
            <text:p>100,000%</text:p>
          </table:table-cell>
          <table:table-cell table:formula="of:=(ABS([$Registrado.I24] - [$Previsto.I24])/[$Registrado.I24])" office:value-type="percentage" office:value="1" calcext:value-type="percentage">
            <text:p>100,000%</text:p>
          </table:table-cell>
          <table:table-cell table:formula="of:=(ABS([$Registrado.J24] - [$Previsto.J24])/[$Registrado.J24])" office:value-type="percentage" office:value="1" calcext:value-type="percentage">
            <text:p>100,000%</text:p>
          </table:table-cell>
          <table:table-cell table:formula="of:=(ABS([$Registrado.K24] - [$Previsto.K24])/[$Registrado.K24])" office:value-type="percentage" office:value="1" calcext:value-type="percentage">
            <text:p>100,000%</text:p>
          </table:table-cell>
          <table:table-cell table:formula="of:=(ABS([$Registrado.L24] - [$Previsto.L24])/[$Registrado.L24])" office:value-type="percentage" office:value="1" calcext:value-type="percentage">
            <text:p>100,000%</text:p>
          </table:table-cell>
          <table:table-cell table:formula="of:=(ABS([$Registrado.M24] - [$Previsto.M24])/[$Registrado.M24])" office:value-type="percentage" office:value="1" calcext:value-type="percentage">
            <text:p>100,000%</text:p>
          </table:table-cell>
          <table:table-cell table:formula="of:=(ABS([$Registrado.N24] - [$Previsto.N24])/[$Registrado.N24])" office:value-type="percentage" office:value="1" calcext:value-type="percentage">
            <text:p>100,000%</text:p>
          </table:table-cell>
          <table:table-cell table:formula="of:=(ABS([$Registrado.O24] - [$Previsto.O24])/[$Registrado.O24])" office:value-type="percentage" office:value="1" calcext:value-type="percentage">
            <text:p>100,000%</text:p>
          </table:table-cell>
          <table:table-cell table:formula="of:=(ABS([$Registrado.P24] - [$Previsto.P24])/[$Registrado.P24])" office:value-type="percentage" office:value="1" calcext:value-type="percentage">
            <text:p>100,000%</text:p>
          </table:table-cell>
          <table:table-cell table:formula="of:=(ABS([$Registrado.Q24] - [$Previsto.Q24])/[$Registrado.Q24])" office:value-type="percentage" office:value="1" calcext:value-type="percentage">
            <text:p>100,000%</text:p>
          </table:table-cell>
          <table:table-cell table:formula="of:=(ABS([$Registrado.R24] - [$Previsto.R24])/[$Registrado.R24])" office:value-type="percentage" office:value="1" calcext:value-type="percentage">
            <text:p>100,000%</text:p>
          </table:table-cell>
          <table:table-cell table:formula="of:=(ABS([$Registrado.S24] - [$Previsto.S24])/[$Registrado.S24])" office:value-type="percentage" office:value="1" calcext:value-type="percentage">
            <text:p>100,000%</text:p>
          </table:table-cell>
          <table:table-cell table:formula="of:=(ABS([$Registrado.T24] - [$Previsto.T24])/[$Registrado.T24])" office:value-type="percentage" office:value="1" calcext:value-type="percentage">
            <text:p>100,000%</text:p>
          </table:table-cell>
          <table:table-cell table:formula="of:=(ABS([$Registrado.U24] - [$Previsto.U24])/[$Registrado.U24])" office:value-type="percentage" office:value="1" calcext:value-type="percentage">
            <text:p>100,000%</text:p>
          </table:table-cell>
          <table:table-cell table:formula="of:=(ABS([$Registrado.V24] - [$Previsto.V24])/[$Registrado.V24])" office:value-type="percentage" office:value="1" calcext:value-type="percentage">
            <text:p>100,000%</text:p>
          </table:table-cell>
          <table:table-cell table:formula="of:=(ABS([$Registrado.W24] - [$Previsto.W24])/[$Registrado.W24])" office:value-type="percentage" office:value="1" calcext:value-type="percentage">
            <text:p>100,000%</text:p>
          </table:table-cell>
          <table:table-cell table:formula="of:=(ABS([$Registrado.X24] - [$Previsto.X24])/[$Registrado.X24])" office:value-type="percentage" office:value="1" calcext:value-type="percentage">
            <text:p>100,000%</text:p>
          </table:table-cell>
          <table:table-cell table:formula="of:=(ABS([$Registrado.Y24] - [$Previsto.Y24])/[$Registrado.Y24])" office:value-type="percentage" office:value="1" calcext:value-type="percentage">
            <text:p>100,000%</text:p>
          </table:table-cell>
          <table:table-cell table:formula="of:=(ABS([$Registrado.Z24] - [$Previsto.Z24])/[$Registrado.Z24])" office:value-type="percentage" office:value="1" calcext:value-type="percentage">
            <text:p>100,000%</text:p>
          </table:table-cell>
          <table:table-cell table:formula="of:=(ABS([$Registrado.AA24] - [$Previsto.AA24])/[$Registrado.AA24])" office:value-type="percentage" office:value="1" calcext:value-type="percentage">
            <text:p>100,000%</text:p>
          </table:table-cell>
          <table:table-cell table:formula="of:=(ABS([$Registrado.AB24] - [$Previsto.AB24])/[$Registrado.AB24])" office:value-type="percentage" office:value="1" calcext:value-type="percentage">
            <text:p>100,000%</text:p>
          </table:table-cell>
          <table:table-cell table:formula="of:=(ABS([$Registrado.AC24] - [$Previsto.AC24])/[$Registrado.AC24])" office:value-type="percentage" office:value="1" calcext:value-type="percentage">
            <text:p>100,000%</text:p>
          </table:table-cell>
          <table:table-cell table:formula="of:=(ABS([$Registrado.AD24] - [$Previsto.AD24])/[$Registrado.AD24])" office:value-type="percentage" office:value="1" calcext:value-type="percentage">
            <text:p>100,000%</text:p>
          </table:table-cell>
          <table:table-cell table:formula="of:=(ABS([$Registrado.AE24] - [$Previsto.AE24])/[$Registrado.AE24])" office:value-type="percentage" office:value="1" calcext:value-type="percentage">
            <text:p>100,000%</text:p>
          </table:table-cell>
          <table:table-cell table:formula="of:=AVERAGE([.B24:.AE24])" office:value-type="percentage" office:value="1" calcext:value-type="percentage">
            <text:p>100,000%</text:p>
          </table:table-cell>
          <table:table-cell table:formula="of:=STDEV([.B24:.AE24])" office:value-type="percentage" office:value="0" calcext:value-type="percentage">
            <text:p>0,00%</text:p>
          </table:table-cell>
          <table:table-cell table:formula="of:=COUNTIF([.B24:.AE24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1" calcext:value-type="percentage">
            <text:p>100,000%</text:p>
          </table:table-cell>
          <table:table-cell table:formula="of:=(ABS([$Registrado.C25] - [$Previsto.C25])/[$Registrado.C25])" office:value-type="percentage" office:value="1" calcext:value-type="percentage">
            <text:p>100,000%</text:p>
          </table:table-cell>
          <table:table-cell table:formula="of:=(ABS([$Registrado.D25] - [$Previsto.D25])/[$Registrado.D25])" office:value-type="percentage" office:value="1" calcext:value-type="percentage">
            <text:p>100,000%</text:p>
          </table:table-cell>
          <table:table-cell table:formula="of:=(ABS([$Registrado.E25] - [$Previsto.E25])/[$Registrado.E25])" office:value-type="percentage" office:value="1" calcext:value-type="percentage">
            <text:p>100,000%</text:p>
          </table:table-cell>
          <table:table-cell table:formula="of:=(ABS([$Registrado.F25] - [$Previsto.F25])/[$Registrado.F25])" office:value-type="percentage" office:value="1" calcext:value-type="percentage">
            <text:p>100,000%</text:p>
          </table:table-cell>
          <table:table-cell table:formula="of:=(ABS([$Registrado.G25] - [$Previsto.G25])/[$Registrado.G25])" office:value-type="percentage" office:value="1" calcext:value-type="percentage">
            <text:p>100,000%</text:p>
          </table:table-cell>
          <table:table-cell table:formula="of:=(ABS([$Registrado.H25] - [$Previsto.H25])/[$Registrado.H25])" office:value-type="percentage" office:value="1" calcext:value-type="percentage">
            <text:p>100,000%</text:p>
          </table:table-cell>
          <table:table-cell table:formula="of:=(ABS([$Registrado.I25] - [$Previsto.I25])/[$Registrado.I25])" office:value-type="percentage" office:value="1" calcext:value-type="percentage">
            <text:p>100,000%</text:p>
          </table:table-cell>
          <table:table-cell table:formula="of:=(ABS([$Registrado.J25] - [$Previsto.J25])/[$Registrado.J25])" office:value-type="percentage" office:value="1" calcext:value-type="percentage">
            <text:p>100,000%</text:p>
          </table:table-cell>
          <table:table-cell table:formula="of:=(ABS([$Registrado.K25] - [$Previsto.K25])/[$Registrado.K25])" office:value-type="percentage" office:value="1" calcext:value-type="percentage">
            <text:p>100,000%</text:p>
          </table:table-cell>
          <table:table-cell table:formula="of:=(ABS([$Registrado.L25] - [$Previsto.L25])/[$Registrado.L25])" office:value-type="percentage" office:value="1" calcext:value-type="percentage">
            <text:p>100,000%</text:p>
          </table:table-cell>
          <table:table-cell table:formula="of:=(ABS([$Registrado.M25] - [$Previsto.M25])/[$Registrado.M25])" office:value-type="percentage" office:value="1" calcext:value-type="percentage">
            <text:p>100,000%</text:p>
          </table:table-cell>
          <table:table-cell table:formula="of:=(ABS([$Registrado.N25] - [$Previsto.N25])/[$Registrado.N25])" office:value-type="percentage" office:value="1" calcext:value-type="percentage">
            <text:p>100,000%</text:p>
          </table:table-cell>
          <table:table-cell table:formula="of:=(ABS([$Registrado.O25] - [$Previsto.O25])/[$Registrado.O25])" office:value-type="percentage" office:value="1" calcext:value-type="percentage">
            <text:p>100,000%</text:p>
          </table:table-cell>
          <table:table-cell table:formula="of:=(ABS([$Registrado.P25] - [$Previsto.P25])/[$Registrado.P25])" office:value-type="percentage" office:value="1" calcext:value-type="percentage">
            <text:p>100,000%</text:p>
          </table:table-cell>
          <table:table-cell table:formula="of:=(ABS([$Registrado.Q25] - [$Previsto.Q25])/[$Registrado.Q25])" office:value-type="percentage" office:value="1" calcext:value-type="percentage">
            <text:p>100,000%</text:p>
          </table:table-cell>
          <table:table-cell table:formula="of:=(ABS([$Registrado.R25] - [$Previsto.R25])/[$Registrado.R25])" office:value-type="percentage" office:value="1" calcext:value-type="percentage">
            <text:p>100,000%</text:p>
          </table:table-cell>
          <table:table-cell table:formula="of:=(ABS([$Registrado.S25] - [$Previsto.S25])/[$Registrado.S25])" office:value-type="percentage" office:value="1" calcext:value-type="percentage">
            <text:p>100,000%</text:p>
          </table:table-cell>
          <table:table-cell table:formula="of:=(ABS([$Registrado.T25] - [$Previsto.T25])/[$Registrado.T25])" office:value-type="percentage" office:value="1" calcext:value-type="percentage">
            <text:p>100,000%</text:p>
          </table:table-cell>
          <table:table-cell table:formula="of:=(ABS([$Registrado.U25] - [$Previsto.U25])/[$Registrado.U25])" office:value-type="percentage" office:value="1" calcext:value-type="percentage">
            <text:p>100,000%</text:p>
          </table:table-cell>
          <table:table-cell table:formula="of:=(ABS([$Registrado.V25] - [$Previsto.V25])/[$Registrado.V25])" office:value-type="percentage" office:value="1" calcext:value-type="percentage">
            <text:p>100,000%</text:p>
          </table:table-cell>
          <table:table-cell table:formula="of:=(ABS([$Registrado.W25] - [$Previsto.W25])/[$Registrado.W25])" office:value-type="percentage" office:value="1" calcext:value-type="percentage">
            <text:p>100,000%</text:p>
          </table:table-cell>
          <table:table-cell table:formula="of:=(ABS([$Registrado.X25] - [$Previsto.X25])/[$Registrado.X25])" office:value-type="percentage" office:value="1" calcext:value-type="percentage">
            <text:p>100,000%</text:p>
          </table:table-cell>
          <table:table-cell table:formula="of:=(ABS([$Registrado.Y25] - [$Previsto.Y25])/[$Registrado.Y25])" office:value-type="percentage" office:value="1" calcext:value-type="percentage">
            <text:p>100,000%</text:p>
          </table:table-cell>
          <table:table-cell table:formula="of:=(ABS([$Registrado.Z25] - [$Previsto.Z25])/[$Registrado.Z25])" office:value-type="percentage" office:value="1" calcext:value-type="percentage">
            <text:p>100,000%</text:p>
          </table:table-cell>
          <table:table-cell table:formula="of:=(ABS([$Registrado.AA25] - [$Previsto.AA25])/[$Registrado.AA25])" office:value-type="percentage" office:value="1" calcext:value-type="percentage">
            <text:p>100,000%</text:p>
          </table:table-cell>
          <table:table-cell table:formula="of:=(ABS([$Registrado.AB25] - [$Previsto.AB25])/[$Registrado.AB25])" office:value-type="percentage" office:value="1" calcext:value-type="percentage">
            <text:p>100,000%</text:p>
          </table:table-cell>
          <table:table-cell table:formula="of:=(ABS([$Registrado.AC25] - [$Previsto.AC25])/[$Registrado.AC25])" office:value-type="percentage" office:value="1" calcext:value-type="percentage">
            <text:p>100,000%</text:p>
          </table:table-cell>
          <table:table-cell table:formula="of:=(ABS([$Registrado.AD25] - [$Previsto.AD25])/[$Registrado.AD25])" office:value-type="percentage" office:value="1" calcext:value-type="percentage">
            <text:p>100,000%</text:p>
          </table:table-cell>
          <table:table-cell table:formula="of:=(ABS([$Registrado.AE25] - [$Previsto.AE25])/[$Registrado.AE25])" office:value-type="percentage" office:value="1" calcext:value-type="percentage">
            <text:p>100,000%</text:p>
          </table:table-cell>
          <table:table-cell table:formula="of:=AVERAGE([.B25:.AE25])" office:value-type="percentage" office:value="1" calcext:value-type="percentage">
            <text:p>100,000%</text:p>
          </table:table-cell>
          <table:table-cell table:formula="of:=STDEV([.B25:.AE25])" office:value-type="percentage" office:value="0" calcext:value-type="percentage">
            <text:p>0,00%</text:p>
          </table:table-cell>
          <table:table-cell table:formula="of:=COUNTIF([.B25:.AE25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926658101384391" calcext:value-type="percentage">
            <text:p>9,267%</text:p>
          </table:table-cell>
          <table:table-cell table:formula="of:=(ABS([$Registrado.C26] - [$Previsto.C26])/[$Registrado.C26])" office:value-type="percentage" office:value="0.116741235965601" calcext:value-type="percentage">
            <text:p>11,674%</text:p>
          </table:table-cell>
          <table:table-cell table:formula="of:=(ABS([$Registrado.D26] - [$Previsto.D26])/[$Registrado.D26])" office:value-type="percentage" office:value="0.0322482013191665" calcext:value-type="percentage">
            <text:p>3,225%</text:p>
          </table:table-cell>
          <table:table-cell table:formula="of:=(ABS([$Registrado.E26] - [$Previsto.E26])/[$Registrado.E26])" office:value-type="percentage" office:value="0.15186514595032" calcext:value-type="percentage">
            <text:p>15,187%</text:p>
          </table:table-cell>
          <table:table-cell table:formula="of:=(ABS([$Registrado.F26] - [$Previsto.F26])/[$Registrado.F26])" office:value-type="percentage" office:value="0.135282863238676" calcext:value-type="percentage">
            <text:p>13,528%</text:p>
          </table:table-cell>
          <table:table-cell table:formula="of:=(ABS([$Registrado.G26] - [$Previsto.G26])/[$Registrado.G26])" office:value-type="percentage" office:value="0.278659517659488" calcext:value-type="percentage">
            <text:p>27,866%</text:p>
          </table:table-cell>
          <table:table-cell table:formula="of:=(ABS([$Registrado.H26] - [$Previsto.H26])/[$Registrado.H26])" office:value-type="percentage" office:value="0.171231132761093" calcext:value-type="percentage">
            <text:p>17,123%</text:p>
          </table:table-cell>
          <table:table-cell table:formula="of:=(ABS([$Registrado.I26] - [$Previsto.I26])/[$Registrado.I26])" office:value-type="percentage" office:value="0.211970211590094" calcext:value-type="percentage">
            <text:p>21,197%</text:p>
          </table:table-cell>
          <table:table-cell table:formula="of:=(ABS([$Registrado.J26] - [$Previsto.J26])/[$Registrado.J26])" office:value-type="percentage" office:value="0.0374735508538489" calcext:value-type="percentage">
            <text:p>3,747%</text:p>
          </table:table-cell>
          <table:table-cell table:formula="of:=(ABS([$Registrado.K26] - [$Previsto.K26])/[$Registrado.K26])" office:value-type="percentage" office:value="0.0365190645605713" calcext:value-type="percentage">
            <text:p>3,652%</text:p>
          </table:table-cell>
          <table:table-cell table:formula="of:=(ABS([$Registrado.L26] - [$Previsto.L26])/[$Registrado.L26])" office:value-type="percentage" office:value="0.296086740426004" calcext:value-type="percentage">
            <text:p>29,609%</text:p>
          </table:table-cell>
          <table:table-cell table:formula="of:=(ABS([$Registrado.M26] - [$Previsto.M26])/[$Registrado.M26])" office:value-type="percentage" office:value="0.12071316796954" calcext:value-type="percentage">
            <text:p>12,071%</text:p>
          </table:table-cell>
          <table:table-cell table:formula="of:=(ABS([$Registrado.N26] - [$Previsto.N26])/[$Registrado.N26])" office:value-type="percentage" office:value="0.0324270006923134" calcext:value-type="percentage">
            <text:p>3,243%</text:p>
          </table:table-cell>
          <table:table-cell table:formula="of:=(ABS([$Registrado.O26] - [$Previsto.O26])/[$Registrado.O26])" office:value-type="percentage" office:value="0.0242208481281115" calcext:value-type="percentage">
            <text:p>2,422%</text:p>
          </table:table-cell>
          <table:table-cell table:formula="of:=(ABS([$Registrado.P26] - [$Previsto.P26])/[$Registrado.P26])" office:value-type="percentage" office:value="0.0555391151376137" calcext:value-type="percentage">
            <text:p>5,554%</text:p>
          </table:table-cell>
          <table:table-cell table:formula="of:=(ABS([$Registrado.Q26] - [$Previsto.Q26])/[$Registrado.Q26])" office:value-type="percentage" office:value="0.011431176445038" calcext:value-type="percentage">
            <text:p>1,143%</text:p>
          </table:table-cell>
          <table:table-cell table:formula="of:=(ABS([$Registrado.R26] - [$Previsto.R26])/[$Registrado.R26])" office:value-type="percentage" office:value="0.0370235390827839" calcext:value-type="percentage">
            <text:p>3,702%</text:p>
          </table:table-cell>
          <table:table-cell table:formula="of:=(ABS([$Registrado.S26] - [$Previsto.S26])/[$Registrado.S26])" office:value-type="percentage" office:value="0.149138014848" calcext:value-type="percentage">
            <text:p>14,914%</text:p>
          </table:table-cell>
          <table:table-cell table:formula="of:=(ABS([$Registrado.T26] - [$Previsto.T26])/[$Registrado.T26])" office:value-type="percentage" office:value="0.0189252968966512" calcext:value-type="percentage">
            <text:p>1,893%</text:p>
          </table:table-cell>
          <table:table-cell table:formula="of:=(ABS([$Registrado.U26] - [$Previsto.U26])/[$Registrado.U26])" office:value-type="percentage" office:value="0.139838743703198" calcext:value-type="percentage">
            <text:p>13,984%</text:p>
          </table:table-cell>
          <table:table-cell table:formula="of:=(ABS([$Registrado.V26] - [$Previsto.V26])/[$Registrado.V26])" office:value-type="percentage" office:value="0.120628599018409" calcext:value-type="percentage">
            <text:p>12,063%</text:p>
          </table:table-cell>
          <table:table-cell table:formula="of:=(ABS([$Registrado.W26] - [$Previsto.W26])/[$Registrado.W26])" office:value-type="percentage" office:value="0.0172240449912" calcext:value-type="percentage">
            <text:p>1,722%</text:p>
          </table:table-cell>
          <table:table-cell table:formula="of:=(ABS([$Registrado.X26] - [$Previsto.X26])/[$Registrado.X26])" office:value-type="percentage" office:value="0.0400998513169074" calcext:value-type="percentage">
            <text:p>4,010%</text:p>
          </table:table-cell>
          <table:table-cell table:formula="of:=(ABS([$Registrado.Y26] - [$Previsto.Y26])/[$Registrado.Y26])" office:value-type="percentage" office:value="0.106221087457375" calcext:value-type="percentage">
            <text:p>10,622%</text:p>
          </table:table-cell>
          <table:table-cell table:formula="of:=(ABS([$Registrado.Z26] - [$Previsto.Z26])/[$Registrado.Z26])" office:value-type="percentage" office:value="0.0553493772518017" calcext:value-type="percentage">
            <text:p>5,535%</text:p>
          </table:table-cell>
          <table:table-cell table:formula="of:=(ABS([$Registrado.AA26] - [$Previsto.AA26])/[$Registrado.AA26])" office:value-type="percentage" office:value="0.0761548320207562" calcext:value-type="percentage">
            <text:p>7,615%</text:p>
          </table:table-cell>
          <table:table-cell table:formula="of:=(ABS([$Registrado.AB26] - [$Previsto.AB26])/[$Registrado.AB26])" office:value-type="percentage" office:value="0.00264719016137499" calcext:value-type="percentage">
            <text:p>0,265%</text:p>
          </table:table-cell>
          <table:table-cell table:formula="of:=(ABS([$Registrado.AC26] - [$Previsto.AC26])/[$Registrado.AC26])" office:value-type="percentage" office:value="0.0777410117559748" calcext:value-type="percentage">
            <text:p>7,774%</text:p>
          </table:table-cell>
          <table:table-cell table:formula="of:=(ABS([$Registrado.AD26] - [$Previsto.AD26])/[$Registrado.AD26])" office:value-type="percentage" office:value="0.0376134045681076" calcext:value-type="percentage">
            <text:p>3,761%</text:p>
          </table:table-cell>
          <table:table-cell table:formula="of:=(ABS([$Registrado.AE26] - [$Previsto.AE26])/[$Registrado.AE26])" office:value-type="percentage" office:value="0.307364455847173" calcext:value-type="percentage">
            <text:p>30,736%</text:p>
          </table:table-cell>
          <table:table-cell table:formula="of:=AVERAGE([.B26:.AE26])" office:value-type="percentage" office:value="0.0997014743918544" calcext:value-type="percentage">
            <text:p>9,970%</text:p>
          </table:table-cell>
          <table:table-cell table:formula="of:=STDEV([.B26:.AE26])" office:value-type="percentage" office:value="0.0851383390337905" calcext:value-type="percentage">
            <text:p>8,51%</text:p>
          </table:table-cell>
          <table:table-cell table:formula="of:=COUNTIF([.B26:.AE26]; &quot;&lt;0,05&quot;)" office:value-type="float" office:value="12" calcext:value-type="float">
            <text:p>1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1" calcext:value-type="percentage">
            <text:p>100,000%</text:p>
          </table:table-cell>
          <table:table-cell table:formula="of:=(ABS([$Registrado.C27] - [$Previsto.C27])/[$Registrado.C27])" office:value-type="percentage" office:value="1" calcext:value-type="percentage">
            <text:p>100,000%</text:p>
          </table:table-cell>
          <table:table-cell table:formula="of:=(ABS([$Registrado.D27] - [$Previsto.D27])/[$Registrado.D27])" office:value-type="percentage" office:value="1" calcext:value-type="percentage">
            <text:p>100,000%</text:p>
          </table:table-cell>
          <table:table-cell table:formula="of:=(ABS([$Registrado.E27] - [$Previsto.E27])/[$Registrado.E27])" office:value-type="percentage" office:value="1" calcext:value-type="percentage">
            <text:p>100,000%</text:p>
          </table:table-cell>
          <table:table-cell table:formula="of:=(ABS([$Registrado.F27] - [$Previsto.F27])/[$Registrado.F27])" office:value-type="percentage" office:value="1" calcext:value-type="percentage">
            <text:p>100,000%</text:p>
          </table:table-cell>
          <table:table-cell table:formula="of:=(ABS([$Registrado.G27] - [$Previsto.G27])/[$Registrado.G27])" office:value-type="percentage" office:value="1" calcext:value-type="percentage">
            <text:p>100,000%</text:p>
          </table:table-cell>
          <table:table-cell table:formula="of:=(ABS([$Registrado.H27] - [$Previsto.H27])/[$Registrado.H27])" office:value-type="percentage" office:value="1" calcext:value-type="percentage">
            <text:p>100,000%</text:p>
          </table:table-cell>
          <table:table-cell table:formula="of:=(ABS([$Registrado.I27] - [$Previsto.I27])/[$Registrado.I27])" office:value-type="percentage" office:value="1" calcext:value-type="percentage">
            <text:p>100,000%</text:p>
          </table:table-cell>
          <table:table-cell table:formula="of:=(ABS([$Registrado.J27] - [$Previsto.J27])/[$Registrado.J27])" office:value-type="percentage" office:value="1" calcext:value-type="percentage">
            <text:p>100,000%</text:p>
          </table:table-cell>
          <table:table-cell table:formula="of:=(ABS([$Registrado.K27] - [$Previsto.K27])/[$Registrado.K27])" office:value-type="percentage" office:value="1" calcext:value-type="percentage">
            <text:p>100,000%</text:p>
          </table:table-cell>
          <table:table-cell table:formula="of:=(ABS([$Registrado.L27] - [$Previsto.L27])/[$Registrado.L27])" office:value-type="percentage" office:value="1" calcext:value-type="percentage">
            <text:p>100,000%</text:p>
          </table:table-cell>
          <table:table-cell table:formula="of:=(ABS([$Registrado.M27] - [$Previsto.M27])/[$Registrado.M27])" office:value-type="percentage" office:value="1" calcext:value-type="percentage">
            <text:p>100,000%</text:p>
          </table:table-cell>
          <table:table-cell table:formula="of:=(ABS([$Registrado.N27] - [$Previsto.N27])/[$Registrado.N27])" office:value-type="percentage" office:value="1" calcext:value-type="percentage">
            <text:p>100,000%</text:p>
          </table:table-cell>
          <table:table-cell table:formula="of:=(ABS([$Registrado.O27] - [$Previsto.O27])/[$Registrado.O27])" office:value-type="percentage" office:value="1" calcext:value-type="percentage">
            <text:p>100,000%</text:p>
          </table:table-cell>
          <table:table-cell table:formula="of:=(ABS([$Registrado.P27] - [$Previsto.P27])/[$Registrado.P27])" office:value-type="percentage" office:value="1" calcext:value-type="percentage">
            <text:p>100,000%</text:p>
          </table:table-cell>
          <table:table-cell table:formula="of:=(ABS([$Registrado.Q27] - [$Previsto.Q27])/[$Registrado.Q27])" office:value-type="percentage" office:value="1" calcext:value-type="percentage">
            <text:p>100,000%</text:p>
          </table:table-cell>
          <table:table-cell table:formula="of:=(ABS([$Registrado.R27] - [$Previsto.R27])/[$Registrado.R27])" office:value-type="percentage" office:value="1" calcext:value-type="percentage">
            <text:p>100,000%</text:p>
          </table:table-cell>
          <table:table-cell table:formula="of:=(ABS([$Registrado.S27] - [$Previsto.S27])/[$Registrado.S27])" office:value-type="percentage" office:value="1" calcext:value-type="percentage">
            <text:p>100,000%</text:p>
          </table:table-cell>
          <table:table-cell table:formula="of:=(ABS([$Registrado.T27] - [$Previsto.T27])/[$Registrado.T27])" office:value-type="percentage" office:value="1" calcext:value-type="percentage">
            <text:p>100,000%</text:p>
          </table:table-cell>
          <table:table-cell table:formula="of:=(ABS([$Registrado.U27] - [$Previsto.U27])/[$Registrado.U27])" office:value-type="percentage" office:value="1" calcext:value-type="percentage">
            <text:p>100,000%</text:p>
          </table:table-cell>
          <table:table-cell table:formula="of:=(ABS([$Registrado.V27] - [$Previsto.V27])/[$Registrado.V27])" office:value-type="percentage" office:value="1" calcext:value-type="percentage">
            <text:p>100,000%</text:p>
          </table:table-cell>
          <table:table-cell table:formula="of:=(ABS([$Registrado.W27] - [$Previsto.W27])/[$Registrado.W27])" office:value-type="percentage" office:value="1" calcext:value-type="percentage">
            <text:p>100,000%</text:p>
          </table:table-cell>
          <table:table-cell table:formula="of:=(ABS([$Registrado.X27] - [$Previsto.X27])/[$Registrado.X27])" office:value-type="percentage" office:value="1" calcext:value-type="percentage">
            <text:p>100,000%</text:p>
          </table:table-cell>
          <table:table-cell table:formula="of:=(ABS([$Registrado.Y27] - [$Previsto.Y27])/[$Registrado.Y27])" office:value-type="percentage" office:value="1" calcext:value-type="percentage">
            <text:p>100,000%</text:p>
          </table:table-cell>
          <table:table-cell table:formula="of:=(ABS([$Registrado.Z27] - [$Previsto.Z27])/[$Registrado.Z27])" office:value-type="percentage" office:value="1" calcext:value-type="percentage">
            <text:p>100,000%</text:p>
          </table:table-cell>
          <table:table-cell table:formula="of:=(ABS([$Registrado.AA27] - [$Previsto.AA27])/[$Registrado.AA27])" office:value-type="percentage" office:value="1" calcext:value-type="percentage">
            <text:p>100,000%</text:p>
          </table:table-cell>
          <table:table-cell table:formula="of:=(ABS([$Registrado.AB27] - [$Previsto.AB27])/[$Registrado.AB27])" office:value-type="percentage" office:value="1" calcext:value-type="percentage">
            <text:p>100,000%</text:p>
          </table:table-cell>
          <table:table-cell table:formula="of:=(ABS([$Registrado.AC27] - [$Previsto.AC27])/[$Registrado.AC27])" office:value-type="percentage" office:value="1" calcext:value-type="percentage">
            <text:p>100,000%</text:p>
          </table:table-cell>
          <table:table-cell table:formula="of:=(ABS([$Registrado.AD27] - [$Previsto.AD27])/[$Registrado.AD27])" office:value-type="percentage" office:value="1" calcext:value-type="percentage">
            <text:p>100,000%</text:p>
          </table:table-cell>
          <table:table-cell table:formula="of:=(ABS([$Registrado.AE27] - [$Previsto.AE27])/[$Registrado.AE27])" office:value-type="percentage" office:value="1" calcext:value-type="percentage">
            <text:p>100,000%</text:p>
          </table:table-cell>
          <table:table-cell table:formula="of:=AVERAGE([.B27:.AE27])" office:value-type="percentage" office:value="1" calcext:value-type="percentage">
            <text:p>100,000%</text:p>
          </table:table-cell>
          <table:table-cell table:formula="of:=STDEV([.B27:.AE27])" office:value-type="percentage" office:value="0" calcext:value-type="percentage">
            <text:p>0,00%</text:p>
          </table:table-cell>
          <table:table-cell table:formula="of:=COUNTIF([.B27:.AE27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1" calcext:value-type="percentage">
            <text:p>100,000%</text:p>
          </table:table-cell>
          <table:table-cell table:formula="of:=(ABS([$Registrado.C28] - [$Previsto.C28])/[$Registrado.C28])" office:value-type="percentage" office:value="1" calcext:value-type="percentage">
            <text:p>100,000%</text:p>
          </table:table-cell>
          <table:table-cell table:formula="of:=(ABS([$Registrado.D28] - [$Previsto.D28])/[$Registrado.D28])" office:value-type="percentage" office:value="1" calcext:value-type="percentage">
            <text:p>100,000%</text:p>
          </table:table-cell>
          <table:table-cell table:formula="of:=(ABS([$Registrado.E28] - [$Previsto.E28])/[$Registrado.E28])" office:value-type="percentage" office:value="1" calcext:value-type="percentage">
            <text:p>100,000%</text:p>
          </table:table-cell>
          <table:table-cell table:formula="of:=(ABS([$Registrado.F28] - [$Previsto.F28])/[$Registrado.F28])" office:value-type="percentage" office:value="1" calcext:value-type="percentage">
            <text:p>100,000%</text:p>
          </table:table-cell>
          <table:table-cell table:formula="of:=(ABS([$Registrado.G28] - [$Previsto.G28])/[$Registrado.G28])" office:value-type="percentage" office:value="1" calcext:value-type="percentage">
            <text:p>100,000%</text:p>
          </table:table-cell>
          <table:table-cell table:formula="of:=(ABS([$Registrado.H28] - [$Previsto.H28])/[$Registrado.H28])" office:value-type="percentage" office:value="1" calcext:value-type="percentage">
            <text:p>100,000%</text:p>
          </table:table-cell>
          <table:table-cell table:formula="of:=(ABS([$Registrado.I28] - [$Previsto.I28])/[$Registrado.I28])" office:value-type="percentage" office:value="1" calcext:value-type="percentage">
            <text:p>100,000%</text:p>
          </table:table-cell>
          <table:table-cell table:formula="of:=(ABS([$Registrado.J28] - [$Previsto.J28])/[$Registrado.J28])" office:value-type="percentage" office:value="1" calcext:value-type="percentage">
            <text:p>100,000%</text:p>
          </table:table-cell>
          <table:table-cell table:formula="of:=(ABS([$Registrado.K28] - [$Previsto.K28])/[$Registrado.K28])" office:value-type="percentage" office:value="1" calcext:value-type="percentage">
            <text:p>100,000%</text:p>
          </table:table-cell>
          <table:table-cell table:formula="of:=(ABS([$Registrado.L28] - [$Previsto.L28])/[$Registrado.L28])" office:value-type="percentage" office:value="1" calcext:value-type="percentage">
            <text:p>100,000%</text:p>
          </table:table-cell>
          <table:table-cell table:formula="of:=(ABS([$Registrado.M28] - [$Previsto.M28])/[$Registrado.M28])" office:value-type="percentage" office:value="1" calcext:value-type="percentage">
            <text:p>100,000%</text:p>
          </table:table-cell>
          <table:table-cell table:formula="of:=(ABS([$Registrado.N28] - [$Previsto.N28])/[$Registrado.N28])" office:value-type="percentage" office:value="1" calcext:value-type="percentage">
            <text:p>100,000%</text:p>
          </table:table-cell>
          <table:table-cell table:formula="of:=(ABS([$Registrado.O28] - [$Previsto.O28])/[$Registrado.O28])" office:value-type="percentage" office:value="1" calcext:value-type="percentage">
            <text:p>100,000%</text:p>
          </table:table-cell>
          <table:table-cell table:formula="of:=(ABS([$Registrado.P28] - [$Previsto.P28])/[$Registrado.P28])" office:value-type="percentage" office:value="1" calcext:value-type="percentage">
            <text:p>100,000%</text:p>
          </table:table-cell>
          <table:table-cell table:formula="of:=(ABS([$Registrado.Q28] - [$Previsto.Q28])/[$Registrado.Q28])" office:value-type="percentage" office:value="1" calcext:value-type="percentage">
            <text:p>100,000%</text:p>
          </table:table-cell>
          <table:table-cell table:formula="of:=(ABS([$Registrado.R28] - [$Previsto.R28])/[$Registrado.R28])" office:value-type="percentage" office:value="1" calcext:value-type="percentage">
            <text:p>100,000%</text:p>
          </table:table-cell>
          <table:table-cell table:formula="of:=(ABS([$Registrado.S28] - [$Previsto.S28])/[$Registrado.S28])" office:value-type="percentage" office:value="1" calcext:value-type="percentage">
            <text:p>100,000%</text:p>
          </table:table-cell>
          <table:table-cell table:formula="of:=(ABS([$Registrado.T28] - [$Previsto.T28])/[$Registrado.T28])" office:value-type="percentage" office:value="1" calcext:value-type="percentage">
            <text:p>100,000%</text:p>
          </table:table-cell>
          <table:table-cell table:formula="of:=(ABS([$Registrado.U28] - [$Previsto.U28])/[$Registrado.U28])" office:value-type="percentage" office:value="1" calcext:value-type="percentage">
            <text:p>100,000%</text:p>
          </table:table-cell>
          <table:table-cell table:formula="of:=(ABS([$Registrado.V28] - [$Previsto.V28])/[$Registrado.V28])" office:value-type="percentage" office:value="1" calcext:value-type="percentage">
            <text:p>100,000%</text:p>
          </table:table-cell>
          <table:table-cell table:formula="of:=(ABS([$Registrado.W28] - [$Previsto.W28])/[$Registrado.W28])" office:value-type="percentage" office:value="1" calcext:value-type="percentage">
            <text:p>100,000%</text:p>
          </table:table-cell>
          <table:table-cell table:formula="of:=(ABS([$Registrado.X28] - [$Previsto.X28])/[$Registrado.X28])" office:value-type="percentage" office:value="1" calcext:value-type="percentage">
            <text:p>100,000%</text:p>
          </table:table-cell>
          <table:table-cell table:formula="of:=(ABS([$Registrado.Y28] - [$Previsto.Y28])/[$Registrado.Y28])" office:value-type="percentage" office:value="1" calcext:value-type="percentage">
            <text:p>100,000%</text:p>
          </table:table-cell>
          <table:table-cell table:formula="of:=(ABS([$Registrado.Z28] - [$Previsto.Z28])/[$Registrado.Z28])" office:value-type="percentage" office:value="1" calcext:value-type="percentage">
            <text:p>100,000%</text:p>
          </table:table-cell>
          <table:table-cell table:formula="of:=(ABS([$Registrado.AA28] - [$Previsto.AA28])/[$Registrado.AA28])" office:value-type="percentage" office:value="1" calcext:value-type="percentage">
            <text:p>100,000%</text:p>
          </table:table-cell>
          <table:table-cell table:formula="of:=(ABS([$Registrado.AB28] - [$Previsto.AB28])/[$Registrado.AB28])" office:value-type="percentage" office:value="1" calcext:value-type="percentage">
            <text:p>100,000%</text:p>
          </table:table-cell>
          <table:table-cell table:formula="of:=(ABS([$Registrado.AC28] - [$Previsto.AC28])/[$Registrado.AC28])" office:value-type="percentage" office:value="1" calcext:value-type="percentage">
            <text:p>100,000%</text:p>
          </table:table-cell>
          <table:table-cell table:formula="of:=(ABS([$Registrado.AD28] - [$Previsto.AD28])/[$Registrado.AD28])" office:value-type="percentage" office:value="1" calcext:value-type="percentage">
            <text:p>100,000%</text:p>
          </table:table-cell>
          <table:table-cell table:formula="of:=(ABS([$Registrado.AE28] - [$Previsto.AE28])/[$Registrado.AE28])" office:value-type="percentage" office:value="1" calcext:value-type="percentage">
            <text:p>100,000%</text:p>
          </table:table-cell>
          <table:table-cell table:formula="of:=AVERAGE([.B28:.AE28])" office:value-type="percentage" office:value="1" calcext:value-type="percentage">
            <text:p>100,000%</text:p>
          </table:table-cell>
          <table:table-cell table:formula="of:=STDEV([.B28:.AE28])" office:value-type="percentage" office:value="0" calcext:value-type="percentage">
            <text:p>0,00%</text:p>
          </table:table-cell>
          <table:table-cell table:formula="of:=COUNTIF([.B28:.AE28]; &quot;&lt;0,05&quot;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Default" table:number-columns-repeated="1006"/>
        </table:table-row>
        <table:table-row table:style-name="ro2">
          <table:table-cell table:style-name="ce10" table:number-columns-repeated="31"/>
          <table:table-cell table:style-name="ce10" office:value-type="string" calcext:value-type="string">
            <text:p>MEDIA</text:p>
          </table:table-cell>
          <table:table-cell table:style-name="ce10" office:value-type="string" calcext:value-type="string">
            <text:p>Total Desvio Padrão 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861642544401886" calcext:value-type="percentage">
            <text:p>86,16%</text:p>
          </table:table-cell>
          <table:table-cell table:style-name="ce20" table:formula="of:=AVERAGE([.C2:.C28])" office:value-type="percentage" office:value="0.874503728939395" calcext:value-type="percentage">
            <text:p>87,45%</text:p>
          </table:table-cell>
          <table:table-cell table:style-name="ce20" table:formula="of:=AVERAGE([.D2:.D28])" office:value-type="percentage" office:value="0.8638291374582" calcext:value-type="percentage">
            <text:p>86,38%</text:p>
          </table:table-cell>
          <table:table-cell table:style-name="ce20" table:formula="of:=AVERAGE([.E2:.E28])" office:value-type="percentage" office:value="0.866274173537753" calcext:value-type="percentage">
            <text:p>86,63%</text:p>
          </table:table-cell>
          <table:table-cell table:style-name="ce20" table:formula="of:=AVERAGE([.F2:.F28])" office:value-type="percentage" office:value="0.862944238981852" calcext:value-type="percentage">
            <text:p>86,29%</text:p>
          </table:table-cell>
          <table:table-cell table:style-name="ce20" table:formula="of:=AVERAGE([.G2:.G28])" office:value-type="percentage" office:value="0.883094189553791" calcext:value-type="percentage">
            <text:p>88,31%</text:p>
          </table:table-cell>
          <table:table-cell table:style-name="ce20" table:formula="of:=AVERAGE([.H2:.H28])" office:value-type="percentage" office:value="0.865106458237209" calcext:value-type="percentage">
            <text:p>86,51%</text:p>
          </table:table-cell>
          <table:table-cell table:style-name="ce20" table:formula="of:=AVERAGE([.I2:.I28])" office:value-type="percentage" office:value="0.902219783879819" calcext:value-type="percentage">
            <text:p>90,22%</text:p>
          </table:table-cell>
          <table:table-cell table:style-name="ce20" table:formula="of:=AVERAGE([.J2:.J28])" office:value-type="percentage" office:value="0.875330596679969" calcext:value-type="percentage">
            <text:p>87,53%</text:p>
          </table:table-cell>
          <table:table-cell table:style-name="ce20" table:formula="of:=AVERAGE([.K2:.K28])" office:value-type="percentage" office:value="0.872861611515122" calcext:value-type="percentage">
            <text:p>87,29%</text:p>
          </table:table-cell>
          <table:table-cell table:style-name="ce20" table:formula="of:=AVERAGE([.L2:.L28])" office:value-type="percentage" office:value="0.894230359130808" calcext:value-type="percentage">
            <text:p>89,42%</text:p>
          </table:table-cell>
          <table:table-cell table:style-name="ce20" table:formula="of:=AVERAGE([.M2:.M28])" office:value-type="percentage" office:value="0.875837059956292" calcext:value-type="percentage">
            <text:p>87,58%</text:p>
          </table:table-cell>
          <table:table-cell table:style-name="ce20" table:formula="of:=AVERAGE([.N2:.N28])" office:value-type="percentage" office:value="0.870213910422951" calcext:value-type="percentage">
            <text:p>87,02%</text:p>
          </table:table-cell>
          <table:table-cell table:style-name="ce20" table:formula="of:=AVERAGE([.O2:.O28])" office:value-type="percentage" office:value="0.873302648360361" calcext:value-type="percentage">
            <text:p>87,33%</text:p>
          </table:table-cell>
          <table:table-cell table:style-name="ce20" table:formula="of:=AVERAGE([.P2:.P28])" office:value-type="percentage" office:value="0.866504846829936" calcext:value-type="percentage">
            <text:p>86,65%</text:p>
          </table:table-cell>
          <table:table-cell table:style-name="ce20" table:formula="of:=AVERAGE([.Q2:.Q28])" office:value-type="percentage" office:value="0.869400459928481" calcext:value-type="percentage">
            <text:p>86,94%</text:p>
          </table:table-cell>
          <table:table-cell table:style-name="ce20" table:formula="of:=AVERAGE([.R2:.R28])" office:value-type="percentage" office:value="0.856328563147547" calcext:value-type="percentage">
            <text:p>85,63%</text:p>
          </table:table-cell>
          <table:table-cell table:style-name="ce20" table:formula="of:=AVERAGE([.S2:.S28])" office:value-type="percentage" office:value="0.882745363770105" calcext:value-type="percentage">
            <text:p>88,27%</text:p>
          </table:table-cell>
          <table:table-cell table:style-name="ce20" table:formula="of:=AVERAGE([.T2:.T28])" office:value-type="percentage" office:value="0.865907315159405" calcext:value-type="percentage">
            <text:p>86,59%</text:p>
          </table:table-cell>
          <table:table-cell table:style-name="ce20" table:formula="of:=AVERAGE([.U2:.U28])" office:value-type="percentage" office:value="0.878091725647882" calcext:value-type="percentage">
            <text:p>87,81%</text:p>
          </table:table-cell>
          <table:table-cell table:style-name="ce20" table:formula="of:=AVERAGE([.V2:.V28])" office:value-type="percentage" office:value="0.888188200018845" calcext:value-type="percentage">
            <text:p>88,82%</text:p>
          </table:table-cell>
          <table:table-cell table:style-name="ce20" table:formula="of:=AVERAGE([.W2:.W28])" office:value-type="percentage" office:value="0.87005680668842" calcext:value-type="percentage">
            <text:p>87,01%</text:p>
          </table:table-cell>
          <table:table-cell table:style-name="ce20" table:formula="of:=AVERAGE([.X2:.X28])" office:value-type="percentage" office:value="0.87220014885315" calcext:value-type="percentage">
            <text:p>87,22%</text:p>
          </table:table-cell>
          <table:table-cell table:style-name="ce20" table:formula="of:=AVERAGE([.Y2:.Y28])" office:value-type="percentage" office:value="0.874316559550102" calcext:value-type="percentage">
            <text:p>87,43%</text:p>
          </table:table-cell>
          <table:table-cell table:style-name="ce20" table:formula="of:=AVERAGE([.Z2:.Z28])" office:value-type="percentage" office:value="0.873348538857774" calcext:value-type="percentage">
            <text:p>87,33%</text:p>
          </table:table-cell>
          <table:table-cell table:style-name="ce20" table:formula="of:=AVERAGE([.AA2:.AA28])" office:value-type="percentage" office:value="0.881883548999758" calcext:value-type="percentage">
            <text:p>88,19%</text:p>
          </table:table-cell>
          <table:table-cell table:style-name="ce20" table:formula="of:=AVERAGE([.AB2:.AB28])" office:value-type="percentage" office:value="0.872797400099818" calcext:value-type="percentage">
            <text:p>87,28%</text:p>
          </table:table-cell>
          <table:table-cell table:style-name="ce20" table:formula="of:=AVERAGE([.AC2:.AC28])" office:value-type="percentage" office:value="0.884434283627717" calcext:value-type="percentage">
            <text:p>88,44%</text:p>
          </table:table-cell>
          <table:table-cell table:style-name="ce20" table:formula="of:=AVERAGE([.AD2:.AD28])" office:value-type="percentage" office:value="0.871594784901746" calcext:value-type="percentage">
            <text:p>87,16%</text:p>
          </table:table-cell>
          <table:table-cell table:style-name="ce20" table:formula="of:=AVERAGE([.AE2:.AE28])" office:value-type="percentage" office:value="0.87974025649781" calcext:value-type="percentage">
            <text:p>87,97%</text:p>
          </table:table-cell>
          <table:table-cell table:style-name="ce28" table:formula="of:=AVERAGE([.V31:.AE31])" office:value-type="percentage" office:value="0.876856052809514" calcext:value-type="percentage">
            <text:p>87,686%</text:p>
          </table:table-cell>
          <table:table-cell table:style-name="ce20" table:formula="of:=AVERAGE([.W31:.AF31])" office:value-type="percentage" office:value="0.875722838088581" calcext:value-type="percentage">
            <text:p>87,57%</text:p>
          </table:table-cell>
          <table:table-cell table:style-name="ce28"/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338709681118226" calcext:value-type="percentage">
            <text:p>33,87%</text:p>
          </table:table-cell>
          <table:table-cell table:style-name="ce21" table:formula="of:=STDEV([.C2:.C28])" office:value-type="percentage" office:value="0.306782817124138" calcext:value-type="percentage">
            <text:p>30,68%</text:p>
          </table:table-cell>
          <table:table-cell table:style-name="ce21" table:formula="of:=STDEV([.D2:.D28])" office:value-type="percentage" office:value="0.333003050264475" calcext:value-type="percentage">
            <text:p>33,30%</text:p>
          </table:table-cell>
          <table:table-cell table:style-name="ce21" table:formula="of:=STDEV([.E2:.E28])" office:value-type="percentage" office:value="0.327545439139087" calcext:value-type="percentage">
            <text:p>32,75%</text:p>
          </table:table-cell>
          <table:table-cell table:style-name="ce21" table:formula="of:=STDEV([.F2:.F28])" office:value-type="percentage" office:value="0.33533536239505" calcext:value-type="percentage">
            <text:p>33,53%</text:p>
          </table:table-cell>
          <table:table-cell table:style-name="ce21" table:formula="of:=STDEV([.G2:.G28])" office:value-type="percentage" office:value="0.286413968752217" calcext:value-type="percentage">
            <text:p>28,64%</text:p>
          </table:table-cell>
          <table:table-cell table:style-name="ce21" table:formula="of:=STDEV([.H2:.H28])" office:value-type="percentage" office:value="0.330247319788957" calcext:value-type="percentage">
            <text:p>33,02%</text:p>
          </table:table-cell>
          <table:table-cell table:style-name="ce21" table:formula="of:=STDEV([.I2:.I28])" office:value-type="percentage" office:value="0.245593006676757" calcext:value-type="percentage">
            <text:p>24,56%</text:p>
          </table:table-cell>
          <table:table-cell table:style-name="ce21" table:formula="of:=STDEV([.J2:.J28])" office:value-type="percentage" office:value="0.311809633088559" calcext:value-type="percentage">
            <text:p>31,18%</text:p>
          </table:table-cell>
          <table:table-cell table:style-name="ce21" table:formula="of:=STDEV([.K2:.K28])" office:value-type="percentage" office:value="0.318446158497776" calcext:value-type="percentage">
            <text:p>31,84%</text:p>
          </table:table-cell>
          <table:table-cell table:style-name="ce21" table:formula="of:=STDEV([.L2:.L28])" office:value-type="percentage" office:value="0.259925542849985" calcext:value-type="percentage">
            <text:p>25,99%</text:p>
          </table:table-cell>
          <table:table-cell table:style-name="ce21" table:formula="of:=STDEV([.M2:.M28])" office:value-type="percentage" office:value="0.305975871218325" calcext:value-type="percentage">
            <text:p>30,60%</text:p>
          </table:table-cell>
          <table:table-cell table:style-name="ce21" table:formula="of:=STDEV([.N2:.N28])" office:value-type="percentage" office:value="0.318379716629134" calcext:value-type="percentage">
            <text:p>31,84%</text:p>
          </table:table-cell>
          <table:table-cell table:style-name="ce21" table:formula="of:=STDEV([.O2:.O28])" office:value-type="percentage" office:value="0.311532710983994" calcext:value-type="percentage">
            <text:p>31,15%</text:p>
          </table:table-cell>
          <table:table-cell table:style-name="ce21" table:formula="of:=STDEV([.P2:.P28])" office:value-type="percentage" office:value="0.327708132251154" calcext:value-type="percentage">
            <text:p>32,77%</text:p>
          </table:table-cell>
          <table:table-cell table:style-name="ce21" table:formula="of:=STDEV([.Q2:.Q28])" office:value-type="percentage" office:value="0.320615785965382" calcext:value-type="percentage">
            <text:p>32,06%</text:p>
          </table:table-cell>
          <table:table-cell table:style-name="ce21" table:formula="of:=STDEV([.R2:.R28])" office:value-type="percentage" office:value="0.3510841656578" calcext:value-type="percentage">
            <text:p>35,11%</text:p>
          </table:table-cell>
          <table:table-cell table:style-name="ce21" table:formula="of:=STDEV([.S2:.S28])" office:value-type="percentage" office:value="0.291868080374946" calcext:value-type="percentage">
            <text:p>29,19%</text:p>
          </table:table-cell>
          <table:table-cell table:style-name="ce21" table:formula="of:=STDEV([.T2:.T28])" office:value-type="percentage" office:value="0.330030104030443" calcext:value-type="percentage">
            <text:p>33,00%</text:p>
          </table:table-cell>
          <table:table-cell table:style-name="ce21" table:formula="of:=STDEV([.U2:.U28])" office:value-type="percentage" office:value="0.300970744546015" calcext:value-type="percentage">
            <text:p>30,10%</text:p>
          </table:table-cell>
          <table:table-cell table:style-name="ce21" table:formula="of:=STDEV([.V2:.V28])" office:value-type="percentage" office:value="0.29662175955534" calcext:value-type="percentage">
            <text:p>29,66%</text:p>
          </table:table-cell>
          <table:table-cell table:style-name="ce21" table:formula="of:=STDEV([.W2:.W28])" office:value-type="percentage" office:value="0.320535750808814" calcext:value-type="percentage">
            <text:p>32,05%</text:p>
          </table:table-cell>
          <table:table-cell table:style-name="ce21" table:formula="of:=STDEV([.X2:.X28])" office:value-type="percentage" office:value="0.313482086065678" calcext:value-type="percentage">
            <text:p>31,35%</text:p>
          </table:table-cell>
          <table:table-cell table:style-name="ce21" table:formula="of:=STDEV([.Y2:.Y28])" office:value-type="percentage" office:value="0.307380492741816" calcext:value-type="percentage">
            <text:p>30,74%</text:p>
          </table:table-cell>
          <table:table-cell table:style-name="ce21" table:formula="of:=STDEV([.Z2:.Z28])" office:value-type="percentage" office:value="0.312601636683305" calcext:value-type="percentage">
            <text:p>31,26%</text:p>
          </table:table-cell>
          <table:table-cell table:style-name="ce21" table:formula="of:=STDEV([.AA2:.AA28])" office:value-type="percentage" office:value="0.290919700902947" calcext:value-type="percentage">
            <text:p>29,09%</text:p>
          </table:table-cell>
          <table:table-cell table:style-name="ce21" table:formula="of:=STDEV([.AB2:.AB28])" office:value-type="percentage" office:value="0.3134812488391" calcext:value-type="percentage">
            <text:p>31,35%</text:p>
          </table:table-cell>
          <table:table-cell table:style-name="ce21" table:formula="of:=STDEV([.AC2:.AC28])" office:value-type="percentage" office:value="0.285575397696688" calcext:value-type="percentage">
            <text:p>28,56%</text:p>
          </table:table-cell>
          <table:table-cell table:style-name="ce21" table:formula="of:=STDEV([.AD2:.AD28])" office:value-type="percentage" office:value="0.315570250483724" calcext:value-type="percentage">
            <text:p>31,56%</text:p>
          </table:table-cell>
          <table:table-cell table:style-name="ce21" table:formula="of:=STDEV([.AE2:.AE28])" office:value-type="percentage" office:value="0.299814172930945" calcext:value-type="percentage">
            <text:p>29,98%</text:p>
          </table:table-cell>
          <table:table-cell table:formula="of:=AVERAGE([.V32:.AE32])" office:value-type="percentage" office:value="0.305598249670836" calcext:value-type="percentage">
            <text:p>30,560%</text:p>
          </table:table-cell>
          <table:table-cell table:style-name="ce30" table:number-columns-repeated="2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2" calcext:value-type="float">
            <text:p>2</text:p>
          </table:table-cell>
          <table:table-cell table:style-name="ce15" table:formula="of:=COUNTIF([.C2:.C28]; &quot;&lt;0,05&quot;)" office:value-type="float" office:value="0" calcext:value-type="float">
            <text:p>0</text:p>
          </table:table-cell>
          <table:table-cell table:style-name="ce15" table:formula="of:=COUNTIF([.D2:.D28]; &quot;&lt;0,05&quot;)" office:value-type="float" office:value="1" calcext:value-type="float">
            <text:p>1</text:p>
          </table:table-cell>
          <table:table-cell table:style-name="ce15" table:formula="of:=COUNTIF([.E2:.E28]; &quot;&lt;0,05&quot;)" office:value-type="float" office:value="1" calcext:value-type="float">
            <text:p>1</text:p>
          </table:table-cell>
          <table:table-cell table:style-name="ce15" table:formula="of:=COUNTIF([.F2:.F28]; &quot;&lt;0,05&quot;)" office:value-type="float" office:value="1" calcext:value-type="float">
            <text:p>1</text:p>
          </table:table-cell>
          <table:table-cell table:style-name="ce15" table:formula="of:=COUNTIF([.G2:.G28]; &quot;&lt;0,05&quot;)" office:value-type="float" office:value="0" calcext:value-type="float">
            <text:p>0</text:p>
          </table:table-cell>
          <table:table-cell table:style-name="ce15" table:formula="of:=COUNTIF([.H2:.H28]; &quot;&lt;0,05&quot;)" office:value-type="float" office:value="1" calcext:value-type="float">
            <text:p>1</text:p>
          </table:table-cell>
          <table:table-cell table:style-name="ce15" table:formula="of:=COUNTIF([.I2:.I28]; &quot;&lt;0,05&quot;)" office:value-type="float" office:value="0" calcext:value-type="float">
            <text:p>0</text:p>
          </table:table-cell>
          <table:table-cell table:style-name="ce15" table:formula="of:=COUNTIF([.J2:.J28]; &quot;&lt;0,05&quot;)" office:value-type="float" office:value="2" calcext:value-type="float">
            <text:p>2</text:p>
          </table:table-cell>
          <table:table-cell table:style-name="ce15" table:formula="of:=COUNTIF([.K2:.K28]; &quot;&lt;0,05&quot;)" office:value-type="float" office:value="2" calcext:value-type="float">
            <text:p>2</text:p>
          </table:table-cell>
          <table:table-cell table:style-name="ce15" table:formula="of:=COUNTIF([.L2:.L28]; &quot;&lt;0,05&quot;)" office:value-type="float" office:value="0" calcext:value-type="float">
            <text:p>0</text:p>
          </table:table-cell>
          <table:table-cell table:style-name="ce15" table:formula="of:=COUNTIF([.M2:.M28]; &quot;&lt;0,05&quot;)" office:value-type="float" office:value="1" calcext:value-type="float">
            <text:p>1</text:p>
          </table:table-cell>
          <table:table-cell table:style-name="ce15" table:formula="of:=COUNTIF([.N2:.N28]; &quot;&lt;0,05&quot;)" office:value-type="float" office:value="1" calcext:value-type="float">
            <text:p>1</text:p>
          </table:table-cell>
          <table:table-cell table:style-name="ce15" table:formula="of:=COUNTIF([.O2:.O28]; &quot;&lt;0,05&quot;)" office:value-type="float" office:value="1" calcext:value-type="float">
            <text:p>1</text:p>
          </table:table-cell>
          <table:table-cell table:style-name="ce15" table:formula="of:=COUNTIF([.P2:.P28]; &quot;&lt;0,05&quot;)" office:value-type="float" office:value="1" calcext:value-type="float">
            <text:p>1</text:p>
          </table:table-cell>
          <table:table-cell table:style-name="ce15" table:formula="of:=COUNTIF([.Q2:.Q28]; &quot;&lt;0,05&quot;)" office:value-type="float" office:value="1" calcext:value-type="float">
            <text:p>1</text:p>
          </table:table-cell>
          <table:table-cell table:style-name="ce15" table:formula="of:=COUNTIF([.R2:.R28]; &quot;&lt;0,05&quot;)" office:value-type="float" office:value="4" calcext:value-type="float">
            <text:p>4</text:p>
          </table:table-cell>
          <table:table-cell table:style-name="ce15" table:formula="of:=COUNTIF([.S2:.S28]; &quot;&lt;0,05&quot;)" office:value-type="float" office:value="0" calcext:value-type="float">
            <text:p>0</text:p>
          </table:table-cell>
          <table:table-cell table:style-name="ce15" table:formula="of:=COUNTIF([.T2:.T28]; &quot;&lt;0,05&quot;)" office:value-type="float" office:value="2" calcext:value-type="float">
            <text:p>2</text:p>
          </table:table-cell>
          <table:table-cell table:style-name="ce15" table:formula="of:=COUNTIF([.U2:.U28]; &quot;&lt;0,05&quot;)" office:value-type="float" office:value="0" calcext:value-type="float">
            <text:p>0</text:p>
          </table:table-cell>
          <table:table-cell table:style-name="ce15" table:formula="of:=COUNTIF([.V2:.V28]; &quot;&lt;0,05&quot;)" office:value-type="float" office:value="1" calcext:value-type="float">
            <text:p>1</text:p>
          </table:table-cell>
          <table:table-cell table:style-name="ce15" table:formula="of:=COUNTIF([.W2:.W28]; &quot;&lt;0,05&quot;)" office:value-type="float" office:value="2" calcext:value-type="float">
            <text:p>2</text:p>
          </table:table-cell>
          <table:table-cell table:style-name="ce15" table:formula="of:=COUNTIF([.X2:.X28]; &quot;&lt;0,05&quot;)" office:value-type="float" office:value="1" calcext:value-type="float">
            <text:p>1</text:p>
          </table:table-cell>
          <table:table-cell table:style-name="ce15" table:formula="of:=COUNTIF([.Y2:.Y28]; &quot;&lt;0,05&quot;)" office:value-type="float" office:value="0" calcext:value-type="float">
            <text:p>0</text:p>
          </table:table-cell>
          <table:table-cell table:style-name="ce15" table:formula="of:=COUNTIF([.Z2:.Z28]; &quot;&lt;0,05&quot;)" office:value-type="float" office:value="1" calcext:value-type="float">
            <text:p>1</text:p>
          </table:table-cell>
          <table:table-cell table:style-name="ce15" table:formula="of:=COUNTIF([.AA2:.AA28]; &quot;&lt;0,05&quot;)" office:value-type="float" office:value="0" calcext:value-type="float">
            <text:p>0</text:p>
          </table:table-cell>
          <table:table-cell table:style-name="ce15" table:formula="of:=COUNTIF([.AB2:.AB28]; &quot;&lt;0,05&quot;)" office:value-type="float" office:value="1" calcext:value-type="float">
            <text:p>1</text:p>
          </table:table-cell>
          <table:table-cell table:style-name="ce15" table:formula="of:=COUNTIF([.AC2:.AC28]; &quot;&lt;0,05&quot;)" office:value-type="float" office:value="0" calcext:value-type="float">
            <text:p>0</text:p>
          </table:table-cell>
          <table:table-cell table:style-name="ce15" table:formula="of:=COUNTIF([.AD2:.AD28]; &quot;&lt;0,05&quot;)" office:value-type="float" office:value="1" calcext:value-type="float">
            <text:p>1</text:p>
          </table:table-cell>
          <table:table-cell table:style-name="ce15" table:formula="of:=COUNTIF([.AE2:.AE28]; &quot;&lt;0,05&quot;)" office:value-type="float" office:value="1" calcext:value-type="float">
            <text:p>1</text:p>
          </table:table-cell>
          <table:table-cell table:style-name="ce29" table:formula="of:=CONCATENATE(AVERAGE([.B33:.AE33]); &quot;/27&quot;)" office:value-type="string" office:string-value="0,966666666666667/27" calcext:value-type="string">
            <text:p>0,966666666666667/27</text:p>
          </table:table-cell>
          <table:table-cell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2])))/SUM([$Registrado.B2:.B28])" office:value-type="percentage" office:value="0.87142800161214" calcext:value-type="percentage">
            <text:p>87,14%</text:p>
          </table:table-cell>
          <table:table-cell table:style-name="ce20" table:formula="of:=(ABS(SUM([$Registrado.C2:.C28]) -SUM([$Previsto.C2:.C22])))/SUM([$Registrado.C2:.C28])" office:value-type="percentage" office:value="0.879460801082087" calcext:value-type="percentage">
            <text:p>87,95%</text:p>
          </table:table-cell>
          <table:table-cell table:style-name="ce20" table:formula="of:=(ABS(SUM([$Registrado.D2:.D28]) -SUM([$Previsto.D2:.D22])))/SUM([$Registrado.D2:.D28])" office:value-type="percentage" office:value="0.872847288340668" calcext:value-type="percentage">
            <text:p>87,28%</text:p>
          </table:table-cell>
          <table:table-cell table:style-name="ce20" table:formula="of:=(ABS(SUM([$Registrado.E2:.E28]) -SUM([$Previsto.E2:.E22])))/SUM([$Registrado.E2:.E28])" office:value-type="percentage" office:value="0.866403783232903" calcext:value-type="percentage">
            <text:p>86,64%</text:p>
          </table:table-cell>
          <table:table-cell table:style-name="ce20" table:formula="of:=(ABS(SUM([$Registrado.F2:.F28]) -SUM([$Previsto.F2:.F22])))/SUM([$Registrado.F2:.F28])" office:value-type="percentage" office:value="0.863588907175974" calcext:value-type="percentage">
            <text:p>86,36%</text:p>
          </table:table-cell>
          <table:table-cell table:style-name="ce20" table:formula="of:=(ABS(SUM([$Registrado.G2:.G28]) -SUM([$Previsto.G2:.G22])))/SUM([$Registrado.G2:.G28])" office:value-type="percentage" office:value="0.845950616512592" calcext:value-type="percentage">
            <text:p>84,60%</text:p>
          </table:table-cell>
          <table:table-cell table:style-name="ce20" table:formula="of:=(ABS(SUM([$Registrado.H2:.H28]) -SUM([$Previsto.H2:.H22])))/SUM([$Registrado.H2:.H28])" office:value-type="percentage" office:value="0.854553102417793" calcext:value-type="percentage">
            <text:p>85,46%</text:p>
          </table:table-cell>
          <table:table-cell table:style-name="ce20" table:formula="of:=(ABS(SUM([$Registrado.I2:.I28]) -SUM([$Previsto.I2:.I22])))/SUM([$Registrado.I2:.I28])" office:value-type="percentage" office:value="0.833012825840545" calcext:value-type="percentage">
            <text:p>83,30%</text:p>
          </table:table-cell>
          <table:table-cell table:style-name="ce20" table:formula="of:=(ABS(SUM([$Registrado.J2:.J28]) -SUM([$Previsto.J2:.J22])))/SUM([$Registrado.J2:.J28])" office:value-type="percentage" office:value="0.853591475955928" calcext:value-type="percentage">
            <text:p>85,36%</text:p>
          </table:table-cell>
          <table:table-cell table:style-name="ce20" table:formula="of:=(ABS(SUM([$Registrado.K2:.K28]) -SUM([$Previsto.K2:.K22])))/SUM([$Registrado.K2:.K28])" office:value-type="percentage" office:value="0.854327469223027" calcext:value-type="percentage">
            <text:p>85,43%</text:p>
          </table:table-cell>
          <table:table-cell table:style-name="ce20" table:formula="of:=(ABS(SUM([$Registrado.L2:.L28]) -SUM([$Previsto.L2:.L22])))/SUM([$Registrado.L2:.L28])" office:value-type="percentage" office:value="0.820324939685866" calcext:value-type="percentage">
            <text:p>82,03%</text:p>
          </table:table-cell>
          <table:table-cell table:style-name="ce20" table:formula="of:=(ABS(SUM([$Registrado.M2:.M28]) -SUM([$Previsto.M2:.M22])))/SUM([$Registrado.M2:.M28])" office:value-type="percentage" office:value="0.879795407469311" calcext:value-type="percentage">
            <text:p>87,98%</text:p>
          </table:table-cell>
          <table:table-cell table:style-name="ce20" table:formula="of:=(ABS(SUM([$Registrado.N2:.N28]) -SUM([$Previsto.N2:.N22])))/SUM([$Registrado.N2:.N28])" office:value-type="percentage" office:value="0.868720631498217" calcext:value-type="percentage">
            <text:p>86,87%</text:p>
          </table:table-cell>
          <table:table-cell table:style-name="ce20" table:formula="of:=(ABS(SUM([$Registrado.O2:.O28]) -SUM([$Previsto.O2:.O22])))/SUM([$Registrado.O2:.O28])" office:value-type="percentage" office:value="0.875044517986269" calcext:value-type="percentage">
            <text:p>87,50%</text:p>
          </table:table-cell>
          <table:table-cell table:style-name="ce20" table:formula="of:=(ABS(SUM([$Registrado.P2:.P28]) -SUM([$Previsto.P2:.P22])))/SUM([$Registrado.P2:.P28])" office:value-type="percentage" office:value="0.867585855140311" calcext:value-type="percentage">
            <text:p>86,76%</text:p>
          </table:table-cell>
          <table:table-cell table:style-name="ce20" table:formula="of:=(ABS(SUM([$Registrado.Q2:.Q28]) -SUM([$Previsto.Q2:.Q22])))/SUM([$Registrado.Q2:.Q28])" office:value-type="percentage" office:value="0.868677255376107" calcext:value-type="percentage">
            <text:p>86,87%</text:p>
          </table:table-cell>
          <table:table-cell table:style-name="ce20" table:formula="of:=(ABS(SUM([$Registrado.R2:.R28]) -SUM([$Previsto.R2:.R22])))/SUM([$Registrado.R2:.R28])" office:value-type="percentage" office:value="0.860210180285175" calcext:value-type="percentage">
            <text:p>86,02%</text:p>
          </table:table-cell>
          <table:table-cell table:style-name="ce20" table:formula="of:=(ABS(SUM([$Registrado.S2:.S28]) -SUM([$Previsto.S2:.S22])))/SUM([$Registrado.S2:.S28])" office:value-type="percentage" office:value="0.837497233983417" calcext:value-type="percentage">
            <text:p>83,75%</text:p>
          </table:table-cell>
          <table:table-cell table:style-name="ce20" table:formula="of:=(ABS(SUM([$Registrado.T2:.T28]) -SUM([$Previsto.T2:.T22])))/SUM([$Registrado.T2:.T28])" office:value-type="percentage" office:value="0.855087899674992" calcext:value-type="percentage">
            <text:p>85,51%</text:p>
          </table:table-cell>
          <table:table-cell table:style-name="ce20" table:formula="of:=(ABS(SUM([$Registrado.U2:.U28]) -SUM([$Previsto.U2:.U22])))/SUM([$Registrado.U2:.U28])" office:value-type="percentage" office:value="0.852388532242819" calcext:value-type="percentage">
            <text:p>85,24%</text:p>
          </table:table-cell>
          <table:table-cell table:style-name="ce20" table:formula="of:=(ABS(SUM([$Registrado.V2:.V28]) -SUM([$Previsto.V2:.V22])))/SUM([$Registrado.V2:.V28])" office:value-type="percentage" office:value="0.852916180009903" calcext:value-type="percentage">
            <text:p>85,29%</text:p>
          </table:table-cell>
          <table:table-cell table:style-name="ce20" table:formula="of:=(ABS(SUM([$Registrado.W2:.W28]) -SUM([$Previsto.W2:.W22])))/SUM([$Registrado.W2:.W28])" office:value-type="percentage" office:value="0.86409862539016" calcext:value-type="percentage">
            <text:p>86,41%</text:p>
          </table:table-cell>
          <table:table-cell table:style-name="ce20" table:formula="of:=(ABS(SUM([$Registrado.X2:.X28]) -SUM([$Previsto.X2:.X22])))/SUM([$Registrado.X2:.X28])" office:value-type="percentage" office:value="0.872560714931593" calcext:value-type="percentage">
            <text:p>87,26%</text:p>
          </table:table-cell>
          <table:table-cell table:style-name="ce20" table:formula="of:=(ABS(SUM([$Registrado.Y2:.Y28]) -SUM([$Previsto.Y2:.Y22])))/SUM([$Registrado.Y2:.Y28])" office:value-type="percentage" office:value="0.860658519498529" calcext:value-type="percentage">
            <text:p>86,07%</text:p>
          </table:table-cell>
          <table:table-cell table:style-name="ce20" table:formula="of:=(ABS(SUM([$Registrado.Z2:.Z28]) -SUM([$Previsto.Z2:.Z22])))/SUM([$Registrado.Z2:.Z28])" office:value-type="percentage" office:value="0.881512903944629" calcext:value-type="percentage">
            <text:p>88,15%</text:p>
          </table:table-cell>
          <table:table-cell table:style-name="ce20" table:formula="of:=(ABS(SUM([$Registrado.AA2:.AA28]) -SUM([$Previsto.AA2:.AA22])))/SUM([$Registrado.AA2:.AA28])" office:value-type="percentage" office:value="0.884649079167272" calcext:value-type="percentage">
            <text:p>88,46%</text:p>
          </table:table-cell>
          <table:table-cell table:style-name="ce20" table:formula="of:=(ABS(SUM([$Registrado.AB2:.AB28]) -SUM([$Previsto.AB2:.AB22])))/SUM([$Registrado.AB2:.AB28])" office:value-type="percentage" office:value="0.875194750203722" calcext:value-type="percentage">
            <text:p>87,52%</text:p>
          </table:table-cell>
          <table:table-cell table:style-name="ce20" table:formula="of:=(ABS(SUM([$Registrado.AC2:.AC28]) -SUM([$Previsto.AC2:.AC22])))/SUM([$Registrado.AC2:.AC28])" office:value-type="percentage" office:value="0.889593631049699" calcext:value-type="percentage">
            <text:p>88,96%</text:p>
          </table:table-cell>
          <table:table-cell table:style-name="ce20" table:formula="of:=(ABS(SUM([$Registrado.AD2:.AD28]) -SUM([$Previsto.AD2:.AD22])))/SUM([$Registrado.AD2:.AD28])" office:value-type="percentage" office:value="0.877008847725859" calcext:value-type="percentage">
            <text:p>87,70%</text:p>
          </table:table-cell>
          <table:table-cell table:style-name="ce20" table:formula="of:=(ABS(SUM([$Registrado.AE2:.AE28]) -SUM([$Previsto.AE2:.AE22])))/SUM([$Registrado.AE2:.AE28])" office:value-type="percentage" office:value="0.852487841348911" calcext:value-type="percentage">
            <text:p>85,25%</text:p>
          </table:table-cell>
          <table:table-cell table:style-name="ce28" table:formula="of:=AVERAGE([.V34:.AE34])" office:value-type="percentage" office:value="0.871068109327028" calcext:value-type="percentage">
            <text:p>87,107%</text:p>
          </table:table-cell>
          <table:table-cell table:style-name="ce31" table:formula="of:=CONCATENATE(SUM([.B33:.AE33]); &quot;/810&quot;)" office:value-type="string" office:string-value="29/810" calcext:value-type="string">
            <text:p>29/810</text:p>
          </table:table-cell>
          <table:table-cell table:style-name="ce27" table:formula="of:=SUM([.V33:.AE33])/270" office:value-type="percentage" office:value="0.0296296296296296" calcext:value-type="percentage">
            <text:p>2,963%</text:p>
          </table:table-cell>
          <table:table-cell table:style-name="Default" table:number-columns-repeated="972"/>
        </table:table-row>
        <table:table-row table:style-name="ro2">
          <table:table-cell table:style-name="ce36" office:value-type="string" calcext:value-type="string" table:number-columns-spanned="7" table:number-rows-spanned="1">
            <text:p>Trabalho Final de Graduação - MAC0499 - Pedro Fernandes</text:p>
          </table:table-cell>
          <table:covered-table-cell table:number-columns-repeated="6" table:style-name="ce36"/>
          <table:table-cell table:style-name="ce22" table:number-columns-repeated="26"/>
          <table:table-cell table:style-name="ce32"/>
          <table:table-cell table:style-name="Default" table:number-columns-repeated="972"/>
        </table:table-row>
        <table:table-row table:style-name="ro2">
          <table:table-cell table:style-name="ce37" office:value-type="string" calcext:value-type="string" table:number-columns-spanned="7" table:number-rows-spanned="1">
            <text:p>"Métodos de Explicabilidade de Inteligência Artificial Usando Demanda de Cimento como Estudo de Caso."</text:p>
          </table:table-cell>
          <table:covered-table-cell table:number-columns-repeated="6" table:style-name="ce37"/>
          <table:table-cell table:style-name="ce23" table:number-columns-repeated="26"/>
          <table:table-cell table:style-name="ce33"/>
          <table:table-cell table:style-name="Default" table:number-columns-repeated="972"/>
        </table:table-row>
        <table:table-row table:style-name="ro2">
          <table:table-cell table:style-name="ce39" office:value-type="string" calcext:value-type="string" table:number-columns-spanned="7" table:number-rows-spanned="1">
            <text:p><text:span text:style-name="T1">Orientador:</text:span><text:span text:style-name="T2"> Dr. Marcelo Finger</text:span></text:p>
          </table:table-cell>
          <table:covered-table-cell table:number-columns-repeated="6" table:style-name="ce39"/>
          <table:table-cell table:style-name="ce25" table:number-columns-repeated="26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AE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statisticas" table:style-name="ta1">
        <table:table-column table:style-name="co6" table:default-cell-style-name="ce7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9" table:default-cell-style-name="ce38"/>
        <table:table-column table:style-name="co10" table:default-cell-style-name="ce38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MAPE - <text:s/>(JUL;AGO;SET ) 2017 </text:p>
          </table:table-cell>
          <table:table-cell table:style-name="ce8" office:value-type="string" calcext:value-type="string">
            <text:p>Erro Cim. Total </text:p>
          </table:table-cell>
          <table:table-cell table:style-name="ce8" office:value-type="string" calcext:value-type="string">
            <text:p>MAPE - jul/2017 <text:s/>- jul/2018</text:p>
          </table:table-cell>
          <table:table-cell table:style-name="ce8" office:value-type="string" calcext:value-type="string">
            <text:p>Erro Cim. Total</text:p>
          </table:table-cell>
          <table:table-cell table:style-name="ce8" office:value-type="string" calcext:value-type="string">
            <text:p>MAPE - jul/2017 <text:s/>- dez/2019 </text:p>
          </table:table-cell>
          <table:table-cell table:style-name="ce8" office:value-type="string" calcext:value-type="string">
            <text:p>Erro Cim. Total</text:p>
          </table:table-cell>
        </table:table-row>
        <table:table-row table:style-name="ro2">
          <table:table-cell office:value-type="string" calcext:value-type="string">
            <text:p>Acre</text:p>
          </table:table-cell>
          <table:table-cell table:formula="of:=AVERAGE([$Porcentagem.B2:$Porcentagem.D2])" office:value-type="percentage" office:value="0.0919438994353139" calcext:value-type="percentage">
            <text:p>9,19%</text:p>
          </table:table-cell>
          <table:table-cell table:formula="of:=(ABS(SUM([$Registrado.B2:$Registrado.D2])-SUM([$Previsto.B2:$Previsto.D2]))/SUM([$Registrado.B2:$Registrado.D2]))" office:value-type="percentage" office:value="0.0950724342893304" calcext:value-type="percentage">
            <text:p>9,51%</text:p>
          </table:table-cell>
          <table:table-cell table:formula="of:=AVERAGE([$Porcentagem.B2:$Porcentagem.M2])" office:value-type="percentage" office:value="0.210641839002658" calcext:value-type="percentage">
            <text:p>21,06%</text:p>
          </table:table-cell>
          <table:table-cell table:formula="of:=(ABS(SUM([$Registrado.B2:$Registrado.M2])-SUM([$Previsto.B2:$Previsto.M2]))/SUM([$Registrado.B2:$Registrado.M2]))" office:value-type="percentage" office:value="0.107429008510695" calcext:value-type="percentage">
            <text:p>10,74%</text:p>
          </table:table-cell>
          <table:table-cell table:formula="of:=AVERAGE([$Porcentagem.B2:$Porcentagem.AE2])" office:value-type="percentage" office:value="0.203245504351052" calcext:value-type="percentage">
            <text:p>20,32%</text:p>
          </table:table-cell>
          <table:table-cell table:formula="of:=(ABS(SUM([$Registrado.B2:$Registrado.AE2])-SUM([$Previsto.B2:$Previsto.AE2]))/SUM([$Registrado.B2:$Registrado.AE2]))" office:value-type="percentage" office:value="0.0870672696951021" calcext:value-type="percentage">
            <text:p>8,71%</text:p>
          </table:table-cell>
        </table:table-row>
        <table:table-row table:style-name="ro2">
          <table:table-cell office:value-type="string" calcext:value-type="string">
            <text:p>Alagoas</text:p>
          </table:table-cell>
          <table:table-cell table:formula="of:=AVERAGE([$Porcentagem.B3:$Porcentagem.D3])" office:value-type="percentage" office:value="1" calcext:value-type="percentage">
            <text:p>100,00%</text:p>
          </table:table-cell>
          <table:table-cell table:formula="of:=(ABS(SUM([$Registrado.B3:$Registrado.D3])-SUM([$Previsto.B3:$Previsto.D3]))/SUM([$Registrado.B3:$Registrado.D3]))" office:value-type="percentage" office:value="1" calcext:value-type="percentage">
            <text:p>100,00%</text:p>
          </table:table-cell>
          <table:table-cell table:formula="of:=AVERAGE([$Porcentagem.B3:$Porcentagem.M3])" office:value-type="percentage" office:value="1" calcext:value-type="percentage">
            <text:p>100,00%</text:p>
          </table:table-cell>
          <table:table-cell table:formula="of:=(ABS(SUM([$Registrado.B3:$Registrado.M3])-SUM([$Previsto.B3:$Previsto.M3]))/SUM([$Registrado.B3:$Registrado.M3]))" office:value-type="percentage" office:value="1" calcext:value-type="percentage">
            <text:p>100,00%</text:p>
          </table:table-cell>
          <table:table-cell table:formula="of:=AVERAGE([$Porcentagem.B3:$Porcentagem.AE3])" office:value-type="percentage" office:value="1" calcext:value-type="percentage">
            <text:p>100,00%</text:p>
          </table:table-cell>
          <table:table-cell table:formula="of:=(ABS(SUM([$Registrado.B3:$Registrado.AE3])-SUM([$Previsto.B3:$Previsto.AE3]))/SUM([$Registrado.B3:$Registrado.AE3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Amapá</text:p>
          </table:table-cell>
          <table:table-cell table:formula="of:=AVERAGE([$Porcentagem.B4:$Porcentagem.D4])" office:value-type="percentage" office:value="1" calcext:value-type="percentage">
            <text:p>100,00%</text:p>
          </table:table-cell>
          <table:table-cell table:formula="of:=(ABS(SUM([$Registrado.B4:$Registrado.D4])-SUM([$Previsto.B4:$Previsto.D4]))/SUM([$Registrado.B4:$Registrado.D4]))" office:value-type="percentage" office:value="1" calcext:value-type="percentage">
            <text:p>100,00%</text:p>
          </table:table-cell>
          <table:table-cell table:formula="of:=AVERAGE([$Porcentagem.B4:$Porcentagem.M4])" office:value-type="percentage" office:value="1" calcext:value-type="percentage">
            <text:p>100,00%</text:p>
          </table:table-cell>
          <table:table-cell table:formula="of:=(ABS(SUM([$Registrado.B4:$Registrado.M4])-SUM([$Previsto.B4:$Previsto.M4]))/SUM([$Registrado.B4:$Registrado.M4]))" office:value-type="percentage" office:value="1" calcext:value-type="percentage">
            <text:p>100,00%</text:p>
          </table:table-cell>
          <table:table-cell table:formula="of:=AVERAGE([$Porcentagem.B4:$Porcentagem.AE4])" office:value-type="percentage" office:value="1" calcext:value-type="percentage">
            <text:p>100,00%</text:p>
          </table:table-cell>
          <table:table-cell table:formula="of:=(ABS(SUM([$Registrado.B4:$Registrado.AE4])-SUM([$Previsto.B4:$Previsto.AE4]))/SUM([$Registrado.B4:$Registrado.AE4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Amazonas</text:p>
          </table:table-cell>
          <table:table-cell table:formula="of:=AVERAGE([$Porcentagem.B5:$Porcentagem.D5])" office:value-type="percentage" office:value="1" calcext:value-type="percentage">
            <text:p>100,00%</text:p>
          </table:table-cell>
          <table:table-cell table:formula="of:=(ABS(SUM([$Registrado.B5:$Registrado.D5])-SUM([$Previsto.B5:$Previsto.D5]))/SUM([$Registrado.B5:$Registrado.D5]))" office:value-type="percentage" office:value="1" calcext:value-type="percentage">
            <text:p>100,00%</text:p>
          </table:table-cell>
          <table:table-cell table:formula="of:=AVERAGE([$Porcentagem.B5:$Porcentagem.M5])" office:value-type="percentage" office:value="1" calcext:value-type="percentage">
            <text:p>100,00%</text:p>
          </table:table-cell>
          <table:table-cell table:formula="of:=(ABS(SUM([$Registrado.B5:$Registrado.M5])-SUM([$Previsto.B5:$Previsto.M5]))/SUM([$Registrado.B5:$Registrado.M5]))" office:value-type="percentage" office:value="1" calcext:value-type="percentage">
            <text:p>100,00%</text:p>
          </table:table-cell>
          <table:table-cell table:formula="of:=AVERAGE([$Porcentagem.B5:$Porcentagem.AE5])" office:value-type="percentage" office:value="1" calcext:value-type="percentage">
            <text:p>100,00%</text:p>
          </table:table-cell>
          <table:table-cell table:formula="of:=(ABS(SUM([$Registrado.B5:$Registrado.AE5])-SUM([$Previsto.B5:$Previsto.AE5]))/SUM([$Registrado.B5:$Registrado.AE5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Bahia</text:p>
          </table:table-cell>
          <table:table-cell table:formula="of:=AVERAGE([$Porcentagem.B6:$Porcentagem.D6])" office:value-type="percentage" office:value="1" calcext:value-type="percentage">
            <text:p>100,00%</text:p>
          </table:table-cell>
          <table:table-cell table:formula="of:=(ABS(SUM([$Registrado.B6:$Registrado.D6])-SUM([$Previsto.B6:$Previsto.D6]))/SUM([$Registrado.B6:$Registrado.D6]))" office:value-type="percentage" office:value="1" calcext:value-type="percentage">
            <text:p>100,00%</text:p>
          </table:table-cell>
          <table:table-cell table:formula="of:=AVERAGE([$Porcentagem.B6:$Porcentagem.M6])" office:value-type="percentage" office:value="1" calcext:value-type="percentage">
            <text:p>100,00%</text:p>
          </table:table-cell>
          <table:table-cell table:formula="of:=(ABS(SUM([$Registrado.B6:$Registrado.M6])-SUM([$Previsto.B6:$Previsto.M6]))/SUM([$Registrado.B6:$Registrado.M6]))" office:value-type="percentage" office:value="1" calcext:value-type="percentage">
            <text:p>100,00%</text:p>
          </table:table-cell>
          <table:table-cell table:formula="of:=AVERAGE([$Porcentagem.B6:$Porcentagem.AE6])" office:value-type="percentage" office:value="1" calcext:value-type="percentage">
            <text:p>100,00%</text:p>
          </table:table-cell>
          <table:table-cell table:formula="of:=(ABS(SUM([$Registrado.B6:$Registrado.AE6])-SUM([$Previsto.B6:$Previsto.AE6]))/SUM([$Registrado.B6:$Registrado.AE6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Ceara</text:p>
          </table:table-cell>
          <table:table-cell table:formula="of:=AVERAGE([$Porcentagem.B7:$Porcentagem.D7])" office:value-type="percentage" office:value="1" calcext:value-type="percentage">
            <text:p>100,00%</text:p>
          </table:table-cell>
          <table:table-cell table:formula="of:=(ABS(SUM([$Registrado.B7:$Registrado.D7])-SUM([$Previsto.B7:$Previsto.D7]))/SUM([$Registrado.B7:$Registrado.D7]))" office:value-type="percentage" office:value="1" calcext:value-type="percentage">
            <text:p>100,00%</text:p>
          </table:table-cell>
          <table:table-cell table:formula="of:=AVERAGE([$Porcentagem.B7:$Porcentagem.M7])" office:value-type="percentage" office:value="1" calcext:value-type="percentage">
            <text:p>100,00%</text:p>
          </table:table-cell>
          <table:table-cell table:formula="of:=(ABS(SUM([$Registrado.B7:$Registrado.M7])-SUM([$Previsto.B7:$Previsto.M7]))/SUM([$Registrado.B7:$Registrado.M7]))" office:value-type="percentage" office:value="1" calcext:value-type="percentage">
            <text:p>100,00%</text:p>
          </table:table-cell>
          <table:table-cell table:formula="of:=AVERAGE([$Porcentagem.B7:$Porcentagem.AE7])" office:value-type="percentage" office:value="1" calcext:value-type="percentage">
            <text:p>100,00%</text:p>
          </table:table-cell>
          <table:table-cell table:formula="of:=(ABS(SUM([$Registrado.B7:$Registrado.AE7])-SUM([$Previsto.B7:$Previsto.AE7]))/SUM([$Registrado.B7:$Registrado.AE7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VERAGE([$Porcentagem.B8:$Porcentagem.D8])" office:value-type="percentage" office:value="1" calcext:value-type="percentage">
            <text:p>100,00%</text:p>
          </table:table-cell>
          <table:table-cell table:formula="of:=(ABS(SUM([$Registrado.B8:$Registrado.D8])-SUM([$Previsto.B8:$Previsto.D8]))/SUM([$Registrado.B8:$Registrado.D8]))" office:value-type="percentage" office:value="1" calcext:value-type="percentage">
            <text:p>100,00%</text:p>
          </table:table-cell>
          <table:table-cell table:formula="of:=AVERAGE([$Porcentagem.B8:$Porcentagem.M8])" office:value-type="percentage" office:value="1" calcext:value-type="percentage">
            <text:p>100,00%</text:p>
          </table:table-cell>
          <table:table-cell table:formula="of:=(ABS(SUM([$Registrado.B8:$Registrado.M8])-SUM([$Previsto.B8:$Previsto.M8]))/SUM([$Registrado.B8:$Registrado.M8]))" office:value-type="percentage" office:value="1" calcext:value-type="percentage">
            <text:p>100,00%</text:p>
          </table:table-cell>
          <table:table-cell table:formula="of:=AVERAGE([$Porcentagem.B8:$Porcentagem.AE8])" office:value-type="percentage" office:value="1" calcext:value-type="percentage">
            <text:p>100,00%</text:p>
          </table:table-cell>
          <table:table-cell table:formula="of:=(ABS(SUM([$Registrado.B8:$Registrado.AE8])-SUM([$Previsto.B8:$Previsto.AE8]))/SUM([$Registrado.B8:$Registrado.AE8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VERAGE([$Porcentagem.B9:$Porcentagem.D9])" office:value-type="percentage" office:value="1" calcext:value-type="percentage">
            <text:p>100,00%</text:p>
          </table:table-cell>
          <table:table-cell table:formula="of:=(ABS(SUM([$Registrado.B9:$Registrado.D9])-SUM([$Previsto.B9:$Previsto.D9]))/SUM([$Registrado.B9:$Registrado.D9]))" office:value-type="percentage" office:value="1" calcext:value-type="percentage">
            <text:p>100,00%</text:p>
          </table:table-cell>
          <table:table-cell table:formula="of:=AVERAGE([$Porcentagem.B9:$Porcentagem.M9])" office:value-type="percentage" office:value="1" calcext:value-type="percentage">
            <text:p>100,00%</text:p>
          </table:table-cell>
          <table:table-cell table:formula="of:=(ABS(SUM([$Registrado.B9:$Registrado.M9])-SUM([$Previsto.B9:$Previsto.M9]))/SUM([$Registrado.B9:$Registrado.M9]))" office:value-type="percentage" office:value="1" calcext:value-type="percentage">
            <text:p>100,00%</text:p>
          </table:table-cell>
          <table:table-cell table:formula="of:=AVERAGE([$Porcentagem.B9:$Porcentagem.AE9])" office:value-type="percentage" office:value="1" calcext:value-type="percentage">
            <text:p>100,00%</text:p>
          </table:table-cell>
          <table:table-cell table:formula="of:=(ABS(SUM([$Registrado.B9:$Registrado.AE9])-SUM([$Previsto.B9:$Previsto.AE9]))/SUM([$Registrado.B9:$Registrado.AE9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Goiais</text:p>
          </table:table-cell>
          <table:table-cell table:formula="of:=AVERAGE([$Porcentagem.B10:$Porcentagem.D10])" office:value-type="percentage" office:value="1" calcext:value-type="percentage">
            <text:p>100,00%</text:p>
          </table:table-cell>
          <table:table-cell table:formula="of:=(ABS(SUM([$Registrado.B10:$Registrado.D10])-SUM([$Previsto.B10:$Previsto.D10]))/SUM([$Registrado.B10:$Registrado.D10]))" office:value-type="percentage" office:value="1" calcext:value-type="percentage">
            <text:p>100,00%</text:p>
          </table:table-cell>
          <table:table-cell table:formula="of:=AVERAGE([$Porcentagem.B10:$Porcentagem.M10])" office:value-type="percentage" office:value="1" calcext:value-type="percentage">
            <text:p>100,00%</text:p>
          </table:table-cell>
          <table:table-cell table:formula="of:=(ABS(SUM([$Registrado.B10:$Registrado.M10])-SUM([$Previsto.B10:$Previsto.M10]))/SUM([$Registrado.B10:$Registrado.M10]))" office:value-type="percentage" office:value="1" calcext:value-type="percentage">
            <text:p>100,00%</text:p>
          </table:table-cell>
          <table:table-cell table:formula="of:=AVERAGE([$Porcentagem.B10:$Porcentagem.AE10])" office:value-type="percentage" office:value="1" calcext:value-type="percentage">
            <text:p>100,00%</text:p>
          </table:table-cell>
          <table:table-cell table:formula="of:=(ABS(SUM([$Registrado.B10:$Registrado.AE10])-SUM([$Previsto.B10:$Previsto.AE10]))/SUM([$Registrado.B10:$Registrado.AE10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aranhão</text:p>
          </table:table-cell>
          <table:table-cell table:formula="of:=AVERAGE([$Porcentagem.B11:$Porcentagem.D11])" office:value-type="percentage" office:value="1" calcext:value-type="percentage">
            <text:p>100,00%</text:p>
          </table:table-cell>
          <table:table-cell table:formula="of:=(ABS(SUM([$Registrado.B11:$Registrado.D11])-SUM([$Previsto.B11:$Previsto.D11]))/SUM([$Registrado.B11:$Registrado.D11]))" office:value-type="percentage" office:value="1" calcext:value-type="percentage">
            <text:p>100,00%</text:p>
          </table:table-cell>
          <table:table-cell table:formula="of:=AVERAGE([$Porcentagem.B11:$Porcentagem.M11])" office:value-type="percentage" office:value="1" calcext:value-type="percentage">
            <text:p>100,00%</text:p>
          </table:table-cell>
          <table:table-cell table:formula="of:=(ABS(SUM([$Registrado.B11:$Registrado.M11])-SUM([$Previsto.B11:$Previsto.M11]))/SUM([$Registrado.B11:$Registrado.M11]))" office:value-type="percentage" office:value="1" calcext:value-type="percentage">
            <text:p>100,00%</text:p>
          </table:table-cell>
          <table:table-cell table:formula="of:=AVERAGE([$Porcentagem.B11:$Porcentagem.AE11])" office:value-type="percentage" office:value="1" calcext:value-type="percentage">
            <text:p>100,00%</text:p>
          </table:table-cell>
          <table:table-cell table:formula="of:=(ABS(SUM([$Registrado.B11:$Registrado.AE11])-SUM([$Previsto.B11:$Previsto.AE11]))/SUM([$Registrado.B11:$Registrado.AE11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VERAGE([$Porcentagem.B12:$Porcentagem.D12])" office:value-type="percentage" office:value="0.129209406506929" calcext:value-type="percentage">
            <text:p>12,92%</text:p>
          </table:table-cell>
          <table:table-cell table:formula="of:=(ABS(SUM([$Registrado.B12:$Registrado.D12])-SUM([$Previsto.B12:$Previsto.D12]))/SUM([$Registrado.B12:$Registrado.D12]))" office:value-type="percentage" office:value="0.130961943310809" calcext:value-type="percentage">
            <text:p>13,10%</text:p>
          </table:table-cell>
          <table:table-cell table:formula="of:=AVERAGE([$Porcentagem.B12:$Porcentagem.M12])" office:value-type="percentage" office:value="0.143010765554083" calcext:value-type="percentage">
            <text:p>14,30%</text:p>
          </table:table-cell>
          <table:table-cell table:formula="of:=(ABS(SUM([$Registrado.B12:$Registrado.M12])-SUM([$Previsto.B12:$Previsto.M12]))/SUM([$Registrado.B12:$Registrado.M12]))" office:value-type="percentage" office:value="0.0223622810096393" calcext:value-type="percentage">
            <text:p>2,24%</text:p>
          </table:table-cell>
          <table:table-cell table:formula="of:=AVERAGE([$Porcentagem.B12:$Porcentagem.AE12])" office:value-type="percentage" office:value="0.142007414845049" calcext:value-type="percentage">
            <text:p>14,20%</text:p>
          </table:table-cell>
          <table:table-cell table:formula="of:=(ABS(SUM([$Registrado.B12:$Registrado.AE12])-SUM([$Previsto.B12:$Previsto.AE12]))/SUM([$Registrado.B12:$Registrado.AE12]))" office:value-type="percentage" office:value="0.078929740203693" calcext:value-type="percentage">
            <text:p>7,89%</text:p>
          </table:table-cell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VERAGE([$Porcentagem.B13:$Porcentagem.D13])" office:value-type="percentage" office:value="1" calcext:value-type="percentage">
            <text:p>100,00%</text:p>
          </table:table-cell>
          <table:table-cell table:formula="of:=(ABS(SUM([$Registrado.B13:$Registrado.D13])-SUM([$Previsto.B13:$Previsto.D13]))/SUM([$Registrado.B13:$Registrado.D13]))" office:value-type="percentage" office:value="1" calcext:value-type="percentage">
            <text:p>100,00%</text:p>
          </table:table-cell>
          <table:table-cell table:formula="of:=AVERAGE([$Porcentagem.B13:$Porcentagem.M13])" office:value-type="percentage" office:value="1" calcext:value-type="percentage">
            <text:p>100,00%</text:p>
          </table:table-cell>
          <table:table-cell table:formula="of:=(ABS(SUM([$Registrado.B13:$Registrado.M13])-SUM([$Previsto.B13:$Previsto.M13]))/SUM([$Registrado.B13:$Registrado.M13]))" office:value-type="percentage" office:value="1" calcext:value-type="percentage">
            <text:p>100,00%</text:p>
          </table:table-cell>
          <table:table-cell table:formula="of:=AVERAGE([$Porcentagem.B13:$Porcentagem.AE13])" office:value-type="percentage" office:value="1" calcext:value-type="percentage">
            <text:p>100,00%</text:p>
          </table:table-cell>
          <table:table-cell table:formula="of:=(ABS(SUM([$Registrado.B13:$Registrado.AE13])-SUM([$Previsto.B13:$Previsto.AE13]))/SUM([$Registrado.B13:$Registrado.AE13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VERAGE([$Porcentagem.B14:$Porcentagem.D14])" office:value-type="percentage" office:value="0.0980736421120117" calcext:value-type="percentage">
            <text:p>9,81%</text:p>
          </table:table-cell>
          <table:table-cell table:formula="of:=(ABS(SUM([$Registrado.B14:$Registrado.D14])-SUM([$Previsto.B14:$Previsto.D14]))/SUM([$Registrado.B14:$Registrado.D14]))" office:value-type="percentage" office:value="0.102054802708375" calcext:value-type="percentage">
            <text:p>10,21%</text:p>
          </table:table-cell>
          <table:table-cell table:formula="of:=AVERAGE([$Porcentagem.B14:$Porcentagem.M14])" office:value-type="percentage" office:value="0.126442243686068" calcext:value-type="percentage">
            <text:p>12,64%</text:p>
          </table:table-cell>
          <table:table-cell table:formula="of:=(ABS(SUM([$Registrado.B14:$Registrado.M14])-SUM([$Previsto.B14:$Previsto.M14]))/SUM([$Registrado.B14:$Registrado.M14]))" office:value-type="percentage" office:value="0.00529696563398653" calcext:value-type="percentage">
            <text:p>0,53%</text:p>
          </table:table-cell>
          <table:table-cell table:formula="of:=AVERAGE([$Porcentagem.B14:$Porcentagem.AE14])" office:value-type="percentage" office:value="0.161081925682558" calcext:value-type="percentage">
            <text:p>16,11%</text:p>
          </table:table-cell>
          <table:table-cell table:formula="of:=(ABS(SUM([$Registrado.B14:$Registrado.AE14])-SUM([$Previsto.B14:$Previsto.AE14]))/SUM([$Registrado.B14:$Registrado.AE14]))" office:value-type="percentage" office:value="0.123987643226963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Pará</text:p>
          </table:table-cell>
          <table:table-cell table:formula="of:=AVERAGE([$Porcentagem.B15:$Porcentagem.D15])" office:value-type="percentage" office:value="1" calcext:value-type="percentage">
            <text:p>100,00%</text:p>
          </table:table-cell>
          <table:table-cell table:formula="of:=(ABS(SUM([$Registrado.B15:$Registrado.D15])-SUM([$Previsto.B15:$Previsto.D15]))/SUM([$Registrado.B15:$Registrado.D15]))" office:value-type="percentage" office:value="1" calcext:value-type="percentage">
            <text:p>100,00%</text:p>
          </table:table-cell>
          <table:table-cell table:formula="of:=AVERAGE([$Porcentagem.B15:$Porcentagem.M15])" office:value-type="percentage" office:value="1" calcext:value-type="percentage">
            <text:p>100,00%</text:p>
          </table:table-cell>
          <table:table-cell table:formula="of:=(ABS(SUM([$Registrado.B15:$Registrado.M15])-SUM([$Previsto.B15:$Previsto.M15]))/SUM([$Registrado.B15:$Registrado.M15]))" office:value-type="percentage" office:value="1" calcext:value-type="percentage">
            <text:p>100,00%</text:p>
          </table:table-cell>
          <table:table-cell table:formula="of:=AVERAGE([$Porcentagem.B15:$Porcentagem.AE15])" office:value-type="percentage" office:value="1" calcext:value-type="percentage">
            <text:p>100,00%</text:p>
          </table:table-cell>
          <table:table-cell table:formula="of:=(ABS(SUM([$Registrado.B15:$Registrado.AE15])-SUM([$Previsto.B15:$Previsto.AE15]))/SUM([$Registrado.B15:$Registrado.AE15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araíba</text:p>
          </table:table-cell>
          <table:table-cell table:formula="of:=AVERAGE([$Porcentagem.B16:$Porcentagem.D16])" office:value-type="percentage" office:value="1" calcext:value-type="percentage">
            <text:p>100,00%</text:p>
          </table:table-cell>
          <table:table-cell table:formula="of:=(ABS(SUM([$Registrado.B16:$Registrado.D16])-SUM([$Previsto.B16:$Previsto.D16]))/SUM([$Registrado.B16:$Registrado.D16]))" office:value-type="percentage" office:value="1" calcext:value-type="percentage">
            <text:p>100,00%</text:p>
          </table:table-cell>
          <table:table-cell table:formula="of:=AVERAGE([$Porcentagem.B16:$Porcentagem.M16])" office:value-type="percentage" office:value="1" calcext:value-type="percentage">
            <text:p>100,00%</text:p>
          </table:table-cell>
          <table:table-cell table:formula="of:=(ABS(SUM([$Registrado.B16:$Registrado.M16])-SUM([$Previsto.B16:$Previsto.M16]))/SUM([$Registrado.B16:$Registrado.M16]))" office:value-type="percentage" office:value="1" calcext:value-type="percentage">
            <text:p>100,00%</text:p>
          </table:table-cell>
          <table:table-cell table:formula="of:=AVERAGE([$Porcentagem.B16:$Porcentagem.AE16])" office:value-type="percentage" office:value="1" calcext:value-type="percentage">
            <text:p>100,00%</text:p>
          </table:table-cell>
          <table:table-cell table:formula="of:=(ABS(SUM([$Registrado.B16:$Registrado.AE16])-SUM([$Previsto.B16:$Previsto.AE16]))/SUM([$Registrado.B16:$Registrado.AE16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araná</text:p>
          </table:table-cell>
          <table:table-cell table:formula="of:=AVERAGE([$Porcentagem.B17:$Porcentagem.D17])" office:value-type="percentage" office:value="1" calcext:value-type="percentage">
            <text:p>100,00%</text:p>
          </table:table-cell>
          <table:table-cell table:formula="of:=(ABS(SUM([$Registrado.B17:$Registrado.D17])-SUM([$Previsto.B17:$Previsto.D17]))/SUM([$Registrado.B17:$Registrado.D17]))" office:value-type="percentage" office:value="1" calcext:value-type="percentage">
            <text:p>100,00%</text:p>
          </table:table-cell>
          <table:table-cell table:formula="of:=AVERAGE([$Porcentagem.B17:$Porcentagem.M17])" office:value-type="percentage" office:value="1" calcext:value-type="percentage">
            <text:p>100,00%</text:p>
          </table:table-cell>
          <table:table-cell table:formula="of:=(ABS(SUM([$Registrado.B17:$Registrado.M17])-SUM([$Previsto.B17:$Previsto.M17]))/SUM([$Registrado.B17:$Registrado.M17]))" office:value-type="percentage" office:value="1" calcext:value-type="percentage">
            <text:p>100,00%</text:p>
          </table:table-cell>
          <table:table-cell table:formula="of:=AVERAGE([$Porcentagem.B17:$Porcentagem.AE17])" office:value-type="percentage" office:value="1" calcext:value-type="percentage">
            <text:p>100,00%</text:p>
          </table:table-cell>
          <table:table-cell table:formula="of:=(ABS(SUM([$Registrado.B17:$Registrado.AE17])-SUM([$Previsto.B17:$Previsto.AE17]))/SUM([$Registrado.B17:$Registrado.AE17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VERAGE([$Porcentagem.B18:$Porcentagem.D18])" office:value-type="percentage" office:value="1" calcext:value-type="percentage">
            <text:p>100,00%</text:p>
          </table:table-cell>
          <table:table-cell table:formula="of:=(ABS(SUM([$Registrado.B18:$Registrado.D18])-SUM([$Previsto.B18:$Previsto.D18]))/SUM([$Registrado.B18:$Registrado.D18]))" office:value-type="percentage" office:value="1" calcext:value-type="percentage">
            <text:p>100,00%</text:p>
          </table:table-cell>
          <table:table-cell table:formula="of:=AVERAGE([$Porcentagem.B18:$Porcentagem.M18])" office:value-type="percentage" office:value="1" calcext:value-type="percentage">
            <text:p>100,00%</text:p>
          </table:table-cell>
          <table:table-cell table:formula="of:=(ABS(SUM([$Registrado.B18:$Registrado.M18])-SUM([$Previsto.B18:$Previsto.M18]))/SUM([$Registrado.B18:$Registrado.M18]))" office:value-type="percentage" office:value="1" calcext:value-type="percentage">
            <text:p>100,00%</text:p>
          </table:table-cell>
          <table:table-cell table:formula="of:=AVERAGE([$Porcentagem.B18:$Porcentagem.AE18])" office:value-type="percentage" office:value="1" calcext:value-type="percentage">
            <text:p>100,00%</text:p>
          </table:table-cell>
          <table:table-cell table:formula="of:=(ABS(SUM([$Registrado.B18:$Registrado.AE18])-SUM([$Previsto.B18:$Previsto.AE18]))/SUM([$Registrado.B18:$Registrado.AE18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Piauí</text:p>
          </table:table-cell>
          <table:table-cell table:formula="of:=AVERAGE([$Porcentagem.B19:$Porcentagem.D19])" office:value-type="percentage" office:value="1" calcext:value-type="percentage">
            <text:p>100,00%</text:p>
          </table:table-cell>
          <table:table-cell table:formula="of:=(ABS(SUM([$Registrado.B19:$Registrado.D19])-SUM([$Previsto.B19:$Previsto.D19]))/SUM([$Registrado.B19:$Registrado.D19]))" office:value-type="percentage" office:value="1" calcext:value-type="percentage">
            <text:p>100,00%</text:p>
          </table:table-cell>
          <table:table-cell table:formula="of:=AVERAGE([$Porcentagem.B19:$Porcentagem.M19])" office:value-type="percentage" office:value="1" calcext:value-type="percentage">
            <text:p>100,00%</text:p>
          </table:table-cell>
          <table:table-cell table:formula="of:=(ABS(SUM([$Registrado.B19:$Registrado.M19])-SUM([$Previsto.B19:$Previsto.M19]))/SUM([$Registrado.B19:$Registrado.M19]))" office:value-type="percentage" office:value="1" calcext:value-type="percentage">
            <text:p>100,00%</text:p>
          </table:table-cell>
          <table:table-cell table:formula="of:=AVERAGE([$Porcentagem.B19:$Porcentagem.AE19])" office:value-type="percentage" office:value="1" calcext:value-type="percentage">
            <text:p>100,00%</text:p>
          </table:table-cell>
          <table:table-cell table:formula="of:=(ABS(SUM([$Registrado.B19:$Registrado.AE19])-SUM([$Previsto.B19:$Previsto.AE19]))/SUM([$Registrado.B19:$Registrado.AE19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VERAGE([$Porcentagem.B20:$Porcentagem.D20])" office:value-type="percentage" office:value="1" calcext:value-type="percentage">
            <text:p>100,00%</text:p>
          </table:table-cell>
          <table:table-cell table:formula="of:=(ABS(SUM([$Registrado.B20:$Registrado.D20])-SUM([$Previsto.B20:$Previsto.D20]))/SUM([$Registrado.B20:$Registrado.D20]))" office:value-type="percentage" office:value="1" calcext:value-type="percentage">
            <text:p>100,00%</text:p>
          </table:table-cell>
          <table:table-cell table:formula="of:=AVERAGE([$Porcentagem.B20:$Porcentagem.M20])" office:value-type="percentage" office:value="1" calcext:value-type="percentage">
            <text:p>100,00%</text:p>
          </table:table-cell>
          <table:table-cell table:formula="of:=(ABS(SUM([$Registrado.B20:$Registrado.M20])-SUM([$Previsto.B20:$Previsto.M20]))/SUM([$Registrado.B20:$Registrado.M20]))" office:value-type="percentage" office:value="1" calcext:value-type="percentage">
            <text:p>100,00%</text:p>
          </table:table-cell>
          <table:table-cell table:formula="of:=AVERAGE([$Porcentagem.B20:$Porcentagem.AE20])" office:value-type="percentage" office:value="1" calcext:value-type="percentage">
            <text:p>100,00%</text:p>
          </table:table-cell>
          <table:table-cell table:formula="of:=(ABS(SUM([$Registrado.B20:$Registrado.AE20])-SUM([$Previsto.B20:$Previsto.AE20]))/SUM([$Registrado.B20:$Registrado.AE20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VERAGE([$Porcentagem.B21:$Porcentagem.D21])" office:value-type="percentage" office:value="1" calcext:value-type="percentage">
            <text:p>100,00%</text:p>
          </table:table-cell>
          <table:table-cell table:formula="of:=(ABS(SUM([$Registrado.B21:$Registrado.D21])-SUM([$Previsto.B21:$Previsto.D21]))/SUM([$Registrado.B21:$Registrado.D21]))" office:value-type="percentage" office:value="1" calcext:value-type="percentage">
            <text:p>100,00%</text:p>
          </table:table-cell>
          <table:table-cell table:formula="of:=AVERAGE([$Porcentagem.B21:$Porcentagem.M21])" office:value-type="percentage" office:value="1" calcext:value-type="percentage">
            <text:p>100,00%</text:p>
          </table:table-cell>
          <table:table-cell table:formula="of:=(ABS(SUM([$Registrado.B21:$Registrado.M21])-SUM([$Previsto.B21:$Previsto.M21]))/SUM([$Registrado.B21:$Registrado.M21]))" office:value-type="percentage" office:value="1" calcext:value-type="percentage">
            <text:p>100,00%</text:p>
          </table:table-cell>
          <table:table-cell table:formula="of:=AVERAGE([$Porcentagem.B21:$Porcentagem.AE21])" office:value-type="percentage" office:value="1" calcext:value-type="percentage">
            <text:p>100,00%</text:p>
          </table:table-cell>
          <table:table-cell table:formula="of:=(ABS(SUM([$Registrado.B21:$Registrado.AE21])-SUM([$Previsto.B21:$Previsto.AE21]))/SUM([$Registrado.B21:$Registrado.AE21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VERAGE([$Porcentagem.B22:$Porcentagem.D22])" office:value-type="percentage" office:value="1" calcext:value-type="percentage">
            <text:p>100,00%</text:p>
          </table:table-cell>
          <table:table-cell table:formula="of:=(ABS(SUM([$Registrado.B22:$Registrado.D22])-SUM([$Previsto.B22:$Previsto.D22]))/SUM([$Registrado.B22:$Registrado.D22]))" office:value-type="percentage" office:value="1" calcext:value-type="percentage">
            <text:p>100,00%</text:p>
          </table:table-cell>
          <table:table-cell table:formula="of:=AVERAGE([$Porcentagem.B22:$Porcentagem.M22])" office:value-type="percentage" office:value="1" calcext:value-type="percentage">
            <text:p>100,00%</text:p>
          </table:table-cell>
          <table:table-cell table:formula="of:=(ABS(SUM([$Registrado.B22:$Registrado.M22])-SUM([$Previsto.B22:$Previsto.M22]))/SUM([$Registrado.B22:$Registrado.M22]))" office:value-type="percentage" office:value="1" calcext:value-type="percentage">
            <text:p>100,00%</text:p>
          </table:table-cell>
          <table:table-cell table:formula="of:=AVERAGE([$Porcentagem.B22:$Porcentagem.AE22])" office:value-type="percentage" office:value="1" calcext:value-type="percentage">
            <text:p>100,00%</text:p>
          </table:table-cell>
          <table:table-cell table:formula="of:=(ABS(SUM([$Registrado.B22:$Registrado.AE22])-SUM([$Previsto.B22:$Previsto.AE22]))/SUM([$Registrado.B22:$Registrado.AE22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Rondônia</text:p>
          </table:table-cell>
          <table:table-cell table:formula="of:=AVERAGE([$Porcentagem.B23:$Porcentagem.D23])" office:value-type="percentage" office:value="1" calcext:value-type="percentage">
            <text:p>100,00%</text:p>
          </table:table-cell>
          <table:table-cell table:formula="of:=(ABS(SUM([$Registrado.B23:$Registrado.D23])-SUM([$Previsto.B23:$Previsto.D23]))/SUM([$Registrado.B23:$Registrado.D23]))" office:value-type="percentage" office:value="1" calcext:value-type="percentage">
            <text:p>100,00%</text:p>
          </table:table-cell>
          <table:table-cell table:formula="of:=AVERAGE([$Porcentagem.B23:$Porcentagem.M23])" office:value-type="percentage" office:value="1" calcext:value-type="percentage">
            <text:p>100,00%</text:p>
          </table:table-cell>
          <table:table-cell table:formula="of:=(ABS(SUM([$Registrado.B23:$Registrado.M23])-SUM([$Previsto.B23:$Previsto.M23]))/SUM([$Registrado.B23:$Registrado.M23]))" office:value-type="percentage" office:value="1" calcext:value-type="percentage">
            <text:p>100,00%</text:p>
          </table:table-cell>
          <table:table-cell table:formula="of:=AVERAGE([$Porcentagem.B23:$Porcentagem.AE23])" office:value-type="percentage" office:value="1" calcext:value-type="percentage">
            <text:p>100,00%</text:p>
          </table:table-cell>
          <table:table-cell table:formula="of:=(ABS(SUM([$Registrado.B23:$Registrado.AE23])-SUM([$Previsto.B23:$Previsto.AE23]))/SUM([$Registrado.B23:$Registrado.AE23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Roraima</text:p>
          </table:table-cell>
          <table:table-cell table:formula="of:=AVERAGE([$Porcentagem.B24:$Porcentagem.D24])" office:value-type="percentage" office:value="1" calcext:value-type="percentage">
            <text:p>100,00%</text:p>
          </table:table-cell>
          <table:table-cell table:formula="of:=(ABS(SUM([$Registrado.B24:$Registrado.D24])-SUM([$Previsto.B24:$Previsto.D24]))/SUM([$Registrado.B24:$Registrado.D24]))" office:value-type="percentage" office:value="1" calcext:value-type="percentage">
            <text:p>100,00%</text:p>
          </table:table-cell>
          <table:table-cell table:formula="of:=AVERAGE([$Porcentagem.B24:$Porcentagem.M24])" office:value-type="percentage" office:value="1" calcext:value-type="percentage">
            <text:p>100,00%</text:p>
          </table:table-cell>
          <table:table-cell table:formula="of:=(ABS(SUM([$Registrado.B24:$Registrado.M24])-SUM([$Previsto.B24:$Previsto.M24]))/SUM([$Registrado.B24:$Registrado.M24]))" office:value-type="percentage" office:value="1" calcext:value-type="percentage">
            <text:p>100,00%</text:p>
          </table:table-cell>
          <table:table-cell table:formula="of:=AVERAGE([$Porcentagem.B24:$Porcentagem.AE24])" office:value-type="percentage" office:value="1" calcext:value-type="percentage">
            <text:p>100,00%</text:p>
          </table:table-cell>
          <table:table-cell table:formula="of:=(ABS(SUM([$Registrado.B24:$Registrado.AE24])-SUM([$Previsto.B24:$Previsto.AE24]))/SUM([$Registrado.B24:$Registrado.AE24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VERAGE([$Porcentagem.B25:$Porcentagem.D25])" office:value-type="percentage" office:value="1" calcext:value-type="percentage">
            <text:p>100,00%</text:p>
          </table:table-cell>
          <table:table-cell table:formula="of:=(ABS(SUM([$Registrado.B25:$Registrado.D25])-SUM([$Previsto.B25:$Previsto.D25]))/SUM([$Registrado.B25:$Registrado.D25]))" office:value-type="percentage" office:value="1" calcext:value-type="percentage">
            <text:p>100,00%</text:p>
          </table:table-cell>
          <table:table-cell table:formula="of:=AVERAGE([$Porcentagem.B25:$Porcentagem.M25])" office:value-type="percentage" office:value="1" calcext:value-type="percentage">
            <text:p>100,00%</text:p>
          </table:table-cell>
          <table:table-cell table:formula="of:=(ABS(SUM([$Registrado.B25:$Registrado.M25])-SUM([$Previsto.B25:$Previsto.M25]))/SUM([$Registrado.B25:$Registrado.M25]))" office:value-type="percentage" office:value="1" calcext:value-type="percentage">
            <text:p>100,00%</text:p>
          </table:table-cell>
          <table:table-cell table:formula="of:=AVERAGE([$Porcentagem.B25:$Porcentagem.AE25])" office:value-type="percentage" office:value="1" calcext:value-type="percentage">
            <text:p>100,00%</text:p>
          </table:table-cell>
          <table:table-cell table:formula="of:=(ABS(SUM([$Registrado.B25:$Registrado.AE25])-SUM([$Previsto.B25:$Previsto.AE25]))/SUM([$Registrado.B25:$Registrado.AE25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VERAGE([$Porcentagem.B26:$Porcentagem.D26])" office:value-type="percentage" office:value="0.0805517491410688" calcext:value-type="percentage">
            <text:p>8,06%</text:p>
          </table:table-cell>
          <table:table-cell table:formula="of:=(ABS(SUM([$Registrado.B26:$Registrado.D26])-SUM([$Previsto.B26:$Previsto.D26]))/SUM([$Registrado.B26:$Registrado.D26]))" office:value-type="percentage" office:value="0.081604904116237" calcext:value-type="percentage">
            <text:p>8,16%</text:p>
          </table:table-cell>
          <table:table-cell table:formula="of:=AVERAGE([$Porcentagem.B26:$Porcentagem.M26])" office:value-type="percentage" office:value="0.140121386869404" calcext:value-type="percentage">
            <text:p>14,01%</text:p>
          </table:table-cell>
          <table:table-cell table:formula="of:=(ABS(SUM([$Registrado.B26:$Registrado.M26])-SUM([$Previsto.B26:$Previsto.M26]))/SUM([$Registrado.B26:$Registrado.M26]))" office:value-type="percentage" office:value="0.0632681631331231" calcext:value-type="percentage">
            <text:p>6,33%</text:p>
          </table:table-cell>
          <table:table-cell table:formula="of:=AVERAGE([$Porcentagem.B26:$Porcentagem.AE26])" office:value-type="percentage" office:value="0.0997014743918544" calcext:value-type="percentage">
            <text:p>9,97%</text:p>
          </table:table-cell>
          <table:table-cell table:formula="of:=(ABS(SUM([$Registrado.B26:$Registrado.AE26])-SUM([$Previsto.B26:$Previsto.AE26]))/SUM([$Registrado.B26:$Registrado.AE26]))" office:value-type="percentage" office:value="0.0446571074990744" calcext:value-type="percentage">
            <text:p>4,47%</text:p>
          </table:table-cell>
        </table:table-row>
        <table:table-row table:style-name="ro2">
          <table:table-cell office:value-type="string" calcext:value-type="string">
            <text:p>Sergipe</text:p>
          </table:table-cell>
          <table:table-cell table:formula="of:=AVERAGE([$Porcentagem.B27:$Porcentagem.D27])" office:value-type="percentage" office:value="1" calcext:value-type="percentage">
            <text:p>100,00%</text:p>
          </table:table-cell>
          <table:table-cell table:formula="of:=(ABS(SUM([$Registrado.B27:$Registrado.D27])-SUM([$Previsto.B27:$Previsto.D27]))/SUM([$Registrado.B27:$Registrado.D27]))" office:value-type="percentage" office:value="1" calcext:value-type="percentage">
            <text:p>100,00%</text:p>
          </table:table-cell>
          <table:table-cell table:formula="of:=AVERAGE([$Porcentagem.B27:$Porcentagem.M27])" office:value-type="percentage" office:value="1" calcext:value-type="percentage">
            <text:p>100,00%</text:p>
          </table:table-cell>
          <table:table-cell table:formula="of:=(ABS(SUM([$Registrado.B27:$Registrado.M27])-SUM([$Previsto.B27:$Previsto.M27]))/SUM([$Registrado.B27:$Registrado.M27]))" office:value-type="percentage" office:value="1" calcext:value-type="percentage">
            <text:p>100,00%</text:p>
          </table:table-cell>
          <table:table-cell table:formula="of:=AVERAGE([$Porcentagem.B27:$Porcentagem.AE27])" office:value-type="percentage" office:value="1" calcext:value-type="percentage">
            <text:p>100,00%</text:p>
          </table:table-cell>
          <table:table-cell table:formula="of:=(ABS(SUM([$Registrado.B27:$Registrado.AE27])-SUM([$Previsto.B27:$Previsto.AE27]))/SUM([$Registrado.B27:$Registrado.AE27]))"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Tocantins</text:p>
          </table:table-cell>
          <table:table-cell table:formula="of:=AVERAGE([$Porcentagem.B28:$Porcentagem.D28])" office:value-type="percentage" office:value="1" calcext:value-type="percentage">
            <text:p>100,00%</text:p>
          </table:table-cell>
          <table:table-cell table:formula="of:=(ABS(SUM([$Registrado.B28:$Registrado.D28])-SUM([$Previsto.B28:$Previsto.D28]))/SUM([$Registrado.B28:$Registrado.D28]))" office:value-type="percentage" office:value="1" calcext:value-type="percentage">
            <text:p>100,00%</text:p>
          </table:table-cell>
          <table:table-cell table:formula="of:=AVERAGE([$Porcentagem.B28:$Porcentagem.M28])" office:value-type="percentage" office:value="1" calcext:value-type="percentage">
            <text:p>100,00%</text:p>
          </table:table-cell>
          <table:table-cell table:formula="of:=(ABS(SUM([$Registrado.B28:$Registrado.M28])-SUM([$Previsto.B28:$Previsto.M28]))/SUM([$Registrado.B28:$Registrado.M28]))" office:value-type="percentage" office:value="1" calcext:value-type="percentage">
            <text:p>100,00%</text:p>
          </table:table-cell>
          <table:table-cell table:formula="of:=AVERAGE([$Porcentagem.B28:$Porcentagem.AE28])" office:value-type="percentage" office:value="1" calcext:value-type="percentage">
            <text:p>100,00%</text:p>
          </table:table-cell>
          <table:table-cell table:formula="of:=(ABS(SUM([$Registrado.B28:$Registrado.AE28])-SUM([$Previsto.B28:$Previsto.AE28]))/SUM([$Registrado.B28:$Registrado.AE28]))" office:value-type="percentage" office:value="1" calcext:value-type="percentage">
            <text:p>100,00%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>
          <table:table-cell table:style-name="ce11"/>
          <table:table-cell table:style-name="ce13" table:number-columns-repeated="6"/>
        </table:table-row>
        <table:table-row table:style-name="ro2">
          <table:table-cell table:style-name="Default" office:value-type="string" calcext:value-type="string">
            <text:p>MAPE Estados</text:p>
          </table:table-cell>
          <table:table-cell table:formula="of:=AVERAGE([.B2:.B28])" office:value-type="percentage" office:value="0.866658470266493" calcext:value-type="percentage">
            <text:p>86,67%</text:p>
          </table:table-cell>
          <table:table-cell table:formula="of:=AVERAGE([.C2:.C28])" office:value-type="percentage" office:value="0.867025706830546" calcext:value-type="percentage">
            <text:p>86,70%</text:p>
          </table:table-cell>
          <table:table-cell table:formula="of:=AVERAGE([.D2:.D28])" office:value-type="percentage" office:value="0.874822823522675" calcext:value-type="percentage">
            <text:p>87,48%</text:p>
          </table:table-cell>
          <table:table-cell table:formula="of:=AVERAGE([.E2:.E28])" office:value-type="percentage" office:value="0.859198385862498" calcext:value-type="percentage">
            <text:p>85,92%</text:p>
          </table:table-cell>
          <table:table-cell table:formula="of:=AVERAGE([.F2:.F28])" office:value-type="percentage" office:value="0.874297641454463" calcext:value-type="percentage">
            <text:p>87,43%</text:p>
          </table:table-cell>
          <table:table-cell table:formula="of:=AVERAGE([.G2:.G28])" office:value-type="percentage" office:value="0.864245991134253" calcext:value-type="percentage">
            <text:p>86,42%</text:p>
          </table:table-cell>
        </table:table-row>
        <table:table-row table:style-name="ro2">
          <table:table-cell table:style-name="Default" office:value-type="string" calcext:value-type="string">
            <text:p>Erro Percentual Brasil</text:p>
          </table:table-cell>
          <table:table-cell table:style-name="Default"/>
          <table:table-cell table:formula="of:=ABS(SUM([$Registrado.B2:$Registrado.D28])-SUM([$Previsto.B2:$Previsto.D28]))/SUM([$Registrado.B2:$Registrado.D28])" office:value-type="percentage" office:value="0.678671259157034" calcext:value-type="percentage">
            <text:p>67,87%</text:p>
          </table:table-cell>
          <table:table-cell table:style-name="Default"/>
          <table:table-cell table:formula="of:=ABS(SUM([$Registrado.B2:$Registrado.M28])-SUM([$Previsto.B2:$Previsto.M28]))/SUM([$Registrado.B2:$Registrado.M28])" office:value-type="percentage" office:value="0.630653960590433" calcext:value-type="percentage">
            <text:p>63,07%</text:p>
          </table:table-cell>
          <table:table-cell table:style-name="Default"/>
          <table:table-cell table:formula="of:=ABS(SUM([$Registrado.B2:$Registrado.AE28])-SUM([$Previsto.B2:$Previsto.AE28]))/SUM([$Registrado.B2:$Registrado.AE28])" office:value-type="percentage" office:value="0.641173304565237" calcext:value-type="percentage">
            <text:p>64,12%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5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38">
      <number:day/>
      <number:text>/</number:text>
      <number:month/>
      <number:text>/</number:text>
      <number:year number:style="long"/>
    </number:date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0">
      <number:day/>
      <number:text>/</number:text>
      <number:month number:textual="true"/>
      <number:text>/</number:text>
      <number:year/>
    </number:dat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/>
      <number:text>/</number:text>
      <number:month number:textual="true"/>
    </number:date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16"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  <number:text> </number:text>
      <number:am-pm/>
    </number:time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1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percentage-style style:name="N113">
      <number:number number:decimal-places="3" number:min-decimal-places="3" number:min-integer-digits="1"/>
      <number:text>%</number:text>
    </number:percentag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date-style style:name="N111">
      <number:month number:textual="true"/>
      <number:text>/</number:text>
      <number:year/>
    </number:date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6T01:11:11.111994409</dc:date>
    <meta:editing-duration>P8DT20H56M30S</meta:editing-duration>
    <meta:editing-cycles>553</meta:editing-cycles>
    <meta:generator>LibreOffice/7.3.7.2$Linux_X86_64 LibreOffice_project/30$Build-2</meta:generator>
    <meta:print-date>2023-10-15T10:04:18.195463422</meta:print-date>
    <meta:document-statistic meta:table-count="4" meta:cell-count="2344" meta:object-count="0"/>
  </office:meta>
</office:document-meta>
</file>